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606in" svg:height="3.5453in" svg:x="2.2657in" svg:y="0.0209in">
            <draw:object draw:notify-on-update-of-ranges="Sheet1.A1:Sheet1.A2250 Sheet1.B1:Sheet1.B22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449in" svg:x="2.6016in" svg:y="4.5909in">
            <draw:object draw:notify-on-update-of-ranges="Sheet1.A1:Sheet1.A2250 Sheet1.B1:Sheet1.B22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3">
          <table:table-cell office:value-type="float" office:value="1">
            <text:p>1</text:p>
          </table:table-cell>
          <table:table-cell office:value-type="float" office:value="19500.5">
            <text:p>1950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17.5">
            <text:p>2411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77">
            <text:p>2537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283">
            <text:p>272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64">
            <text:p>1796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95">
            <text:p>2409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307">
            <text:p>183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15.5">
            <text:p>221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26.5">
            <text:p>2132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86">
            <text:p>2278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788">
            <text:p>1878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57.5">
            <text:p>2005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03.5">
            <text:p>2570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54.5">
            <text:p>2055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85.5">
            <text:p>2328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01.5">
            <text:p>2220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26">
            <text:p>2362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204">
            <text:p>2620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909.5">
            <text:p>2690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86.5">
            <text:p>2428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711.5">
            <text:p>2371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522">
            <text:p>2552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10.5">
            <text:p>2211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62.5">
            <text:p>214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681">
            <text:p>2468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785.5">
            <text:p>1878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21.5">
            <text:p>2042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56">
            <text:p>190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963.5">
            <text:p>1796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07">
            <text:p>221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61.5">
            <text:p>2446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286">
            <text:p>2528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51">
            <text:p>2445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140.5">
            <text:p>2314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56">
            <text:p>211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393">
            <text:p>2639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38">
            <text:p>2433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82.5">
            <text:p>2368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31.5">
            <text:p>2423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187">
            <text:p>2818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83">
            <text:p>220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49">
            <text:p>2004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9396">
            <text:p>2939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317.5">
            <text:p>2831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51.5">
            <text:p>2395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33.5">
            <text:p>1893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59">
            <text:p>2105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52">
            <text:p>2175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93.5">
            <text:p>1979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52.5">
            <text:p>2135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68">
            <text:p>2186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425">
            <text:p>264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15.5">
            <text:p>208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913.5">
            <text:p>2591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81">
            <text:p>2578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219.5">
            <text:p>2521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35">
            <text:p>233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245">
            <text:p>1824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32.5">
            <text:p>2393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18.5">
            <text:p>2111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20.5">
            <text:p>2282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223.5">
            <text:p>2522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62">
            <text:p>2286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100">
            <text:p>2510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8800.5">
            <text:p>2880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615.5">
            <text:p>256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16.5">
            <text:p>2301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50">
            <text:p>242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50.5">
            <text:p>2275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83">
            <text:p>2288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09.5">
            <text:p>2390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68">
            <text:p>2016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61.5">
            <text:p>2536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31">
            <text:p>1993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90">
            <text:p>2199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10">
            <text:p>1971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395">
            <text:p>2739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14.5">
            <text:p>2221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88">
            <text:p>2458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16">
            <text:p>224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71.5">
            <text:p>2457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503.5">
            <text:p>2450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56.5">
            <text:p>2405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62.5">
            <text:p>249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64">
            <text:p>2276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542">
            <text:p>2654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133.5">
            <text:p>2713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22.5">
            <text:p>2272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22.5">
            <text:p>2402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30.5">
            <text:p>2363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89">
            <text:p>239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23">
            <text:p>214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13">
            <text:p>2221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96.5">
            <text:p>2199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534">
            <text:p>2553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63">
            <text:p>1976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65.5">
            <text:p>2286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17.5">
            <text:p>2141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016">
            <text:p>260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580.5">
            <text:p>2358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06">
            <text:p>2330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82.5">
            <text:p>2498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72">
            <text:p>2057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666">
            <text:p>2066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05.5">
            <text:p>2140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34">
            <text:p>2403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789">
            <text:p>1878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24">
            <text:p>2442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28.5">
            <text:p>2272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34">
            <text:p>2113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239.5">
            <text:p>1523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99.5">
            <text:p>2309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01.5">
            <text:p>2330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32.5">
            <text:p>1903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59.5">
            <text:p>1945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57">
            <text:p>2205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62.5">
            <text:p>225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405.5">
            <text:p>2440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19.5">
            <text:p>2041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825">
            <text:p>2282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16.5">
            <text:p>2411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51">
            <text:p>2195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05">
            <text:p>204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49.5">
            <text:p>2304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97.5">
            <text:p>2219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44.5">
            <text:p>2274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25.5">
            <text:p>2162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05">
            <text:p>2530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32.5">
            <text:p>2173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955">
            <text:p>2195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84">
            <text:p>2498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47.5">
            <text:p>2214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198">
            <text:p>2619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680">
            <text:p>1668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56">
            <text:p>216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62">
            <text:p>2246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63">
            <text:p>2536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21">
            <text:p>2012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36.5">
            <text:p>2233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70.5">
            <text:p>2227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60">
            <text:p>2046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884">
            <text:p>2388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76.5">
            <text:p>2117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94">
            <text:p>2189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20">
            <text:p>2222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91.5">
            <text:p>2249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759.5">
            <text:p>2375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95">
            <text:p>1949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104.5">
            <text:p>2510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595">
            <text:p>2259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06">
            <text:p>2420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69">
            <text:p>2576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242.5">
            <text:p>2124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41">
            <text:p>2014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407">
            <text:p>2640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715">
            <text:p>227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41">
            <text:p>2214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93">
            <text:p>2009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529.5">
            <text:p>2552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688.5">
            <text:p>2668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87.5">
            <text:p>2138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632">
            <text:p>1863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212">
            <text:p>2221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5314.5">
            <text:p>1531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18">
            <text:p>2081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658.5">
            <text:p>2665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82">
            <text:p>2158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58">
            <text:p>2145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420.5">
            <text:p>2242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13.5">
            <text:p>2401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948.5">
            <text:p>1994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74.5">
            <text:p>2407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813.5">
            <text:p>1981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269">
            <text:p>2426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910">
            <text:p>2491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172.5">
            <text:p>2517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752.5">
            <text:p>1675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61.5">
            <text:p>2166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49">
            <text:p>2264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988">
            <text:p>2098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643">
            <text:p>2064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48">
            <text:p>210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19">
            <text:p>2081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22.5">
            <text:p>2532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36.5">
            <text:p>2183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6151.5">
            <text:p>2615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297.5">
            <text:p>2129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90.5">
            <text:p>1909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95.5">
            <text:p>2119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37">
            <text:p>2083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781.5">
            <text:p>2378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62.5">
            <text:p>2166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8997.5">
            <text:p>1899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12.5">
            <text:p>2531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463.5">
            <text:p>2046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286">
            <text:p>2128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954">
            <text:p>1695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23.5">
            <text:p>2292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548">
            <text:p>275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7853">
            <text:p>2785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43.5">
            <text:p>1904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570.5">
            <text:p>21570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27.5">
            <text:p>22027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038.5">
            <text:p>2503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03">
            <text:p>2570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622.5">
            <text:p>21622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614.5">
            <text:p>1961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7201.5">
            <text:p>1720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764">
            <text:p>2576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048.5">
            <text:p>1904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366">
            <text:p>2236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413">
            <text:p>2141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683.5">
            <text:p>2268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92">
            <text:p>22992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166.5">
            <text:p>2016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6775.5">
            <text:p>1677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73">
            <text:p>2137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615.5">
            <text:p>2361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055">
            <text:p>2305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146.5">
            <text:p>21146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598.5">
            <text:p>1959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823">
            <text:p>198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621.5">
            <text:p>20621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24">
            <text:p>2172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688.5">
            <text:p>20688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749.5">
            <text:p>2374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56">
            <text:p>2535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846">
            <text:p>2184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348">
            <text:p>1934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705.5">
            <text:p>21705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043">
            <text:p>2104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529">
            <text:p>2352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858">
            <text:p>2585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219.5">
            <text:p>2321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035">
            <text:p>2403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088">
            <text:p>22088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244.5">
            <text:p>19244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339.5">
            <text:p>2333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3971">
            <text:p>2397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199.5">
            <text:p>2519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331">
            <text:p>2433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5339">
            <text:p>25339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943.5">
            <text:p>22943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1316">
            <text:p>213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827">
            <text:p>2082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516">
            <text:p>20516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457">
            <text:p>1945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0089.5">
            <text:p>20089.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2191.5">
            <text:p>2219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41.5">
            <text:p>2304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186.5">
            <text:p>2018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732.5">
            <text:p>2173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20.5">
            <text:p>2132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91">
            <text:p>2279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880.5">
            <text:p>2088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728.5">
            <text:p>2372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08">
            <text:p>2130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929">
            <text:p>1992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195">
            <text:p>1919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339">
            <text:p>2033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56.5">
            <text:p>2055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658.5">
            <text:p>1965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564.5">
            <text:p>2156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98">
            <text:p>2339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63">
            <text:p>2396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276">
            <text:p>2627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742.5">
            <text:p>2474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70.5">
            <text:p>2337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43.5">
            <text:p>2054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9334">
            <text:p>2933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07">
            <text:p>2390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535">
            <text:p>2453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408">
            <text:p>2340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867">
            <text:p>2386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927">
            <text:p>2192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054">
            <text:p>2005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6074.5">
            <text:p>1607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24">
            <text:p>2442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087">
            <text:p>2008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795">
            <text:p>2579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755">
            <text:p>2075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538">
            <text:p>2253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649.5">
            <text:p>2264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297.5">
            <text:p>1829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606.5">
            <text:p>2760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984.5">
            <text:p>2098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048">
            <text:p>2204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344">
            <text:p>2434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402.5">
            <text:p>2640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634.5">
            <text:p>2563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338.5">
            <text:p>2033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982.5">
            <text:p>2598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144.5">
            <text:p>2214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64.5">
            <text:p>2396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134">
            <text:p>2213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72">
            <text:p>2137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291.5">
            <text:p>2629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620.5">
            <text:p>2562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648.5">
            <text:p>2564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746.5">
            <text:p>2374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840.5">
            <text:p>2084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298.5">
            <text:p>2129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219.5">
            <text:p>2221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703">
            <text:p>2070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76.5">
            <text:p>2337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492">
            <text:p>1949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49">
            <text:p>2314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82">
            <text:p>2308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374.5">
            <text:p>2237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702">
            <text:p>2170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635.5">
            <text:p>1963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611.5">
            <text:p>2461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640">
            <text:p>2064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282.5">
            <text:p>2328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735">
            <text:p>2473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768.5">
            <text:p>2476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28.5">
            <text:p>2312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117.5">
            <text:p>2411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09.5">
            <text:p>2050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087.5">
            <text:p>2208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329.5">
            <text:p>1932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875">
            <text:p>2387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841">
            <text:p>1884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450">
            <text:p>2545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96.5">
            <text:p>2139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644.5">
            <text:p>2164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234">
            <text:p>2223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43.5">
            <text:p>2304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76.5">
            <text:p>2447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033.5">
            <text:p>2403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985.5">
            <text:p>2498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375.5">
            <text:p>2237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62">
            <text:p>2306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338">
            <text:p>2633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499.5">
            <text:p>2649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793">
            <text:p>2779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886.5">
            <text:p>2288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857">
            <text:p>2485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30">
            <text:p>2053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65.5">
            <text:p>2316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68.5">
            <text:p>2396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174">
            <text:p>2717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417.5">
            <text:p>2341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173">
            <text:p>1817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299">
            <text:p>2229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281">
            <text:p>2228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7819.5">
            <text:p>1781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281">
            <text:p>2428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141.5">
            <text:p>2214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030">
            <text:p>2603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874.5">
            <text:p>2387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657.5">
            <text:p>2365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200">
            <text:p>2320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294">
            <text:p>2029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426">
            <text:p>1942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210.5">
            <text:p>2521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435.5">
            <text:p>2543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838">
            <text:p>2683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773.5">
            <text:p>2777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44">
            <text:p>2444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00.5">
            <text:p>2390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722.5">
            <text:p>2372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583.5">
            <text:p>2558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53.5">
            <text:p>2115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446.5">
            <text:p>2144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42">
            <text:p>2444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554">
            <text:p>2155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427.5">
            <text:p>2142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29">
            <text:p>2272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13">
            <text:p>2331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549.5">
            <text:p>2654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678">
            <text:p>2067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379.5">
            <text:p>2237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557.5">
            <text:p>2455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702.5">
            <text:p>1970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317.5">
            <text:p>2731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406.5">
            <text:p>2040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904">
            <text:p>2490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243">
            <text:p>2524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570">
            <text:p>2357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374.5">
            <text:p>2537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178.5">
            <text:p>2617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665.5">
            <text:p>2066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606">
            <text:p>1860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863">
            <text:p>2686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924.5">
            <text:p>2292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53.5">
            <text:p>2315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124">
            <text:p>2012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505.5">
            <text:p>2450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942">
            <text:p>2294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007.5">
            <text:p>2000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666">
            <text:p>2366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948">
            <text:p>2194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33.5">
            <text:p>2133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134">
            <text:p>2613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11">
            <text:p>2331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593">
            <text:p>2359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920">
            <text:p>2192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874">
            <text:p>2287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9354.5">
            <text:p>2935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675.5">
            <text:p>2167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070.5">
            <text:p>2007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385">
            <text:p>1938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784.5">
            <text:p>2178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886.5">
            <text:p>2588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525">
            <text:p>2552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942">
            <text:p>2394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660.5">
            <text:p>2466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717.5">
            <text:p>2071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75">
            <text:p>2057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396">
            <text:p>2739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8006">
            <text:p>2800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607.5">
            <text:p>2260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287.5">
            <text:p>2428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811.5">
            <text:p>2181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117">
            <text:p>2211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291.5">
            <text:p>2429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717">
            <text:p>2571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405">
            <text:p>2340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92.5">
            <text:p>2119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968">
            <text:p>2096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726">
            <text:p>2172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328">
            <text:p>2232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353.5">
            <text:p>1935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744">
            <text:p>2674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638.5">
            <text:p>2263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43">
            <text:p>2134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491.5">
            <text:p>2049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742">
            <text:p>2674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30.5">
            <text:p>2313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236">
            <text:p>2023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985">
            <text:p>1898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098">
            <text:p>2509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584">
            <text:p>2058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41">
            <text:p>2274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559">
            <text:p>2555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95.5">
            <text:p>2319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01">
            <text:p>21101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801.5">
            <text:p>2580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603.5">
            <text:p>2360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104.5">
            <text:p>2010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072.5">
            <text:p>2407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082.5">
            <text:p>2108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15">
            <text:p>2271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453">
            <text:p>2745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33.5">
            <text:p>2313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483.5">
            <text:p>2248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474">
            <text:p>2247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164">
            <text:p>2316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167.5">
            <text:p>27167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403.5">
            <text:p>2740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13">
            <text:p>2111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97">
            <text:p>2279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575.5">
            <text:p>2157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359.5">
            <text:p>23359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702.5">
            <text:p>2470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735">
            <text:p>2273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824.5">
            <text:p>2282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529">
            <text:p>2352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907">
            <text:p>2290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484.5">
            <text:p>2748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052.5">
            <text:p>2005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874.5">
            <text:p>24874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366">
            <text:p>2636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780.5">
            <text:p>2378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95.5">
            <text:p>2119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296.5">
            <text:p>2329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752">
            <text:p>2575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076.5">
            <text:p>18076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635.5">
            <text:p>1963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77">
            <text:p>2447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56">
            <text:p>2305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540">
            <text:p>2254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092">
            <text:p>2109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5822">
            <text:p>2582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831.5">
            <text:p>24831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863.5">
            <text:p>2086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782">
            <text:p>2378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508">
            <text:p>2450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490">
            <text:p>2449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78.5">
            <text:p>23078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58">
            <text:p>21358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517">
            <text:p>21517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135">
            <text:p>2113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060.5">
            <text:p>2306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9750">
            <text:p>1975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343">
            <text:p>2134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4765.5">
            <text:p>2476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536">
            <text:p>26536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282">
            <text:p>2128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9495.5">
            <text:p>29495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7919">
            <text:p>27919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390.5">
            <text:p>22390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6813.5">
            <text:p>26813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2254">
            <text:p>22254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0992.5">
            <text:p>20992.5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1743">
            <text:p>21743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18942">
            <text:p>18942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23265">
            <text:p>232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42.5">
            <text:p>2254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220.5">
            <text:p>242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863">
            <text:p>2086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02.5">
            <text:p>2450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73.5">
            <text:p>2187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51">
            <text:p>2345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64">
            <text:p>224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38">
            <text:p>2403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28">
            <text:p>2352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603">
            <text:p>2260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98">
            <text:p>2189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059">
            <text:p>2705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52">
            <text:p>2345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28.5">
            <text:p>2022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601.5">
            <text:p>2760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80.5">
            <text:p>2168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65">
            <text:p>216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76">
            <text:p>2417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08.5">
            <text:p>2230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356">
            <text:p>2735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15.5">
            <text:p>2481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006">
            <text:p>210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52.5">
            <text:p>2415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76.5">
            <text:p>2357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320.5">
            <text:p>263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77.5">
            <text:p>2437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04.5">
            <text:p>2400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57.5">
            <text:p>2455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093.5">
            <text:p>2609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27.5">
            <text:p>219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41">
            <text:p>232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509">
            <text:p>2550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90.5">
            <text:p>2229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68">
            <text:p>2326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70.5">
            <text:p>2357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18">
            <text:p>2501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310.5">
            <text:p>2531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16.5">
            <text:p>2561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32.5">
            <text:p>2283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49">
            <text:p>2324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879">
            <text:p>198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69">
            <text:p>2126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846">
            <text:p>2684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80.5">
            <text:p>2348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12.5">
            <text:p>2181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07">
            <text:p>2220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405.5">
            <text:p>2140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978">
            <text:p>2697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849">
            <text:p>2584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648">
            <text:p>2864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527.5">
            <text:p>195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327.5">
            <text:p>253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54.5">
            <text:p>2415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186">
            <text:p>261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157.5">
            <text:p>2115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685">
            <text:p>2368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97.5">
            <text:p>2329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68">
            <text:p>2396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15.5">
            <text:p>2521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76.5">
            <text:p>2327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705.5">
            <text:p>2770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10">
            <text:p>2351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530.5">
            <text:p>1953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464.5">
            <text:p>2446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541">
            <text:p>265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964">
            <text:p>249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11">
            <text:p>2231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03">
            <text:p>2130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625">
            <text:p>236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534">
            <text:p>2553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757">
            <text:p>2675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066.5">
            <text:p>2706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84.5">
            <text:p>2278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853">
            <text:p>2385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948.5">
            <text:p>2594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74.5">
            <text:p>2297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00.5">
            <text:p>2270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17.5">
            <text:p>2201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79">
            <text:p>2277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74.5">
            <text:p>2487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42.5">
            <text:p>2504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27.5">
            <text:p>2282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760.5">
            <text:p>2576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408">
            <text:p>1940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74.5">
            <text:p>2397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78">
            <text:p>2327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46">
            <text:p>2454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64">
            <text:p>2286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922.5">
            <text:p>2692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25">
            <text:p>219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9353.5">
            <text:p>2935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93">
            <text:p>232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99">
            <text:p>2329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210.5">
            <text:p>1821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69.5">
            <text:p>2436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53.5">
            <text:p>2255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06">
            <text:p>225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186.5">
            <text:p>1718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04.5">
            <text:p>2200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14.5">
            <text:p>2251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19.5">
            <text:p>2121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100">
            <text:p>191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129.5">
            <text:p>2612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265.5">
            <text:p>2026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23.5">
            <text:p>2372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31">
            <text:p>2163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19.5">
            <text:p>2401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061.5">
            <text:p>1906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96">
            <text:p>2379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20.5">
            <text:p>245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86">
            <text:p>2458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03.5">
            <text:p>2520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19">
            <text:p>2091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690">
            <text:p>2669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75">
            <text:p>2457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930.5">
            <text:p>1993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07">
            <text:p>2130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122">
            <text:p>201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10.5">
            <text:p>2321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733">
            <text:p>2073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31.5">
            <text:p>205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40.5">
            <text:p>2354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230">
            <text:p>2623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483">
            <text:p>1848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22">
            <text:p>221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765">
            <text:p>247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090">
            <text:p>2609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537.5">
            <text:p>2353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441">
            <text:p>234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67">
            <text:p>2566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126.5">
            <text:p>2012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106">
            <text:p>191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120.5">
            <text:p>261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558">
            <text:p>2855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89">
            <text:p>2278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427">
            <text:p>2542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9728.5">
            <text:p>2972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346">
            <text:p>2534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889">
            <text:p>2088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61.5">
            <text:p>2416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353.5">
            <text:p>2435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914.5">
            <text:p>2591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605">
            <text:p>256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620.5">
            <text:p>266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88">
            <text:p>2138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23.5">
            <text:p>2522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65">
            <text:p>2406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604.5">
            <text:p>2260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70">
            <text:p>2197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71.5">
            <text:p>2227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550.5">
            <text:p>2255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77.5">
            <text:p>2187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653.5">
            <text:p>2465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65.5">
            <text:p>2316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712">
            <text:p>1871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326.5">
            <text:p>2732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56">
            <text:p>2315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223">
            <text:p>2522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013">
            <text:p>2701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70.5">
            <text:p>2217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503.5">
            <text:p>2550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20">
            <text:p>222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457">
            <text:p>2545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625">
            <text:p>206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754">
            <text:p>2175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744">
            <text:p>2674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908.5">
            <text:p>2790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47.5">
            <text:p>2154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41.5">
            <text:p>2504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72">
            <text:p>2417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19.5">
            <text:p>2131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20">
            <text:p>232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45.5">
            <text:p>2414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92.5">
            <text:p>2139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656.5">
            <text:p>2165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330.5">
            <text:p>2533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41">
            <text:p>2374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8715">
            <text:p>1871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67.5">
            <text:p>2296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49">
            <text:p>2044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008.5">
            <text:p>2100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717">
            <text:p>2571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751.5">
            <text:p>1775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93">
            <text:p>248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423">
            <text:p>2142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84.5">
            <text:p>2048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93">
            <text:p>250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972.5">
            <text:p>2397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69">
            <text:p>2046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00.5">
            <text:p>2220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272.5">
            <text:p>2827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586.5">
            <text:p>2558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36">
            <text:p>2153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67">
            <text:p>2196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803">
            <text:p>2180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887">
            <text:p>1788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98">
            <text:p>2319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155">
            <text:p>2515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62">
            <text:p>2296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280">
            <text:p>2328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731">
            <text:p>2473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597">
            <text:p>1759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524.5">
            <text:p>1952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967.5">
            <text:p>2296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135">
            <text:p>271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698">
            <text:p>22698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87">
            <text:p>2218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696">
            <text:p>2069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831.5">
            <text:p>238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836.5">
            <text:p>2283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84">
            <text:p>2218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55.5">
            <text:p>21955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992.5">
            <text:p>2899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746">
            <text:p>2474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630.5">
            <text:p>2463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09.5">
            <text:p>2150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142">
            <text:p>2214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233.5">
            <text:p>2123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947.5">
            <text:p>21947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93">
            <text:p>231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130">
            <text:p>2413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7172.5">
            <text:p>2717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05">
            <text:p>2240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898.5">
            <text:p>24898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8893">
            <text:p>2889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627">
            <text:p>2662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002.5">
            <text:p>2400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472.5">
            <text:p>2247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90.5">
            <text:p>2279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682.5">
            <text:p>26682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796">
            <text:p>2679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243">
            <text:p>2224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14">
            <text:p>25014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347">
            <text:p>2334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6346.5">
            <text:p>2634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977">
            <text:p>2597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306">
            <text:p>2230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20.5">
            <text:p>23120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073.5">
            <text:p>22073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731.5">
            <text:p>23731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94.5">
            <text:p>24594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489.5">
            <text:p>20489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161">
            <text:p>2316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2722">
            <text:p>2272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126.5">
            <text:p>20126.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032">
            <text:p>2503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3053">
            <text:p>2305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910">
            <text:p>2091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339">
            <text:p>21339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0532">
            <text:p>2053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437">
            <text:p>2543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440.5">
            <text:p>2244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800.5">
            <text:p>2280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66.5">
            <text:p>2266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723">
            <text:p>2272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961.5">
            <text:p>2596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795">
            <text:p>1879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41.5">
            <text:p>2264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686.5">
            <text:p>2368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630.5">
            <text:p>2463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469">
            <text:p>2546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036">
            <text:p>2203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647.5">
            <text:p>2564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067.5">
            <text:p>1906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073">
            <text:p>2407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796.5">
            <text:p>2379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514.5">
            <text:p>2051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821.5">
            <text:p>2082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522">
            <text:p>2452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505.5">
            <text:p>2850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436">
            <text:p>2443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228.5">
            <text:p>2322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635.5">
            <text:p>2563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94">
            <text:p>2359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104">
            <text:p>2410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484.5">
            <text:p>2148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690">
            <text:p>2469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884.5">
            <text:p>2688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845.5">
            <text:p>1984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532">
            <text:p>2153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961">
            <text:p>2496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127">
            <text:p>2312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053">
            <text:p>2405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30.5">
            <text:p>2353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969">
            <text:p>1796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277.5">
            <text:p>2127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176">
            <text:p>2217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887">
            <text:p>2488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493.5">
            <text:p>2249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092">
            <text:p>2409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262.5">
            <text:p>2026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108">
            <text:p>1710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531">
            <text:p>2553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937.5">
            <text:p>2893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284.5">
            <text:p>2728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95.5">
            <text:p>2119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157">
            <text:p>2215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423">
            <text:p>2242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015.5">
            <text:p>2201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978.5">
            <text:p>1797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843">
            <text:p>2484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51">
            <text:p>2355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339">
            <text:p>1833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710">
            <text:p>2471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33.5">
            <text:p>2383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064.5">
            <text:p>2106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780">
            <text:p>1878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631.5">
            <text:p>2563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878">
            <text:p>2287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400.5">
            <text:p>2740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028">
            <text:p>1902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955.5">
            <text:p>2295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404">
            <text:p>2840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954.5">
            <text:p>2195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230">
            <text:p>2723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950">
            <text:p>2295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948.5">
            <text:p>2294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706.5">
            <text:p>2470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976">
            <text:p>2397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29">
            <text:p>2112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764.5">
            <text:p>2276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943.5">
            <text:p>2194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169.5">
            <text:p>20169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918">
            <text:p>2491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349">
            <text:p>2034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416">
            <text:p>2541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05.5">
            <text:p>2380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675.5">
            <text:p>1767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141.5">
            <text:p>2314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58">
            <text:p>2305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895.5">
            <text:p>2489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345.5">
            <text:p>2434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323">
            <text:p>2332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357.5">
            <text:p>2435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103.5">
            <text:p>2210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724">
            <text:p>2372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665">
            <text:p>2366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55.5">
            <text:p>2385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200.5">
            <text:p>2620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591.5">
            <text:p>2559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108.5">
            <text:p>2410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225.5">
            <text:p>2322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515">
            <text:p>1951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142">
            <text:p>1914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128">
            <text:p>2512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197.5">
            <text:p>2219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851">
            <text:p>1985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222.5">
            <text:p>1822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21.5">
            <text:p>2262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144">
            <text:p>2614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757.5">
            <text:p>2175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745">
            <text:p>2274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323">
            <text:p>2032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845">
            <text:p>2684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389.5">
            <text:p>19389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604.5">
            <text:p>2460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43.5">
            <text:p>2304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680">
            <text:p>2468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32.5">
            <text:p>2303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235.5">
            <text:p>2723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367.5">
            <text:p>2536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000">
            <text:p>1900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878.5">
            <text:p>2287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229.5">
            <text:p>22229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143.5">
            <text:p>2514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036">
            <text:p>2203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330">
            <text:p>2333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530">
            <text:p>2853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001.5">
            <text:p>2400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723.5">
            <text:p>2172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873">
            <text:p>2687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920">
            <text:p>2192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903">
            <text:p>2390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296.5">
            <text:p>2029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377.5">
            <text:p>2137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733.5">
            <text:p>2573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065">
            <text:p>2106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10">
            <text:p>2351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762">
            <text:p>2076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89.5">
            <text:p>23089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26.5">
            <text:p>2382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735">
            <text:p>1773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249">
            <text:p>2724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628.5">
            <text:p>2462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351">
            <text:p>2235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233.5">
            <text:p>1723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915">
            <text:p>1891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255">
            <text:p>2425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392.5">
            <text:p>2039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58">
            <text:p>2385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58">
            <text:p>2355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42.5">
            <text:p>2354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820">
            <text:p>2582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540.5">
            <text:p>2254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887">
            <text:p>2688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353">
            <text:p>2135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392">
            <text:p>2439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506">
            <text:p>2050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67.5">
            <text:p>2356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839">
            <text:p>2183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232.5">
            <text:p>1923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270.5">
            <text:p>2127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753">
            <text:p>2775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48">
            <text:p>2264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935.5">
            <text:p>2493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930">
            <text:p>2593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243">
            <text:p>2524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751.5">
            <text:p>2275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98">
            <text:p>2119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507">
            <text:p>2450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627">
            <text:p>1862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464">
            <text:p>2146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060">
            <text:p>2506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94">
            <text:p>2309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935.5">
            <text:p>2593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928">
            <text:p>2492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812">
            <text:p>2581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99">
            <text:p>2119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518">
            <text:p>2051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771">
            <text:p>2377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612.5">
            <text:p>2661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975">
            <text:p>2397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068.5">
            <text:p>2006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384">
            <text:p>2238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84.5">
            <text:p>2118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805.5">
            <text:p>2680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130">
            <text:p>2013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6867">
            <text:p>1686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226.5">
            <text:p>2422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400">
            <text:p>2340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672.5">
            <text:p>2367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36.5">
            <text:p>2383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384">
            <text:p>2538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760">
            <text:p>2576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428">
            <text:p>1942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353.5">
            <text:p>2035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401">
            <text:p>2340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931">
            <text:p>2293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945.5">
            <text:p>2494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165">
            <text:p>2016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582.5">
            <text:p>2758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008">
            <text:p>2000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122.5">
            <text:p>2312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17.5">
            <text:p>2111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269">
            <text:p>2226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589">
            <text:p>2158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501.5">
            <text:p>2450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163">
            <text:p>2716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628.5">
            <text:p>2362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935">
            <text:p>2793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211">
            <text:p>2521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133">
            <text:p>21133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436">
            <text:p>2243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841.5">
            <text:p>2384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457.5">
            <text:p>2145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636.5">
            <text:p>26636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715">
            <text:p>2471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858.5">
            <text:p>2285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699">
            <text:p>2369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393.5">
            <text:p>2339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420">
            <text:p>2542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954">
            <text:p>2195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340.5">
            <text:p>2434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120">
            <text:p>2012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287.5">
            <text:p>2128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4766">
            <text:p>24766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68.5">
            <text:p>2306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522">
            <text:p>2652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70">
            <text:p>2267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621.5">
            <text:p>25621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449.5">
            <text:p>25449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538.5">
            <text:p>2353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6727.5">
            <text:p>2672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252.5">
            <text:p>2125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070.5">
            <text:p>2207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7242">
            <text:p>1724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215">
            <text:p>2221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280.5">
            <text:p>2228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714">
            <text:p>1971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148.5">
            <text:p>2814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572">
            <text:p>19572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724">
            <text:p>1872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010">
            <text:p>2301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9927.5">
            <text:p>19927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674">
            <text:p>22674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7508">
            <text:p>2750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283.5">
            <text:p>22283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18429">
            <text:p>18429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571">
            <text:p>28571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300.5">
            <text:p>2530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734.5">
            <text:p>21734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1965.5">
            <text:p>21965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610.5">
            <text:p>2561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397">
            <text:p>22397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5132.5">
            <text:p>25132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0458">
            <text:p>2045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778.5">
            <text:p>23778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2550.5">
            <text:p>22550.5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8668">
            <text:p>28668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23714.5">
            <text:p>2371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315.5">
            <text:p>2631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85">
            <text:p>2008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55">
            <text:p>2205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90.5">
            <text:p>2249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1397.5">
            <text:p>313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26.5">
            <text:p>2002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57">
            <text:p>214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08.5">
            <text:p>245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49">
            <text:p>2144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467">
            <text:p>2846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95">
            <text:p>2439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435">
            <text:p>264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74.5">
            <text:p>2257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55">
            <text:p>2405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72">
            <text:p>2237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063">
            <text:p>2706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88.5">
            <text:p>2288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64">
            <text:p>2286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97">
            <text:p>2489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57">
            <text:p>228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59">
            <text:p>2465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72.5">
            <text:p>2227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33.5">
            <text:p>2403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172.5">
            <text:p>2717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05">
            <text:p>200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37.5">
            <text:p>2143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02">
            <text:p>2300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9558.5">
            <text:p>2955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262">
            <text:p>2726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09.5">
            <text:p>2150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77.5">
            <text:p>2247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589.5">
            <text:p>2858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758">
            <text:p>1975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859.5">
            <text:p>1985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759.5">
            <text:p>2675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988">
            <text:p>2898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79">
            <text:p>2487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24">
            <text:p>2012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35">
            <text:p>261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78">
            <text:p>2167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879.5">
            <text:p>2287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293">
            <text:p>2329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57">
            <text:p>2365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30">
            <text:p>2183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39.5">
            <text:p>204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59">
            <text:p>2265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97">
            <text:p>2339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97">
            <text:p>2419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947.5">
            <text:p>269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12.5">
            <text:p>233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15">
            <text:p>2541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07.5">
            <text:p>2090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95">
            <text:p>2409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77.5">
            <text:p>2467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92.5">
            <text:p>2619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026.5">
            <text:p>2602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47">
            <text:p>204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42.5">
            <text:p>2224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238">
            <text:p>2823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01">
            <text:p>236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785">
            <text:p>2578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47">
            <text:p>233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12.5">
            <text:p>255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339.5">
            <text:p>193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968.5">
            <text:p>1996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97.5">
            <text:p>233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045.5">
            <text:p>2604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76.5">
            <text:p>2437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591">
            <text:p>2059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914">
            <text:p>2591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81.5">
            <text:p>2488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393.5">
            <text:p>2639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66">
            <text:p>2246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80">
            <text:p>2338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69.5">
            <text:p>2486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020">
            <text:p>230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931">
            <text:p>2793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724.5">
            <text:p>2772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01.5">
            <text:p>2370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265.5">
            <text:p>2726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269">
            <text:p>2726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980">
            <text:p>2698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66.5">
            <text:p>253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70.5">
            <text:p>2367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76">
            <text:p>2357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153">
            <text:p>1815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82">
            <text:p>245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64">
            <text:p>2086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61.5">
            <text:p>2216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152.5">
            <text:p>2515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247.5">
            <text:p>252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05.5">
            <text:p>2430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958.5">
            <text:p>2795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14.5">
            <text:p>2451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707">
            <text:p>2670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512.5">
            <text:p>265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0809">
            <text:p>3080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616.5">
            <text:p>2661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70.5">
            <text:p>2137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294.5">
            <text:p>2329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847">
            <text:p>258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90.5">
            <text:p>2419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93.5">
            <text:p>2509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96">
            <text:p>2159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369">
            <text:p>2036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19.5">
            <text:p>254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52">
            <text:p>2245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764.5">
            <text:p>2376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12.5">
            <text:p>246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50.5">
            <text:p>2415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621.5">
            <text:p>2062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588.5">
            <text:p>1958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907.5">
            <text:p>2590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294.5">
            <text:p>2529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701">
            <text:p>227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744.5">
            <text:p>2074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39.5">
            <text:p>2333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73.5">
            <text:p>2297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041">
            <text:p>2704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90">
            <text:p>221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203">
            <text:p>2420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02">
            <text:p>2330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250">
            <text:p>192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20.5">
            <text:p>2092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551.5">
            <text:p>2655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83.5">
            <text:p>2438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09.5">
            <text:p>2130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35">
            <text:p>219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366.5">
            <text:p>263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92.5">
            <text:p>2359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82">
            <text:p>255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279">
            <text:p>2027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568.5">
            <text:p>2656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67.5">
            <text:p>2206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92">
            <text:p>2159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66">
            <text:p>2096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272">
            <text:p>2527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54.5">
            <text:p>2495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120">
            <text:p>19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770.5">
            <text:p>2277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500">
            <text:p>2350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08.5">
            <text:p>241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304">
            <text:p>2730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443.5">
            <text:p>2344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596">
            <text:p>2659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52.5">
            <text:p>2405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72">
            <text:p>2497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656">
            <text:p>256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7487.5">
            <text:p>1748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180">
            <text:p>2218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60.5">
            <text:p>2396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68.5">
            <text:p>2156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0394.5">
            <text:p>3039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97">
            <text:p>2549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46">
            <text:p>2454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69">
            <text:p>2016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078.5">
            <text:p>2807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728.5">
            <text:p>2572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04">
            <text:p>2490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19">
            <text:p>2501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732">
            <text:p>2173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65.5">
            <text:p>2296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151.5">
            <text:p>2515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356">
            <text:p>2135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092.5">
            <text:p>2709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730.5">
            <text:p>2273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267">
            <text:p>2126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718.5">
            <text:p>2271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34.5">
            <text:p>2433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494.5">
            <text:p>2849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028">
            <text:p>2102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219.5">
            <text:p>26219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82">
            <text:p>223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866.5">
            <text:p>2086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50.5">
            <text:p>20150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635">
            <text:p>2763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583">
            <text:p>2658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342.5">
            <text:p>2534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955">
            <text:p>2795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73">
            <text:p>2457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41.5">
            <text:p>2094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217.5">
            <text:p>2321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0798.5">
            <text:p>3079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262.5">
            <text:p>2126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495.5">
            <text:p>1949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06.5">
            <text:p>2160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942">
            <text:p>2494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38.5">
            <text:p>2163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411">
            <text:p>254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75">
            <text:p>2407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8912.5">
            <text:p>2891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21">
            <text:p>2612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111">
            <text:p>2011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42">
            <text:p>2254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944">
            <text:p>2294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37">
            <text:p>2393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82">
            <text:p>222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433.5">
            <text:p>2443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48.5">
            <text:p>2464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22.5">
            <text:p>2482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97.5">
            <text:p>255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878.5">
            <text:p>1987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623">
            <text:p>2262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52.5">
            <text:p>2395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38">
            <text:p>2393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9952.5">
            <text:p>29952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214.5">
            <text:p>2221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02">
            <text:p>2400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314">
            <text:p>1931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020">
            <text:p>200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342">
            <text:p>2334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346">
            <text:p>2634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84">
            <text:p>2418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46.5">
            <text:p>2434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79">
            <text:p>2257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82">
            <text:p>2368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947.5">
            <text:p>209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573">
            <text:p>2157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7873.5">
            <text:p>27873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8847.5">
            <text:p>1884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358">
            <text:p>1935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274.5">
            <text:p>25274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549">
            <text:p>20549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9826">
            <text:p>19826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91.5">
            <text:p>25091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542">
            <text:p>2254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995.5">
            <text:p>21995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183">
            <text:p>2618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580">
            <text:p>2558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333">
            <text:p>2433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848">
            <text:p>2584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055">
            <text:p>2205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476.5">
            <text:p>2247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091">
            <text:p>2409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893">
            <text:p>25893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496.5">
            <text:p>21496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605">
            <text:p>2360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3961">
            <text:p>2396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497.5">
            <text:p>204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08.5">
            <text:p>246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674">
            <text:p>2467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6718.5">
            <text:p>2671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051">
            <text:p>2505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2347">
            <text:p>223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658">
            <text:p>2165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1817.5">
            <text:p>2181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5997.5">
            <text:p>25997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08.5">
            <text:p>24808.5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131">
            <text:p>2413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838">
            <text:p>2483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20.5">
            <text:p>2492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73.5">
            <text:p>2497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819.5">
            <text:p>1981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778">
            <text:p>1777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462">
            <text:p>2346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313">
            <text:p>2631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915">
            <text:p>2991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391">
            <text:p>2539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642">
            <text:p>2264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51">
            <text:p>2545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739.5">
            <text:p>2273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247">
            <text:p>2824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287.5">
            <text:p>2128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05.5">
            <text:p>2250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216.5">
            <text:p>2721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014">
            <text:p>2501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945.5">
            <text:p>2394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18">
            <text:p>2361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133.5">
            <text:p>2213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01.5">
            <text:p>2470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50">
            <text:p>2365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75.5">
            <text:p>2477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612">
            <text:p>2761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866.5">
            <text:p>2486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044.5">
            <text:p>2804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337.5">
            <text:p>2133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07">
            <text:p>2250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345">
            <text:p>2434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343.5">
            <text:p>2134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669.5">
            <text:p>2966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42">
            <text:p>2364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237.5">
            <text:p>2523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522.5">
            <text:p>1752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50">
            <text:p>2495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798">
            <text:p>2679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98.5">
            <text:p>2549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8947">
            <text:p>1894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572">
            <text:p>2557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190">
            <text:p>2319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793">
            <text:p>2579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560">
            <text:p>2656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020.5">
            <text:p>2202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77">
            <text:p>2497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403.5">
            <text:p>2940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412">
            <text:p>2641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841">
            <text:p>2584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155">
            <text:p>2915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888.5">
            <text:p>2288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89.5">
            <text:p>2478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155">
            <text:p>2315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074.5">
            <text:p>2507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594.5">
            <text:p>2659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122">
            <text:p>2312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892">
            <text:p>2489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556">
            <text:p>2355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728">
            <text:p>1972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776">
            <text:p>2977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559">
            <text:p>2455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553">
            <text:p>2555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836.5">
            <text:p>2183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97.5">
            <text:p>2609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345">
            <text:p>2434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103">
            <text:p>2810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34">
            <text:p>2443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127.5">
            <text:p>2912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48">
            <text:p>2604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464.5">
            <text:p>2646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378">
            <text:p>2737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22">
            <text:p>2362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937.5">
            <text:p>2593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964.5">
            <text:p>2296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12">
            <text:p>2541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6503">
            <text:p>1650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563.5">
            <text:p>2456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761.5">
            <text:p>2376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42">
            <text:p>2444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31.5">
            <text:p>2303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10">
            <text:p>2251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076">
            <text:p>2507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654.5">
            <text:p>2765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281">
            <text:p>2528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40.5">
            <text:p>2474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62">
            <text:p>2306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748.5">
            <text:p>2574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864">
            <text:p>1786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328.5">
            <text:p>2432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282">
            <text:p>2728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315.5">
            <text:p>2731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599">
            <text:p>2659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506">
            <text:p>2650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775">
            <text:p>2777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912.5">
            <text:p>2891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084.5">
            <text:p>2408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962">
            <text:p>2596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961.5">
            <text:p>2696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64">
            <text:p>2256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228.5">
            <text:p>2222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230.5">
            <text:p>2323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429.5">
            <text:p>1942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483.5">
            <text:p>2148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395">
            <text:p>2539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611">
            <text:p>2861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342.5">
            <text:p>2334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976">
            <text:p>2397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686.5">
            <text:p>2068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52">
            <text:p>2475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901">
            <text:p>2090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752.5">
            <text:p>2375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75.5">
            <text:p>2447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079.5">
            <text:p>2707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606.5">
            <text:p>2560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602">
            <text:p>2660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023.5">
            <text:p>2502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125">
            <text:p>2212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719">
            <text:p>2671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974.5">
            <text:p>1997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753.5">
            <text:p>1975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58">
            <text:p>2475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14.5">
            <text:p>2301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983.5">
            <text:p>2398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208">
            <text:p>2420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426">
            <text:p>2742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319.5">
            <text:p>2331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182">
            <text:p>1918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476.5">
            <text:p>2247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908.5">
            <text:p>2790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263.5">
            <text:p>1726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489">
            <text:p>2148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35.5">
            <text:p>2543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229">
            <text:p>2322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334.5">
            <text:p>2533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39">
            <text:p>2443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852">
            <text:p>2285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896.5">
            <text:p>2089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343.5">
            <text:p>2134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936">
            <text:p>2793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84.5">
            <text:p>2368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75.5">
            <text:p>2547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091.5">
            <text:p>2009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663.5">
            <text:p>2466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09">
            <text:p>2440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467.5">
            <text:p>2346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981.5">
            <text:p>2698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963">
            <text:p>2696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02.5">
            <text:p>2540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431">
            <text:p>2743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102.5">
            <text:p>2810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743.5">
            <text:p>2774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188.5">
            <text:p>2518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485.5">
            <text:p>2048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07.5">
            <text:p>2600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320.5">
            <text:p>2432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453">
            <text:p>2145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39">
            <text:p>2493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706.5">
            <text:p>2070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018">
            <text:p>2001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245">
            <text:p>2224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13">
            <text:p>2361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390.5">
            <text:p>2339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675">
            <text:p>2767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922">
            <text:p>2392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372">
            <text:p>2337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347.5">
            <text:p>2034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646">
            <text:p>2464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645">
            <text:p>2564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203">
            <text:p>2520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345">
            <text:p>2134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515.5">
            <text:p>2851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931.5">
            <text:p>2593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390.5">
            <text:p>2239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351">
            <text:p>2635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668.5">
            <text:p>2266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11.5">
            <text:p>2301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251">
            <text:p>2325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799">
            <text:p>26799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92.5">
            <text:p>2259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275">
            <text:p>2327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380.5">
            <text:p>2438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809.5">
            <text:p>2280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027.5">
            <text:p>2002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958.5">
            <text:p>2195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103">
            <text:p>2310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93.5">
            <text:p>2259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526.5">
            <text:p>2752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61">
            <text:p>2476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185">
            <text:p>2018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359.5">
            <text:p>2735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31">
            <text:p>2493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318">
            <text:p>2831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8877.5">
            <text:p>1887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8031">
            <text:p>1803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53">
            <text:p>2365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062">
            <text:p>2706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971">
            <text:p>2497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593.5">
            <text:p>2659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23.5">
            <text:p>26023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184.5">
            <text:p>2918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83">
            <text:p>2608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100.5">
            <text:p>1710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52.5">
            <text:p>2475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555">
            <text:p>2055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446.5">
            <text:p>2144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624">
            <text:p>2462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603">
            <text:p>2760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110">
            <text:p>2211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581.5">
            <text:p>2758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038">
            <text:p>25038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780">
            <text:p>2578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795.5">
            <text:p>21795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264">
            <text:p>2626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8708.5">
            <text:p>2870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1051.5">
            <text:p>2105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456.5">
            <text:p>1945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833">
            <text:p>2283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950">
            <text:p>2295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6672.5">
            <text:p>16672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740.5">
            <text:p>2374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037">
            <text:p>2203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294">
            <text:p>2629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277">
            <text:p>2427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97.5">
            <text:p>2309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368.5">
            <text:p>25368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091.5">
            <text:p>2709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726.5">
            <text:p>2572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532">
            <text:p>2253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680">
            <text:p>2368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544">
            <text:p>2454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696">
            <text:p>2469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0649.5">
            <text:p>2064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149.5">
            <text:p>22149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7246.5">
            <text:p>17246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133">
            <text:p>27133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494.5">
            <text:p>25494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032">
            <text:p>26032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727.5">
            <text:p>2772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016">
            <text:p>2401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770.5">
            <text:p>2477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2754">
            <text:p>22754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981.5">
            <text:p>1998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541">
            <text:p>2554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3047">
            <text:p>2304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6771">
            <text:p>26771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19966">
            <text:p>19966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707">
            <text:p>27707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857.5">
            <text:p>2485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7295">
            <text:p>2729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5541.5">
            <text:p>25541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477.5">
            <text:p>24477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9210.5">
            <text:p>29210.5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24105.5">
            <text:p>2410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80">
            <text:p>2518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647">
            <text:p>1864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289.5">
            <text:p>2828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950">
            <text:p>269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96.5">
            <text:p>2519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85.5">
            <text:p>2438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24">
            <text:p>2442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10.5">
            <text:p>2401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17.5">
            <text:p>2491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43.5">
            <text:p>2514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346.5">
            <text:p>2034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89">
            <text:p>2518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86">
            <text:p>2288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86.5">
            <text:p>235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07.5">
            <text:p>2250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35">
            <text:p>2263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86">
            <text:p>2628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04">
            <text:p>2390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81.5">
            <text:p>2408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14.5">
            <text:p>2531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16.5">
            <text:p>2141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61">
            <text:p>2286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402">
            <text:p>2240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260.5">
            <text:p>2426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56.5">
            <text:p>2485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436">
            <text:p>2243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532">
            <text:p>2953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471">
            <text:p>2647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768">
            <text:p>217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29">
            <text:p>240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15">
            <text:p>229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743.5">
            <text:p>2774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52.5">
            <text:p>245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95.5">
            <text:p>235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356.5">
            <text:p>2035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483.5">
            <text:p>2248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57.5">
            <text:p>2365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526">
            <text:p>2152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43.5">
            <text:p>2344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824">
            <text:p>2382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861.5">
            <text:p>1886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35">
            <text:p>2443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01.5">
            <text:p>2260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28">
            <text:p>2512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672">
            <text:p>2667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60.5">
            <text:p>2146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69.5">
            <text:p>2356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84.5">
            <text:p>2408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06">
            <text:p>243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50">
            <text:p>262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10">
            <text:p>2471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75.5">
            <text:p>2447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547">
            <text:p>2754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338.5">
            <text:p>2333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82">
            <text:p>214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64">
            <text:p>2446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191">
            <text:p>2619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214.5">
            <text:p>2521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55.5">
            <text:p>2445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403.5">
            <text:p>2540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611.5">
            <text:p>2661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706">
            <text:p>2570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1544">
            <text:p>3154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80.5">
            <text:p>2418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06.5">
            <text:p>2650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89">
            <text:p>2488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898.5">
            <text:p>2889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73">
            <text:p>232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14">
            <text:p>2561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501.5">
            <text:p>2450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36.5">
            <text:p>2203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99.5">
            <text:p>2489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72.5">
            <text:p>2537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07">
            <text:p>214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63.5">
            <text:p>2496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629.5">
            <text:p>2362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11.5">
            <text:p>2461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91">
            <text:p>2069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85.5">
            <text:p>2328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84.5">
            <text:p>2608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64">
            <text:p>2676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11">
            <text:p>2651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483.5">
            <text:p>2048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240">
            <text:p>2024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84.5">
            <text:p>2238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287">
            <text:p>2128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258.5">
            <text:p>2525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452.5">
            <text:p>224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20">
            <text:p>2392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95">
            <text:p>2269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962.5">
            <text:p>2096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774.5">
            <text:p>2177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46">
            <text:p>2484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73">
            <text:p>239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75">
            <text:p>2627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731.5">
            <text:p>2273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67.5">
            <text:p>2226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55">
            <text:p>251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187">
            <text:p>2818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93">
            <text:p>2419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988">
            <text:p>2798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515.5">
            <text:p>2551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24.5">
            <text:p>2412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175">
            <text:p>2917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560.5">
            <text:p>2556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942">
            <text:p>2594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64.5">
            <text:p>2436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94">
            <text:p>2519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833">
            <text:p>2183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88">
            <text:p>2488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73">
            <text:p>239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275">
            <text:p>2527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877">
            <text:p>2587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67">
            <text:p>2226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961">
            <text:p>2596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272.5">
            <text:p>2927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095.5">
            <text:p>1909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757.5">
            <text:p>2275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70">
            <text:p>2287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86">
            <text:p>2468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14.5">
            <text:p>2491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41.5">
            <text:p>2674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12">
            <text:p>2671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892">
            <text:p>2489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57.5">
            <text:p>2255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73">
            <text:p>244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26">
            <text:p>2322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90.5">
            <text:p>2539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240.5">
            <text:p>2324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74">
            <text:p>2117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969">
            <text:p>2996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02">
            <text:p>2370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650">
            <text:p>276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33.5">
            <text:p>2673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0190">
            <text:p>301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418.5">
            <text:p>2341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851">
            <text:p>2685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149">
            <text:p>2014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54">
            <text:p>2655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516.5">
            <text:p>2751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31">
            <text:p>2233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79">
            <text:p>2407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430">
            <text:p>2043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556.5">
            <text:p>2855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371">
            <text:p>2037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12.5">
            <text:p>2671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167.5">
            <text:p>2816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496.5">
            <text:p>1749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9135.5">
            <text:p>2913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24">
            <text:p>2292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01">
            <text:p>249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934">
            <text:p>1993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11">
            <text:p>2511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32.5">
            <text:p>2233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69">
            <text:p>2266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87">
            <text:p>2408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620">
            <text:p>2762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347">
            <text:p>1734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375.5">
            <text:p>2237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645.5">
            <text:p>2164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390.5">
            <text:p>2639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43.5">
            <text:p>2494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50">
            <text:p>2505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973.5">
            <text:p>2697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68">
            <text:p>2436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686.5">
            <text:p>226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190.5">
            <text:p>2119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968.5">
            <text:p>2596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738">
            <text:p>2773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253.5">
            <text:p>2025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05">
            <text:p>2500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915.5">
            <text:p>21915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512.5">
            <text:p>2551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827.5">
            <text:p>2682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73">
            <text:p>2207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514.5">
            <text:p>2851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741">
            <text:p>2274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76.5">
            <text:p>2297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23">
            <text:p>2622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34">
            <text:p>2403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834.5">
            <text:p>2683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58">
            <text:p>2285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86">
            <text:p>2498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92.5">
            <text:p>2419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34">
            <text:p>2143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701">
            <text:p>2770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644">
            <text:p>2164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486.5">
            <text:p>264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2782">
            <text:p>327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19.5">
            <text:p>2401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30">
            <text:p>2603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832">
            <text:p>2883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27">
            <text:p>2502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807">
            <text:p>198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28.5">
            <text:p>2672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543">
            <text:p>2754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86.5">
            <text:p>2678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416">
            <text:p>2141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739">
            <text:p>2573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689.5">
            <text:p>2068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716">
            <text:p>25716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378">
            <text:p>2537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890">
            <text:p>2689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007">
            <text:p>280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120">
            <text:p>2512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479">
            <text:p>2447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393.5">
            <text:p>2339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494">
            <text:p>2649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034">
            <text:p>2503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7400">
            <text:p>1740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9212">
            <text:p>1921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078.5">
            <text:p>26078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529">
            <text:p>2252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502">
            <text:p>2350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352.5">
            <text:p>2735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012">
            <text:p>2201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39.5">
            <text:p>2473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73.5">
            <text:p>24673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009">
            <text:p>2400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117.5">
            <text:p>2711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853">
            <text:p>2585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732">
            <text:p>2373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219">
            <text:p>2421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192.5">
            <text:p>24192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937">
            <text:p>2293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341">
            <text:p>2034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07">
            <text:p>243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49">
            <text:p>2494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624.5">
            <text:p>2562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54.5">
            <text:p>24754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141">
            <text:p>2814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3919.5">
            <text:p>2391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382">
            <text:p>2438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950.5">
            <text:p>2495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314">
            <text:p>20314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7407.5">
            <text:p>27407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8356.5">
            <text:p>2835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692">
            <text:p>2469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536.5">
            <text:p>26536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0911.5">
            <text:p>2091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200.5">
            <text:p>22200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25">
            <text:p>2212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139.5">
            <text:p>22139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778">
            <text:p>26778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1907">
            <text:p>2190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2897">
            <text:p>2289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4732">
            <text:p>24732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91">
            <text:p>2629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771.5">
            <text:p>25771.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6226">
            <text:p>2622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418">
            <text:p>2541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197">
            <text:p>2119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023.5">
            <text:p>2002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408">
            <text:p>2640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793">
            <text:p>2779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356">
            <text:p>2635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976">
            <text:p>2297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8060.5">
            <text:p>1806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022.5">
            <text:p>2602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296">
            <text:p>2829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213">
            <text:p>2321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12.5">
            <text:p>2451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844.5">
            <text:p>2184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116.5">
            <text:p>2011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492">
            <text:p>2849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617">
            <text:p>2161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88.5">
            <text:p>2348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979.5">
            <text:p>2797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857.5">
            <text:p>2185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66.5">
            <text:p>2366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32.5">
            <text:p>2353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664">
            <text:p>2266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962">
            <text:p>2396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235.5">
            <text:p>2423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026.5">
            <text:p>2302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31715.5">
            <text:p>3171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028">
            <text:p>2202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797">
            <text:p>2179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294.5">
            <text:p>2929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558.5">
            <text:p>2555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541">
            <text:p>2754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262">
            <text:p>2526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06.5">
            <text:p>2380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127.5">
            <text:p>2812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708.5">
            <text:p>2270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613">
            <text:p>2861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122.5">
            <text:p>2412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894.5">
            <text:p>2589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550">
            <text:p>2255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97.5">
            <text:p>2459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381.5">
            <text:p>2338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628.5">
            <text:p>2862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682">
            <text:p>2468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777">
            <text:p>2877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385">
            <text:p>2538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78">
            <text:p>2387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289.5">
            <text:p>2628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784.5">
            <text:p>2078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273.5">
            <text:p>2227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31">
            <text:p>2453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734">
            <text:p>2373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779.5">
            <text:p>2177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611">
            <text:p>2761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93">
            <text:p>2349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985">
            <text:p>2398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297.5">
            <text:p>2529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269.5">
            <text:p>2426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141">
            <text:p>2714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538.5">
            <text:p>2953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111">
            <text:p>2111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240.5">
            <text:p>2324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88.5">
            <text:p>2458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176.5">
            <text:p>2517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8396">
            <text:p>1839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96">
            <text:p>2359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116.5">
            <text:p>2211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478">
            <text:p>2947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028">
            <text:p>2002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176.5">
            <text:p>2417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734">
            <text:p>2473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280">
            <text:p>2528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284">
            <text:p>2328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91">
            <text:p>2449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526.5">
            <text:p>2252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592">
            <text:p>2259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100.5">
            <text:p>2210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404">
            <text:p>2240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946.5">
            <text:p>2594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422">
            <text:p>2742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472.5">
            <text:p>2747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961">
            <text:p>2696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771.5">
            <text:p>2677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148.5">
            <text:p>2314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117.5">
            <text:p>2311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939">
            <text:p>2993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693.5">
            <text:p>2869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741">
            <text:p>2674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430">
            <text:p>2043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777">
            <text:p>2477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868">
            <text:p>2286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950">
            <text:p>2695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612.5">
            <text:p>2761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154">
            <text:p>2315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09">
            <text:p>2350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790.5">
            <text:p>2479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781.5">
            <text:p>2678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765.5">
            <text:p>2276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789">
            <text:p>2278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286.5">
            <text:p>2328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698">
            <text:p>2669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12">
            <text:p>2441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65.5">
            <text:p>2366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519.5">
            <text:p>2551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40.5">
            <text:p>2354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956">
            <text:p>2595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394.5">
            <text:p>2739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59">
            <text:p>2355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8853.5">
            <text:p>1885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443">
            <text:p>2544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872">
            <text:p>2187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654">
            <text:p>2165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130">
            <text:p>2813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783.5">
            <text:p>2578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086">
            <text:p>2408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401">
            <text:p>2540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381.5">
            <text:p>2038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067">
            <text:p>2906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37">
            <text:p>2353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668.5">
            <text:p>2866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028.5">
            <text:p>2902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627">
            <text:p>2162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344.5">
            <text:p>2934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996">
            <text:p>2099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495">
            <text:p>2149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562.5">
            <text:p>2256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729.5">
            <text:p>2872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624">
            <text:p>2862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30624.5">
            <text:p>3062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454.5">
            <text:p>2745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563.5">
            <text:p>2556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459.5">
            <text:p>2745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671.5">
            <text:p>2667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98.5">
            <text:p>2389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183">
            <text:p>2218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28.5">
            <text:p>2442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454.5">
            <text:p>2945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084.5">
            <text:p>2108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30684">
            <text:p>3068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998">
            <text:p>2499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337.5">
            <text:p>2333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378">
            <text:p>2637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34.5">
            <text:p>2363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395">
            <text:p>2439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094">
            <text:p>2709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05">
            <text:p>2450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732">
            <text:p>2773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44">
            <text:p>2454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930.5">
            <text:p>2093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81.5">
            <text:p>2348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212.5">
            <text:p>2621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486">
            <text:p>2148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121">
            <text:p>2712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714.5">
            <text:p>2371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995.5">
            <text:p>2699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345.5">
            <text:p>2634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333.5">
            <text:p>2633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798">
            <text:p>2079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9259">
            <text:p>1925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40">
            <text:p>2444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18327">
            <text:p>1832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839.5">
            <text:p>2683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410.5">
            <text:p>2141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48">
            <text:p>2454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857.5">
            <text:p>2585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218">
            <text:p>2721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971">
            <text:p>2897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327.5">
            <text:p>2132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230">
            <text:p>2623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367.5">
            <text:p>2336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93">
            <text:p>2449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45.5">
            <text:p>2384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883">
            <text:p>2988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298.5">
            <text:p>2729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919.5">
            <text:p>26919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147.5">
            <text:p>2714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488.5">
            <text:p>2048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304.5">
            <text:p>2330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766">
            <text:p>2376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127.5">
            <text:p>2412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895.5">
            <text:p>2489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070.5">
            <text:p>2207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588">
            <text:p>2258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373.5">
            <text:p>2037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135">
            <text:p>2513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001.5">
            <text:p>2600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762">
            <text:p>2276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360">
            <text:p>2736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726">
            <text:p>2672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113">
            <text:p>2311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946">
            <text:p>2394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227.5">
            <text:p>2622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791">
            <text:p>2879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0187">
            <text:p>2018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047">
            <text:p>2504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58">
            <text:p>2385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985.5">
            <text:p>2198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51">
            <text:p>2365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114.5">
            <text:p>2411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802">
            <text:p>2180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16.5">
            <text:p>2341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645.5">
            <text:p>2664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944.5">
            <text:p>2394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51">
            <text:p>2345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775">
            <text:p>2577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818">
            <text:p>24818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092.5">
            <text:p>2209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106.5">
            <text:p>2310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200">
            <text:p>2820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941.5">
            <text:p>2494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530.5">
            <text:p>2753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064.5">
            <text:p>2306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31867.5">
            <text:p>3186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90">
            <text:p>2349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247">
            <text:p>2424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220.5">
            <text:p>2422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284.5">
            <text:p>2428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440.5">
            <text:p>23440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231">
            <text:p>27231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846.5">
            <text:p>2684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283">
            <text:p>2628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253.5">
            <text:p>21253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722.5">
            <text:p>2472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168.5">
            <text:p>2616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332">
            <text:p>2833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8989">
            <text:p>2898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7047">
            <text:p>2704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593">
            <text:p>2159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854.5">
            <text:p>25854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9981.5">
            <text:p>2998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827.5">
            <text:p>23827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519">
            <text:p>2451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539">
            <text:p>2353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5716.5">
            <text:p>2571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446">
            <text:p>22446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618.5">
            <text:p>2161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154">
            <text:p>2415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944">
            <text:p>22944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918.5">
            <text:p>24918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03">
            <text:p>23603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021.5">
            <text:p>2102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2449">
            <text:p>22449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1021.5">
            <text:p>21021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352">
            <text:p>23352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946.5">
            <text:p>2494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035.5">
            <text:p>24035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725">
            <text:p>2672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696.5">
            <text:p>23696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3047">
            <text:p>23047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6362.5">
            <text:p>26362.5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24433.5">
            <text:p>2443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15">
            <text:p>2471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65">
            <text:p>25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03">
            <text:p>2240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30.5">
            <text:p>243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11.5">
            <text:p>2181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42.5">
            <text:p>2354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928">
            <text:p>2792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395.5">
            <text:p>2739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86">
            <text:p>2148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30">
            <text:p>2613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191.5">
            <text:p>2019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29.5">
            <text:p>2282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785">
            <text:p>2878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374">
            <text:p>2037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493">
            <text:p>2749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546">
            <text:p>1854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25">
            <text:p>2702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79.5">
            <text:p>2337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78">
            <text:p>2437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23.5">
            <text:p>2532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366">
            <text:p>1936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859.5">
            <text:p>2085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866.5">
            <text:p>2786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76">
            <text:p>2477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892">
            <text:p>2089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00.5">
            <text:p>2500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053">
            <text:p>1905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27">
            <text:p>2322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11.5">
            <text:p>2271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79">
            <text:p>2177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15">
            <text:p>2611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383">
            <text:p>2938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09.5">
            <text:p>2340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10">
            <text:p>2591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79.5">
            <text:p>2327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608">
            <text:p>256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66">
            <text:p>2446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06.5">
            <text:p>2410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20.5">
            <text:p>2142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58">
            <text:p>2485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907">
            <text:p>2090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561">
            <text:p>2256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98.5">
            <text:p>2389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138.5">
            <text:p>2813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54">
            <text:p>2275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60.5">
            <text:p>2516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71.5">
            <text:p>235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79.5">
            <text:p>2327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149">
            <text:p>2214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90.5">
            <text:p>2619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047">
            <text:p>2404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96.5">
            <text:p>2439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81.5">
            <text:p>242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642.5">
            <text:p>2664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61">
            <text:p>2596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27">
            <text:p>2632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02">
            <text:p>2520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69">
            <text:p>2716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96.5">
            <text:p>2609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43">
            <text:p>2514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517.5">
            <text:p>2151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212.5">
            <text:p>2021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35.5">
            <text:p>2203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569.5">
            <text:p>2656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49.5">
            <text:p>2354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18.5">
            <text:p>2201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22.5">
            <text:p>2352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32">
            <text:p>2603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90">
            <text:p>2499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835.5">
            <text:p>2683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58.5">
            <text:p>2205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197.5">
            <text:p>2219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241.5">
            <text:p>2824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172">
            <text:p>2917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681.5">
            <text:p>246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879">
            <text:p>2787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09.5">
            <text:p>2490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58">
            <text:p>2235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99">
            <text:p>2599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50.5">
            <text:p>2705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37">
            <text:p>2413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85">
            <text:p>2438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39">
            <text:p>2473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38.5">
            <text:p>2333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77.5">
            <text:p>2337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691.5">
            <text:p>2169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547.5">
            <text:p>2854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892">
            <text:p>2389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34">
            <text:p>2633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71.5">
            <text:p>214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10">
            <text:p>2281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50">
            <text:p>2445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22.5">
            <text:p>2312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132">
            <text:p>2213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675">
            <text:p>2467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083">
            <text:p>2408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19.5">
            <text:p>2321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544">
            <text:p>2054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533.5">
            <text:p>2753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74.5">
            <text:p>2207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265.5">
            <text:p>2126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540">
            <text:p>2954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73.5">
            <text:p>2617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94.5">
            <text:p>2329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676.5">
            <text:p>2767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031.5">
            <text:p>2103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933">
            <text:p>2493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421.5">
            <text:p>2042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605">
            <text:p>2660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06.5">
            <text:p>2710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436.5">
            <text:p>2643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395">
            <text:p>2739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88">
            <text:p>2268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799">
            <text:p>2779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232">
            <text:p>2823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96">
            <text:p>2589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621">
            <text:p>266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94.5">
            <text:p>2589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964.5">
            <text:p>2296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12">
            <text:p>227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189">
            <text:p>2118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9536.5">
            <text:p>1953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440">
            <text:p>2444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93.5">
            <text:p>2579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58.5">
            <text:p>2275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835.5">
            <text:p>2583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74.5">
            <text:p>2377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88.5">
            <text:p>2338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948">
            <text:p>2194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618.5">
            <text:p>2761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76">
            <text:p>2427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82.5">
            <text:p>2398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41">
            <text:p>2524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254.5">
            <text:p>2325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491">
            <text:p>2349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941.5">
            <text:p>2794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213.5">
            <text:p>2721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29">
            <text:p>2432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411.5">
            <text:p>2541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21">
            <text:p>271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912">
            <text:p>2291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80">
            <text:p>261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74">
            <text:p>2337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406">
            <text:p>264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771.5">
            <text:p>257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726">
            <text:p>2672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170">
            <text:p>2317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2249.5">
            <text:p>3224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208">
            <text:p>272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358.5">
            <text:p>2135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54.5">
            <text:p>2485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715">
            <text:p>2771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301">
            <text:p>273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68">
            <text:p>2616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07.5">
            <text:p>2390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754.5">
            <text:p>2675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81">
            <text:p>226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27.5">
            <text:p>2522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856.5">
            <text:p>2885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789.5">
            <text:p>2478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99.5">
            <text:p>2279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521">
            <text:p>285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081">
            <text:p>280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387">
            <text:p>2438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80">
            <text:p>236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87">
            <text:p>2608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744.5">
            <text:p>2674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975.5">
            <text:p>2197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01">
            <text:p>2630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219.5">
            <text:p>2021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359.5">
            <text:p>2235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002.5">
            <text:p>2300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88.5">
            <text:p>2508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48.5">
            <text:p>2594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691.5">
            <text:p>2469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449">
            <text:p>2544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817.5">
            <text:p>2481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1094.5">
            <text:p>3109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33.5">
            <text:p>2703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19">
            <text:p>2631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25.5">
            <text:p>2202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68.5">
            <text:p>2596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21">
            <text:p>227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140.5">
            <text:p>2914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95">
            <text:p>2379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206.5">
            <text:p>2420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125.5">
            <text:p>2112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48.5">
            <text:p>2394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418.5">
            <text:p>2741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08">
            <text:p>241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36">
            <text:p>252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336">
            <text:p>2733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739.5">
            <text:p>2273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68.5">
            <text:p>2416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471.5">
            <text:p>214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17">
            <text:p>2411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646">
            <text:p>2564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29">
            <text:p>2392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518">
            <text:p>2651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04.5">
            <text:p>2360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380">
            <text:p>2338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788.5">
            <text:p>23788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31">
            <text:p>2503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009">
            <text:p>2200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106">
            <text:p>2410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074.5">
            <text:p>2307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381">
            <text:p>203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543">
            <text:p>2754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860">
            <text:p>228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27.5">
            <text:p>2242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920.5">
            <text:p>2892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10">
            <text:p>2241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385">
            <text:p>2838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3723.5">
            <text:p>3372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446">
            <text:p>2244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381.5">
            <text:p>263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313.5">
            <text:p>2731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309">
            <text:p>2130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173">
            <text:p>2517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296">
            <text:p>2629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8876.5">
            <text:p>1887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14">
            <text:p>2701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59.5">
            <text:p>23959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8455.5">
            <text:p>2845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604">
            <text:p>2360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553.5">
            <text:p>23553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37.5">
            <text:p>25937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181">
            <text:p>2618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671.5">
            <text:p>2467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032.5">
            <text:p>2703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802.5">
            <text:p>2780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745.5">
            <text:p>29745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6048">
            <text:p>2604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0703">
            <text:p>2070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336.5">
            <text:p>2133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405">
            <text:p>2540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931">
            <text:p>2593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830.5">
            <text:p>21830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2682.5">
            <text:p>22682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69">
            <text:p>27169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031">
            <text:p>2503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681.5">
            <text:p>2468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868">
            <text:p>2786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308">
            <text:p>25308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9661.5">
            <text:p>2966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4544.5">
            <text:p>2454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7134.5">
            <text:p>27134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146.5">
            <text:p>21146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3931.5">
            <text:p>23931.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490.5">
            <text:p>2549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/00/0000</text:date>, <text:time style:data-style-name="N2" text:time-value="0000-00-00T12:34: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42:00</meta:creation-date>
    <dc:date>2012-11-18T12:34:48</dc:date>
    <dc:creator>Andrea Borghesi</dc:creator>
    <meta:editing-duration>P0D</meta:editing-duration>
    <meta:editing-cycles>2</meta:editing-cycles>
    <meta:generator>LibreOffice/3.6$Linux_X86_64 LibreOffice_project/932b512-69e3009-7a10e5c-fc86223-a55908</meta:generator>
    <meta:document-statistic meta:table-count="3" meta:cell-count="45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85cm" svg:height="9.006cm" xlink:href=".." xlink:type="simple" chart:class="chart:bar" chart:style-name="ch1">
        <chart:legend chart:legend-position="end" svg:x="22.022cm" svg:y="3.955cm" style:legend-expansion="high" chart:style-name="ch2"/>
        <chart:plot-area chart:style-name="ch3" table:cell-range-address="Sheet1.A1:Sheet1.B2250" svg:x="0.935cm" svg:y="0.855cm" svg:width="20.117cm" svg:height="7.551cm">
          <chartooo:coordinate-region svg:x="2.112cm" svg:y="1.054cm" svg:width="18.94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250" chart:class="chart:bar">
            <chart:data-point chart:repeated="2250"/>
          </chart:series>
          <chart:series chart:style-name="ch8" chart:values-cell-range-address="Sheet1.B1:Sheet1.B2250" chart:class="chart:bar"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19500.5">
                <text:p>19500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377">
                <text:p>25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8307">
                <text:p>18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1326.5">
                <text:p>2132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057.5">
                <text:p>2005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554.5">
                <text:p>2055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2201.5">
                <text:p>22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711.5">
                <text:p>237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110.5">
                <text:p>221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8785.5">
                <text:p>1878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963.5">
                <text:p>1796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461.5">
                <text:p>244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682.5">
                <text:p>2368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083">
                <text:p>22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8933.5">
                <text:p>1893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1059">
                <text:p>21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9793.5">
                <text:p>1979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8245">
                <text:p>18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8800.5">
                <text:p>2880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750.5">
                <text:p>2275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9931">
                <text:p>19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056.5">
                <text:p>240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4962.5">
                <text:p>2496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7133.5">
                <text:p>2713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2865.5">
                <text:p>2286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016">
                <text:p>26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306">
                <text:p>23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5239.5">
                <text:p>1523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032.5">
                <text:p>190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9459.5">
                <text:p>1945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419.5">
                <text:p>20419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825">
                <text:p>22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049.5">
                <text:p>2304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2744.5">
                <text:p>2274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2147.5">
                <text:p>2214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76.5">
                <text:p>2117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759.5">
                <text:p>2375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242.5">
                <text:p>2124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212">
                <text:p>22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5314.5">
                <text:p>1531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6658.5">
                <text:p>2665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582">
                <text:p>21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9813.5">
                <text:p>1981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5172.5">
                <text:p>2517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6752.5">
                <text:p>1675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151.5">
                <text:p>2615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9090.5">
                <text:p>1909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662.5">
                <text:p>2166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8997.5">
                <text:p>18997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463.5">
                <text:p>204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2923.5">
                <text:p>229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7548">
                <text:p>27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043.5">
                <text:p>1904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570.5">
                <text:p>2157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9614.5">
                <text:p>1961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7201.5">
                <text:p>1720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9048.5">
                <text:p>1904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1413">
                <text:p>21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0166.5">
                <text:p>20166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6775.5">
                <text:p>1677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615.5">
                <text:p>2361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9823">
                <text:p>198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0688.5">
                <text:p>2068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705.5">
                <text:p>2170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9244.5">
                <text:p>1924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4331">
                <text:p>24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0089.5">
                <text:p>20089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191.5">
                <text:p>2219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186.5">
                <text:p>2018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0880.5">
                <text:p>2088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556.5">
                <text:p>2055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19658.5">
                <text:p>1965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3370.5">
                <text:p>2337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927">
                <text:p>21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16074.5">
                <text:p>1607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297.5">
                <text:p>182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0984.5">
                <text:p>2098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0338.5">
                <text:p>2033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5620.5">
                <text:p>2562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0840.5">
                <text:p>2084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1298.5">
                <text:p>2129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0640">
                <text:p>206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3282.5">
                <text:p>2328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19329.5">
                <text:p>1932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6338">
                <text:p>26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2886.5">
                <text:p>22886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2281">
                <text:p>222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17819.5">
                <text:p>178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5210.5">
                <text:p>2521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6838">
                <text:p>26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1153.5">
                <text:p>211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3313">
                <text:p>233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2379.5">
                <text:p>2237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19702.5">
                <text:p>1970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7317.5">
                <text:p>2731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0406.5">
                <text:p>2040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178.5">
                <text:p>26178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924.5">
                <text:p>229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3153.5">
                <text:p>23153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4505.5">
                <text:p>2450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0007.5">
                <text:p>2000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1333.5">
                <text:p>21333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9354.5">
                <text:p>2935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675.5">
                <text:p>2167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1784.5">
                <text:p>2178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886.5">
                <text:p>25886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7396">
                <text:p>273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607.5">
                <text:p>226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291.5">
                <text:p>242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192.5">
                <text:p>2119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2638.5">
                <text:p>22638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0491.5">
                <text:p>2049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18985">
                <text:p>1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0104.5">
                <text:p>2010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7403.5">
                <text:p>2740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702.5">
                <text:p>2470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7484.5">
                <text:p>2748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0052.5">
                <text:p>20052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6366">
                <text:p>263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4831.5">
                <text:p>2483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0863.5">
                <text:p>2086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4508">
                <text:p>24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490">
                <text:p>244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078.5">
                <text:p>23078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1135">
                <text:p>21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060.5">
                <text:p>2306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9495.5">
                <text:p>2949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0992.5">
                <text:p>2099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873.5">
                <text:p>2187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0228.5">
                <text:p>2022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01.5">
                <text:p>27601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680.5">
                <text:p>2168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356">
                <text:p>27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5310.5">
                <text:p>2531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5616.5">
                <text:p>2561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1812.5">
                <text:p>218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978">
                <text:p>269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527.5">
                <text:p>19527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57.5">
                <text:p>2115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3297.5">
                <text:p>232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215.5">
                <text:p>2521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705.5">
                <text:p>2770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19530.5">
                <text:p>1953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7066.5">
                <text:p>2706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2974.5">
                <text:p>2297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2017.5">
                <text:p>2201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2779">
                <text:p>227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3974.5">
                <text:p>2397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1925">
                <text:p>21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9353.5">
                <text:p>29353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18210.5">
                <text:p>1821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7186.5">
                <text:p>1718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004.5">
                <text:p>2200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2514.5">
                <text:p>2251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219.5">
                <text:p>2121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6129.5">
                <text:p>26129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0265.5">
                <text:p>20265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723.5">
                <text:p>2372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9061.5">
                <text:p>1906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0531.5">
                <text:p>20531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3441">
                <text:p>234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6120.5">
                <text:p>26120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728.5">
                <text:p>29728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5914.5">
                <text:p>2591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05">
                <text:p>25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4065">
                <text:p>240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877.5">
                <text:p>21877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7326.5">
                <text:p>27326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170.5">
                <text:p>221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03.5">
                <text:p>25503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392.5">
                <text:p>2139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18715">
                <text:p>187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1008.5">
                <text:p>21008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17751.5">
                <text:p>1775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0484.5">
                <text:p>2048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8272.5">
                <text:p>2827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3198">
                <text:p>231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19524.5">
                <text:p>19524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2836.5">
                <text:p>2283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955.5">
                <text:p>21955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8992.5">
                <text:p>2899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2142">
                <text:p>22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2405">
                <text:p>224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8893">
                <text:p>28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002.5">
                <text:p>2400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2472.5">
                <text:p>2247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6682.5">
                <text:p>2668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6346.5">
                <text:p>26346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4594.5">
                <text:p>2459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489.5">
                <text:p>2048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5647.5">
                <text:p>25647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0514.5">
                <text:p>2051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0821.5">
                <text:p>2082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4522">
                <text:p>245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8505.5">
                <text:p>2850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4436">
                <text:p>244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5635.5">
                <text:p>25635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4690">
                <text:p>246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4961">
                <text:p>24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1277.5">
                <text:p>2127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17108">
                <text:p>171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7284.5">
                <text:p>27284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2157">
                <text:p>221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7978.5">
                <text:p>1797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5631.5">
                <text:p>25631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7400.5">
                <text:p>2740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706.5">
                <text:p>24706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2764.5">
                <text:p>22764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943.5">
                <text:p>21943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0169.5">
                <text:p>20169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416">
                <text:p>254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8222.5">
                <text:p>1822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2621.5">
                <text:p>22621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1757.5">
                <text:p>217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19389.5">
                <text:p>19389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7235.5">
                <text:p>27235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5367.5">
                <text:p>2536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2229.5">
                <text:p>22229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8530">
                <text:p>285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723.5">
                <text:p>21723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0296.5">
                <text:p>20296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1377.5">
                <text:p>2137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0762">
                <text:p>207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3826.5">
                <text:p>23826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17233.5">
                <text:p>17233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392.5">
                <text:p>2039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3558">
                <text:p>23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19232.5">
                <text:p>1923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2648">
                <text:p>226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5812">
                <text:p>258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612.5">
                <text:p>2661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0068.5">
                <text:p>20068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1184.5">
                <text:p>21184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0130">
                <text:p>201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4226.5">
                <text:p>2422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3672.5">
                <text:p>23672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0353.5">
                <text:p>2035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1117.5">
                <text:p>211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269">
                <text:p>222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457.5">
                <text:p>2145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4766">
                <text:p>247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3068.5">
                <text:p>23068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5621.5">
                <text:p>25621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5449.5">
                <text:p>2544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6727.5">
                <text:p>2672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8148.5">
                <text:p>28148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2674">
                <text:p>226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300.5">
                <text:p>25300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1965.5">
                <text:p>219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5610.5">
                <text:p>25610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5132.5">
                <text:p>25132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778.5">
                <text:p>23778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2490.5">
                <text:p>2249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31397.5">
                <text:p>31397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0026.5">
                <text:p>20026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1457">
                <text:p>21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1449">
                <text:p>214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8467">
                <text:p>284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2574.5">
                <text:p>225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1437.5">
                <text:p>2143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3002">
                <text:p>230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9558.5">
                <text:p>2955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2477.5">
                <text:p>22477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8589.5">
                <text:p>2858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19859.5">
                <text:p>19859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879.5">
                <text:p>22879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0439.5">
                <text:p>2043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312.5">
                <text:p>23312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0907.5">
                <text:p>2090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6026.5">
                <text:p>260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19339.5">
                <text:p>19339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19968.5">
                <text:p>19968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376.5">
                <text:p>2437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4881.5">
                <text:p>24881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6393.5">
                <text:p>26393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931">
                <text:p>279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7724.5">
                <text:p>27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3701.5">
                <text:p>23701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958.5">
                <text:p>27958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809">
                <text:p>308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1370.5">
                <text:p>21370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5093.5">
                <text:p>25093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5419.5">
                <text:p>2541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612.5">
                <text:p>2461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19588.5">
                <text:p>19588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5294.5">
                <text:p>2529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6568.5">
                <text:p>26568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966">
                <text:p>209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4954.5">
                <text:p>2495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770.5">
                <text:p>2277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17487.5">
                <text:p>17487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3960.5">
                <text:p>23960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30394.5">
                <text:p>3039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5497">
                <text:p>254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5728.5">
                <text:p>25728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732">
                <text:p>217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151.5">
                <text:p>25151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2730.5">
                <text:p>22730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4334.5">
                <text:p>2433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8494.5">
                <text:p>2849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1028">
                <text:p>210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6219.5">
                <text:p>2621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0150.5">
                <text:p>2015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217.5">
                <text:p>23217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30798.5">
                <text:p>30798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19495.5">
                <text:p>19495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606.5">
                <text:p>21606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19878.5">
                <text:p>19878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2623">
                <text:p>226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9952.5">
                <text:p>2995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002">
                <text:p>24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4184">
                <text:p>241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2579">
                <text:p>225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7873.5">
                <text:p>27873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18847.5">
                <text:p>18847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1995.5">
                <text:p>21995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961">
                <text:p>239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0497.5">
                <text:p>2049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6718.5">
                <text:p>2671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1817.5">
                <text:p>2181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4973.5">
                <text:p>24973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19819.5">
                <text:p>19819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7216.5">
                <text:p>2721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3945.5">
                <text:p>239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75.5">
                <text:p>2477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8044.5">
                <text:p>2804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1337.5">
                <text:p>213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9669.5">
                <text:p>2966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17522.5">
                <text:p>1752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6798">
                <text:p>267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9403.5">
                <text:p>29403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9155">
                <text:p>291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074.5">
                <text:p>2507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6594.5">
                <text:p>2659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6097.5">
                <text:p>2609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9127.5">
                <text:p>29127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12">
                <text:p>254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3031.5">
                <text:p>2303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7282">
                <text:p>272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961.5">
                <text:p>2696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2228.5">
                <text:p>2222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19429.5">
                <text:p>19429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686.5">
                <text:p>20686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7079.5">
                <text:p>270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19974.5">
                <text:p>199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19753.5">
                <text:p>19753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3014.5">
                <text:p>2301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983.5">
                <text:p>2398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319.5">
                <text:p>23319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17263.5">
                <text:p>17263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5334.5">
                <text:p>253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0091.5">
                <text:p>20091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663.5">
                <text:p>24663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3467.5">
                <text:p>23467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5402.5">
                <text:p>25402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5188.5">
                <text:p>25188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007.5">
                <text:p>26007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320.5">
                <text:p>243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1453">
                <text:p>214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0706.5">
                <text:p>20706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372">
                <text:p>233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0347.5">
                <text:p>20347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8515.5">
                <text:p>28515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931.5">
                <text:p>25931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4380.5">
                <text:p>24380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1958.5">
                <text:p>21958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318">
                <text:p>2831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18877.5">
                <text:p>18877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4971">
                <text:p>249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023.5">
                <text:p>2602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6083">
                <text:p>260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7100.5">
                <text:p>17100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4752.5">
                <text:p>24752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7603">
                <text:p>276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581.5">
                <text:p>27581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795.5">
                <text:p>2179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8708.5">
                <text:p>28708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1051.5">
                <text:p>21051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19456.5">
                <text:p>1945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16672.5">
                <text:p>1667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2037">
                <text:p>220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0649.5">
                <text:p>20649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17246.5">
                <text:p>17246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33">
                <text:p>271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5494.5">
                <text:p>2549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7727.5">
                <text:p>27727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4770.5">
                <text:p>2477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7707">
                <text:p>277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857.5">
                <text:p>24857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295">
                <text:p>272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385.5">
                <text:p>24385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0346.5">
                <text:p>2034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189">
                <text:p>251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081.5">
                <text:p>2408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2861">
                <text:p>228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0356.5">
                <text:p>2035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1526">
                <text:p>215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3824">
                <text:p>238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18861.5">
                <text:p>188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2601.5">
                <text:p>22601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1460.5">
                <text:p>21460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4306">
                <text:p>243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4464">
                <text:p>2446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6191">
                <text:p>261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31544">
                <text:p>3154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4889">
                <text:p>248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3629.5">
                <text:p>23629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0483.5">
                <text:p>20483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384.5">
                <text:p>2238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452.5">
                <text:p>22452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0962.5">
                <text:p>20962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1774.5">
                <text:p>2177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4846">
                <text:p>248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731.5">
                <text:p>2273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2267.5">
                <text:p>22267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124.5">
                <text:p>241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9175">
                <text:p>291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5560.5">
                <text:p>25560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275">
                <text:p>2527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877">
                <text:p>2587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267">
                <text:p>2226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272.5">
                <text:p>29272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19095.5">
                <text:p>19095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2557.5">
                <text:p>22557.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7516.5">
                <text:p>2751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8556.5">
                <text:p>28556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712.5">
                <text:p>26712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17496.5">
                <text:p>174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4087">
                <text:p>240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1190.5">
                <text:p>21190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738">
                <text:p>277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0253.5">
                <text:p>20253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6827.5">
                <text:p>26827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8514.5">
                <text:p>28514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976.5">
                <text:p>22976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2858">
                <text:p>228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4986">
                <text:p>249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1416">
                <text:p>214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0689.5">
                <text:p>20689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6078.5">
                <text:p>26078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7352.5">
                <text:p>2735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012">
                <text:p>220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4739.5">
                <text:p>24739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3732">
                <text:p>237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0341">
                <text:p>203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8141">
                <text:p>281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919.5">
                <text:p>23919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950.5">
                <text:p>24950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8356.5">
                <text:p>28356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0911.5">
                <text:p>20911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2139.5">
                <text:p>22139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6778">
                <text:p>2677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6291">
                <text:p>2629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0023.5">
                <text:p>20023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18060.5">
                <text:p>18060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8296">
                <text:p>28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1844.5">
                <text:p>2184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7979.5">
                <text:p>27979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3532.5">
                <text:p>2353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31715.5">
                <text:p>3171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9294.5">
                <text:p>29294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5558.5">
                <text:p>25558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806.5">
                <text:p>23806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127.5">
                <text:p>28127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550">
                <text:p>2255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4597.5">
                <text:p>24597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8628.5">
                <text:p>2862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8777">
                <text:p>2877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0784.5">
                <text:p>20784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3734">
                <text:p>237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1779.5">
                <text:p>21779.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4269.5">
                <text:p>24269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9538.5">
                <text:p>29538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1111">
                <text:p>211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596">
                <text:p>235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6961">
                <text:p>269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771.5">
                <text:p>267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9939">
                <text:p>2993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154">
                <text:p>2315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4790.5">
                <text:p>24790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765.5">
                <text:p>2276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3286.5">
                <text:p>23286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5519.5">
                <text:p>25519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559">
                <text:p>2355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18853.5">
                <text:p>18853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9067">
                <text:p>290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8668.5">
                <text:p>28668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9344.5">
                <text:p>29344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0996">
                <text:p>2099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8729.5">
                <text:p>28729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30624.5">
                <text:p>3062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7454.5">
                <text:p>2745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7459.5">
                <text:p>27459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6671.5">
                <text:p>26671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9454.5">
                <text:p>29454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1084.5">
                <text:p>2108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30684">
                <text:p>3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3634.5">
                <text:p>23634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7094">
                <text:p>270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0930.5">
                <text:p>20930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3481.5">
                <text:p>23481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212.5">
                <text:p>26212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6995.5">
                <text:p>2699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6839.5">
                <text:p>26839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548">
                <text:p>245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857.5">
                <text:p>25857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1327.5">
                <text:p>21327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3845.5">
                <text:p>23845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9883">
                <text:p>298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7298.5">
                <text:p>27298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147.5">
                <text:p>27147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0488.5">
                <text:p>20488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127.5">
                <text:p>24127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0373.5">
                <text:p>20373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27.5">
                <text:p>2622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8791">
                <text:p>287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416.5">
                <text:p>2341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645.5">
                <text:p>26645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4818">
                <text:p>248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3106.5">
                <text:p>23106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7530.5">
                <text:p>27530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3064.5">
                <text:p>23064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1867.5">
                <text:p>31867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4284.5">
                <text:p>2428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40.5">
                <text:p>23440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6846.5">
                <text:p>26846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1253.5">
                <text:p>2125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168.5">
                <text:p>26168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9981.5">
                <text:p>29981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1618.5">
                <text:p>2161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154">
                <text:p>241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3603">
                <text:p>236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946.5">
                <text:p>24946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3696.5">
                <text:p>2369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330.5">
                <text:p>2433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0191.5">
                <text:p>20191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8785">
                <text:p>287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3379.5">
                <text:p>23379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5323.5">
                <text:p>25323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0859.5">
                <text:p>20859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000.5">
                <text:p>25000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2711.5">
                <text:p>22711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9383">
                <text:p>2938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8138.5">
                <text:p>28138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60.5">
                <text:p>25160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281.5">
                <text:p>24281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6642.5">
                <text:p>26642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96.5">
                <text:p>2609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0212.5">
                <text:p>20212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3522.5">
                <text:p>23522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2058.5">
                <text:p>2205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241.5">
                <text:p>2824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7879">
                <text:p>2787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3377.5">
                <text:p>23377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1691.5">
                <text:p>21691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2074.5">
                <text:p>22074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1265.5">
                <text:p>21265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8232">
                <text:p>282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6621">
                <text:p>2662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19536.5">
                <text:p>19536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758.5">
                <text:p>22758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3774.5">
                <text:p>2377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7618.5">
                <text:p>27618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41.5">
                <text:p>2794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213.5">
                <text:p>27213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32249.5">
                <text:p>32249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4854.5">
                <text:p>2485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7715">
                <text:p>277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301">
                <text:p>2730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3907.5">
                <text:p>2390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8856.5">
                <text:p>2885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0219.5">
                <text:p>20219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59.5">
                <text:p>2235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4817.5">
                <text:p>2481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31094.5">
                <text:p>31094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025.5">
                <text:p>2202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9140.5">
                <text:p>29140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5.5">
                <text:p>21125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5646">
                <text:p>2564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3788.5">
                <text:p>23788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33723.5">
                <text:p>33723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18876.5">
                <text:p>18876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8455.5">
                <text:p>2845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3604">
                <text:p>2360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181">
                <text:p>2618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4671.5">
                <text:p>246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7032.5">
                <text:p>2703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9745.5">
                <text:p>29745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2682.5">
                <text:p>22682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661.5">
                <text:p>296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4544.5">
                <text:p>24544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7134.5">
                <text:p>27134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31.5">
                <text:p>23931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5490.5">
                <text:p>2549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:Sheet1.B2250" svg:x="1.33cm" svg:y="0.855cm" svg:width="14.03cm" svg:height="6.989cm">
          <chartooo:coordinate-region svg:x="2.507cm" svg:y="1.054cm" svg:width="12.613cm" svg:height="6.143cm"/>
          <chart:axis chart:dimension="x" chart:name="primary-x" chart:style-name="ch3">
            <chart:title svg:x="7.534cm" svg:y="8.024cm" chart:style-name="ch4">
              <text:p>Sensibilità</text:p>
            </chart:title>
          </chart:axis>
          <chart:axis chart:dimension="y" chart:name="primary-y" chart:style-name="ch3">
            <chart:title svg:x="0.451cm" svg:y="6.126cm" chart:style-name="ch5">
              <text:p>Produzione Elettrica kW</text:p>
            </chart:title>
            <chart:grid chart:style-name="ch6" chart:class="major"/>
          </chart:axis>
          <chart:series chart:style-name="ch7" chart:values-cell-range-address="Sheet1.B1:Sheet1.B2250" chart:class="chart:scatter">
            <chart:domain table:cell-range-address="Sheet1.A1:Sheet1.A2250"/>
            <chart:regression-curve chart:style-name="ch8">
              <chart:equation svg:x="2.248cm" svg:y="5.503cm"/>
            </chart:regression-curve>
            <chart:data-point chart:repeated="2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250</svg:desc>
                </draw:g>
              </table:table-cell>
              <table:table-cell office:value-type="float" office:value="19500.5">
                <text:p>19500.5</text:p>
                <draw:g>
                  <svg:desc>Sheet1.B1:Sheet1.B2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5377">
                <text:p>25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283">
                <text:p>2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964">
                <text:p>17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8307">
                <text:p>18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2115.5">
                <text:p>22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1326.5">
                <text:p>2132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2786">
                <text:p>2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8788">
                <text:p>18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0057.5">
                <text:p>2005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703.5">
                <text:p>2570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0554.5">
                <text:p>2055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2201.5">
                <text:p>2220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6204">
                <text:p>26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6909.5">
                <text:p>269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4286.5">
                <text:p>242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3711.5">
                <text:p>2371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2110.5">
                <text:p>2211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8785.5">
                <text:p>1878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9056">
                <text:p>19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7963.5">
                <text:p>1796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107">
                <text:p>22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4461.5">
                <text:p>244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4451">
                <text:p>244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3140.5">
                <text:p>2314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1156">
                <text:p>21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4338">
                <text:p>2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682.5">
                <text:p>2368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4231.5">
                <text:p>2423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083">
                <text:p>22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29396">
                <text:p>29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8317.5">
                <text:p>2831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3951.5">
                <text:p>239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8933.5">
                <text:p>18933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1059">
                <text:p>21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752">
                <text:p>21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9793.5">
                <text:p>1979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352.5">
                <text:p>2135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6425">
                <text:p>264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5913.5">
                <text:p>25913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81">
                <text:p>257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5219.5">
                <text:p>2521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3335">
                <text:p>233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8245">
                <text:p>18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32.5">
                <text:p>2393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1118.5">
                <text:p>21118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2820.5">
                <text:p>2282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2862">
                <text:p>22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5100">
                <text:p>25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8800.5">
                <text:p>2880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6.5">
                <text:p>2301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4250">
                <text:p>242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2750.5">
                <text:p>2275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2883">
                <text:p>22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3909.5">
                <text:p>23909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5361.5">
                <text:p>2536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9931">
                <text:p>19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2416">
                <text:p>22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4571.5">
                <text:p>24571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4503.5">
                <text:p>2450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4056.5">
                <text:p>2405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4962.5">
                <text:p>2496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2764">
                <text:p>22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6542">
                <text:p>26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7133.5">
                <text:p>27133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22722.5">
                <text:p>2272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3630.5">
                <text:p>2363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2865.5">
                <text:p>22865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6016">
                <text:p>260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3580.5">
                <text:p>2358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0189">
                <text:p>20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3306">
                <text:p>23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982.5">
                <text:p>2498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0666">
                <text:p>206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2728.5">
                <text:p>22728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5239.5">
                <text:p>15239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3099.5">
                <text:p>23099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032.5">
                <text:p>1903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9459.5">
                <text:p>19459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2057">
                <text:p>220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0419.5">
                <text:p>20419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2825">
                <text:p>22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116.5">
                <text:p>24116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0405">
                <text:p>204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049.5">
                <text:p>2304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22744.5">
                <text:p>22744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1625.5">
                <text:p>21625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5305">
                <text:p>253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4984">
                <text:p>249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22147.5">
                <text:p>22147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6680">
                <text:p>166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1656">
                <text:p>216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2462">
                <text:p>224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2336.5">
                <text:p>2233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3884">
                <text:p>23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21176.5">
                <text:p>2117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22491.5">
                <text:p>22491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3759.5">
                <text:p>23759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5104.5">
                <text:p>25104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1242.5">
                <text:p>2124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6407">
                <text:p>26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2141">
                <text:p>22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5529.5">
                <text:p>25529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26688.5">
                <text:p>26688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387.5">
                <text:p>2138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2212">
                <text:p>222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5314.5">
                <text:p>15314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818">
                <text:p>20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6658.5">
                <text:p>26658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1582">
                <text:p>21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1458">
                <text:p>214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4013.5">
                <text:p>24013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9813.5">
                <text:p>19813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4910">
                <text:p>2491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5172.5">
                <text:p>25172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6752.5">
                <text:p>1675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649">
                <text:p>226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0988">
                <text:p>209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6151.5">
                <text:p>26151.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1297.5">
                <text:p>21297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9090.5">
                <text:p>1909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3781.5">
                <text:p>2378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1662.5">
                <text:p>21662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8997.5">
                <text:p>18997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5312.5">
                <text:p>25312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463.5">
                <text:p>20463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6954">
                <text:p>169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22923.5">
                <text:p>2292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7548">
                <text:p>27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7853">
                <text:p>278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9043.5">
                <text:p>19043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570.5">
                <text:p>21570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5038.5">
                <text:p>25038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1622.5">
                <text:p>21622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9614.5">
                <text:p>1961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7201.5">
                <text:p>17201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19048.5">
                <text:p>19048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1413">
                <text:p>21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2992">
                <text:p>229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0166.5">
                <text:p>20166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16775.5">
                <text:p>1677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3615.5">
                <text:p>23615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9823">
                <text:p>198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724">
                <text:p>217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0688.5">
                <text:p>2068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3749.5">
                <text:p>23749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1846">
                <text:p>218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19348">
                <text:p>193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1705.5">
                <text:p>21705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5858">
                <text:p>258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2088">
                <text:p>2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19244.5">
                <text:p>19244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5199.5">
                <text:p>25199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24331">
                <text:p>24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5339">
                <text:p>253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2943.5">
                <text:p>22943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1316">
                <text:p>213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0827">
                <text:p>208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0089.5">
                <text:p>20089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2191.5">
                <text:p>22191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">
                <text:p>1.5</text:p>
              </table:table-cell>
              <table:table-cell office:value-type="float" office:value="23041.5">
                <text:p>23041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">
                <text:p>1.5</text:p>
              </table:table-cell>
              <table:table-cell office:value-type="float" office:value="20186.5">
                <text:p>2018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">
                <text:p>1.5</text:p>
              </table:table-cell>
              <table:table-cell office:value-type="float" office:value="21732.5">
                <text:p>21732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  <table:table-cell office:value-type="float" office:value="21320.5">
                <text:p>21320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">
                <text:p>1.5</text:p>
              </table:table-cell>
              <table:table-cell office:value-type="float" office:value="22791">
                <text:p>227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">
                <text:p>1.5</text:p>
              </table:table-cell>
              <table:table-cell office:value-type="float" office:value="20880.5">
                <text:p>2088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">
                <text:p>1.5</text:p>
              </table:table-cell>
              <table:table-cell office:value-type="float" office:value="23728.5">
                <text:p>23728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">
                <text:p>1.5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">
                <text:p>1.5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">
                <text:p>1.5</text:p>
              </table:table-cell>
              <table:table-cell office:value-type="float" office:value="19195">
                <text:p>191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">
                <text:p>1.5</text:p>
              </table:table-cell>
              <table:table-cell office:value-type="float" office:value="20339">
                <text:p>203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">
                <text:p>1.5</text:p>
              </table:table-cell>
              <table:table-cell office:value-type="float" office:value="20556.5">
                <text:p>20556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">
                <text:p>1.5</text:p>
              </table:table-cell>
              <table:table-cell office:value-type="float" office:value="19658.5">
                <text:p>19658.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">
                <text:p>1.5</text:p>
              </table:table-cell>
              <table:table-cell office:value-type="float" office:value="21564.5">
                <text:p>21564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">
                <text:p>1.5</text:p>
              </table:table-cell>
              <table:table-cell office:value-type="float" office:value="23398">
                <text:p>23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">
                <text:p>1.5</text:p>
              </table:table-cell>
              <table:table-cell office:value-type="float" office:value="23963">
                <text:p>23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">
                <text:p>1.5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">
                <text:p>1.5</text:p>
              </table:table-cell>
              <table:table-cell office:value-type="float" office:value="24742.5">
                <text:p>24742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">
                <text:p>1.5</text:p>
              </table:table-cell>
              <table:table-cell office:value-type="float" office:value="23370.5">
                <text:p>2337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">
                <text:p>1.5</text:p>
              </table:table-cell>
              <table:table-cell office:value-type="float" office:value="20543.5">
                <text:p>20543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">
                <text:p>1.5</text:p>
              </table:table-cell>
              <table:table-cell office:value-type="float" office:value="29334">
                <text:p>293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">
                <text:p>1.5</text:p>
              </table:table-cell>
              <table:table-cell office:value-type="float" office:value="23907">
                <text:p>23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">
                <text:p>1.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">
                <text:p>1.5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">
                <text:p>1.5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">
                <text:p>1.5</text:p>
              </table:table-cell>
              <table:table-cell office:value-type="float" office:value="21927">
                <text:p>219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">
                <text:p>1.5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5">
                <text:p>1.5</text:p>
              </table:table-cell>
              <table:table-cell office:value-type="float" office:value="16074.5">
                <text:p>16074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5">
                <text:p>1.5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">
                <text:p>1.5</text:p>
              </table:table-cell>
              <table:table-cell office:value-type="float" office:value="20087">
                <text:p>200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">
                <text:p>1.5</text:p>
              </table:table-cell>
              <table:table-cell office:value-type="float" office:value="25795">
                <text:p>257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">
                <text:p>1.5</text:p>
              </table:table-cell>
              <table:table-cell office:value-type="float" office:value="20755">
                <text:p>20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">
                <text:p>1.5</text:p>
              </table:table-cell>
              <table:table-cell office:value-type="float" office:value="22538">
                <text:p>225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5">
                <text:p>1.5</text:p>
              </table:table-cell>
              <table:table-cell office:value-type="float" office:value="22649.5">
                <text:p>22649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5">
                <text:p>1.5</text:p>
              </table:table-cell>
              <table:table-cell office:value-type="float" office:value="18297.5">
                <text:p>1829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5">
                <text:p>1.5</text:p>
              </table:table-cell>
              <table:table-cell office:value-type="float" office:value="27606.5">
                <text:p>27606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5">
                <text:p>1.5</text:p>
              </table:table-cell>
              <table:table-cell office:value-type="float" office:value="20984.5">
                <text:p>20984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5">
                <text:p>1.5</text:p>
              </table:table-cell>
              <table:table-cell office:value-type="float" office:value="22048">
                <text:p>220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5">
                <text:p>1.5</text:p>
              </table:table-cell>
              <table:table-cell office:value-type="float" office:value="24344">
                <text:p>243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">
                <text:p>1.5</text:p>
              </table:table-cell>
              <table:table-cell office:value-type="float" office:value="26402.5">
                <text:p>26402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5">
                <text:p>1.5</text:p>
              </table:table-cell>
              <table:table-cell office:value-type="float" office:value="25634.5">
                <text:p>25634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5">
                <text:p>1.5</text:p>
              </table:table-cell>
              <table:table-cell office:value-type="float" office:value="20338.5">
                <text:p>2033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5">
                <text:p>1.5</text:p>
              </table:table-cell>
              <table:table-cell office:value-type="float" office:value="25982.5">
                <text:p>25982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5">
                <text:p>1.5</text:p>
              </table:table-cell>
              <table:table-cell office:value-type="float" office:value="22144.5">
                <text:p>2214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5">
                <text:p>1.5</text:p>
              </table:table-cell>
              <table:table-cell office:value-type="float" office:value="23964.5">
                <text:p>23964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">
                <text:p>1.5</text:p>
              </table:table-cell>
              <table:table-cell office:value-type="float" office:value="22134">
                <text:p>221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5">
                <text:p>1.5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5">
                <text:p>1.5</text:p>
              </table:table-cell>
              <table:table-cell office:value-type="float" office:value="26291.5">
                <text:p>26291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5">
                <text:p>1.5</text:p>
              </table:table-cell>
              <table:table-cell office:value-type="float" office:value="25620.5">
                <text:p>2562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23746.5">
                <text:p>2374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">
                <text:p>1.5</text:p>
              </table:table-cell>
              <table:table-cell office:value-type="float" office:value="20840.5">
                <text:p>20840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">
                <text:p>1.5</text:p>
              </table:table-cell>
              <table:table-cell office:value-type="float" office:value="21298.5">
                <text:p>2129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">
                <text:p>1.5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">
                <text:p>1.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">
                <text:p>1.5</text:p>
              </table:table-cell>
              <table:table-cell office:value-type="float" office:value="23376.5">
                <text:p>23376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">
                <text:p>1.5</text:p>
              </table:table-cell>
              <table:table-cell office:value-type="float" office:value="19492">
                <text:p>194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">
                <text:p>1.5</text:p>
              </table:table-cell>
              <table:table-cell office:value-type="float" office:value="23149">
                <text:p>231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">
                <text:p>1.5</text:p>
              </table:table-cell>
              <table:table-cell office:value-type="float" office:value="23082">
                <text:p>230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">
                <text:p>1.5</text:p>
              </table:table-cell>
              <table:table-cell office:value-type="float" office:value="22374.5">
                <text:p>22374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">
                <text:p>1.5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">
                <text:p>1.5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">
                <text:p>1.5</text:p>
              </table:table-cell>
              <table:table-cell office:value-type="float" office:value="20640">
                <text:p>2064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">
                <text:p>1.5</text:p>
              </table:table-cell>
              <table:table-cell office:value-type="float" office:value="23282.5">
                <text:p>23282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">
                <text:p>1.5</text:p>
              </table:table-cell>
              <table:table-cell office:value-type="float" office:value="24735">
                <text:p>247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">
                <text:p>1.5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">
                <text:p>1.5</text:p>
              </table:table-cell>
              <table:table-cell office:value-type="float" office:value="23128.5">
                <text:p>23128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">
                <text:p>1.5</text:p>
              </table:table-cell>
              <table:table-cell office:value-type="float" office:value="24117.5">
                <text:p>24117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">
                <text:p>1.5</text:p>
              </table:table-cell>
              <table:table-cell office:value-type="float" office:value="20509.5">
                <text:p>20509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">
                <text:p>1.5</text:p>
              </table:table-cell>
              <table:table-cell office:value-type="float" office:value="22087.5">
                <text:p>22087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5">
                <text:p>1.5</text:p>
              </table:table-cell>
              <table:table-cell office:value-type="float" office:value="19329.5">
                <text:p>19329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">
                <text:p>1.5</text:p>
              </table:table-cell>
              <table:table-cell office:value-type="float" office:value="23875">
                <text:p>23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5">
                <text:p>1.5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">
                <text:p>1.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5">
                <text:p>1.5</text:p>
              </table:table-cell>
              <table:table-cell office:value-type="float" office:value="21396.5">
                <text:p>21396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5">
                <text:p>1.5</text:p>
              </table:table-cell>
              <table:table-cell office:value-type="float" office:value="21644.5">
                <text:p>21644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5">
                <text:p>1.5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">
                <text:p>1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5">
                <text:p>1.5</text:p>
              </table:table-cell>
              <table:table-cell office:value-type="float" office:value="24476.5">
                <text:p>24476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">
                <text:p>1.5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">
                <text:p>1.5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5">
                <text:p>1.5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5">
                <text:p>1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5">
                <text:p>1.5</text:p>
              </table:table-cell>
              <table:table-cell office:value-type="float" office:value="26338">
                <text:p>263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">
                <text:p>1.5</text:p>
              </table:table-cell>
              <table:table-cell office:value-type="float" office:value="26499.5">
                <text:p>26499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5">
                <text:p>1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5">
                <text:p>1.5</text:p>
              </table:table-cell>
              <table:table-cell office:value-type="float" office:value="22886.5">
                <text:p>22886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5">
                <text:p>1.5</text:p>
              </table:table-cell>
              <table:table-cell office:value-type="float" office:value="24857">
                <text:p>248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5">
                <text:p>1.5</text:p>
              </table:table-cell>
              <table:table-cell office:value-type="float" office:value="20530">
                <text:p>205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5">
                <text:p>1.5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5">
                <text:p>1.5</text:p>
              </table:table-cell>
              <table:table-cell office:value-type="float" office:value="23968.5">
                <text:p>23968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5">
                <text:p>1.5</text:p>
              </table:table-cell>
              <table:table-cell office:value-type="float" office:value="27174">
                <text:p>27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5">
                <text:p>1.5</text:p>
              </table:table-cell>
              <table:table-cell office:value-type="float" office:value="23417.5">
                <text:p>2341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5">
                <text:p>1.5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5">
                <text:p>1.5</text:p>
              </table:table-cell>
              <table:table-cell office:value-type="float" office:value="22299">
                <text:p>222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5">
                <text:p>1.5</text:p>
              </table:table-cell>
              <table:table-cell office:value-type="float" office:value="22281">
                <text:p>222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5">
                <text:p>1.5</text:p>
              </table:table-cell>
              <table:table-cell office:value-type="float" office:value="17819.5">
                <text:p>17819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5">
                <text:p>1.5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5">
                <text:p>1.5</text:p>
              </table:table-cell>
              <table:table-cell office:value-type="float" office:value="22141.5">
                <text:p>22141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5">
                <text:p>1.5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5">
                <text:p>1.5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5">
                <text:p>1.5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5">
                <text:p>1.5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5">
                <text:p>1.5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5">
                <text:p>1.5</text:p>
              </table:table-cell>
              <table:table-cell office:value-type="float" office:value="19426">
                <text:p>194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5">
                <text:p>1.5</text:p>
              </table:table-cell>
              <table:table-cell office:value-type="float" office:value="25210.5">
                <text:p>2521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5">
                <text:p>1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5">
                <text:p>1.5</text:p>
              </table:table-cell>
              <table:table-cell office:value-type="float" office:value="26838">
                <text:p>26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5">
                <text:p>1.5</text:p>
              </table:table-cell>
              <table:table-cell office:value-type="float" office:value="27773.5">
                <text:p>27773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">
                <text:p>1.5</text:p>
              </table:table-cell>
              <table:table-cell office:value-type="float" office:value="24444">
                <text:p>244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5">
                <text:p>1.5</text:p>
              </table:table-cell>
              <table:table-cell office:value-type="float" office:value="23900.5">
                <text:p>2390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5">
                <text:p>1.5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5">
                <text:p>1.5</text:p>
              </table:table-cell>
              <table:table-cell office:value-type="float" office:value="25583.5">
                <text:p>25583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">
                <text:p>1.5</text:p>
              </table:table-cell>
              <table:table-cell office:value-type="float" office:value="21153.5">
                <text:p>211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">
                <text:p>1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5">
                <text:p>1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5">
                <text:p>1.5</text:p>
              </table:table-cell>
              <table:table-cell office:value-type="float" office:value="21554">
                <text:p>21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5">
                <text:p>1.5</text:p>
              </table:table-cell>
              <table:table-cell office:value-type="float" office:value="21427.5">
                <text:p>2142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5">
                <text:p>1.5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5">
                <text:p>1.5</text:p>
              </table:table-cell>
              <table:table-cell office:value-type="float" office:value="23313">
                <text:p>233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5">
                <text:p>1.5</text:p>
              </table:table-cell>
              <table:table-cell office:value-type="float" office:value="26549.5">
                <text:p>26549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5">
                <text:p>1.5</text:p>
              </table:table-cell>
              <table:table-cell office:value-type="float" office:value="20678">
                <text:p>206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5">
                <text:p>1.5</text:p>
              </table:table-cell>
              <table:table-cell office:value-type="float" office:value="22379.5">
                <text:p>2237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5">
                <text:p>1.5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5">
                <text:p>1.5</text:p>
              </table:table-cell>
              <table:table-cell office:value-type="float" office:value="19702.5">
                <text:p>19702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5">
                <text:p>1.5</text:p>
              </table:table-cell>
              <table:table-cell office:value-type="float" office:value="27317.5">
                <text:p>27317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5">
                <text:p>1.5</text:p>
              </table:table-cell>
              <table:table-cell office:value-type="float" office:value="20406.5">
                <text:p>20406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5">
                <text:p>1.5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5">
                <text:p>1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5">
                <text:p>1.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5">
                <text:p>1.5</text:p>
              </table:table-cell>
              <table:table-cell office:value-type="float" office:value="25374.5">
                <text:p>25374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">
                <text:p>1.5</text:p>
              </table:table-cell>
              <table:table-cell office:value-type="float" office:value="26178.5">
                <text:p>26178.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5">
                <text:p>1.5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">
                <text:p>1.5</text:p>
              </table:table-cell>
              <table:table-cell office:value-type="float" office:value="18606">
                <text:p>186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5">
                <text:p>1.5</text:p>
              </table:table-cell>
              <table:table-cell office:value-type="float" office:value="26863">
                <text:p>268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5">
                <text:p>1.5</text:p>
              </table:table-cell>
              <table:table-cell office:value-type="float" office:value="22924.5">
                <text:p>22924.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5">
                <text:p>1.5</text:p>
              </table:table-cell>
              <table:table-cell office:value-type="float" office:value="23153.5">
                <text:p>23153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">
                <text:p>1.5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">
                <text:p>1.5</text:p>
              </table:table-cell>
              <table:table-cell office:value-type="float" office:value="24505.5">
                <text:p>2450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5">
                <text:p>1.5</text:p>
              </table:table-cell>
              <table:table-cell office:value-type="float" office:value="22942">
                <text:p>229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5">
                <text:p>1.5</text:p>
              </table:table-cell>
              <table:table-cell office:value-type="float" office:value="20007.5">
                <text:p>2000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5">
                <text:p>1.5</text:p>
              </table:table-cell>
              <table:table-cell office:value-type="float" office:value="23666">
                <text:p>236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5">
                <text:p>1.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">
                <text:p>1.5</text:p>
              </table:table-cell>
              <table:table-cell office:value-type="float" office:value="21333.5">
                <text:p>21333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">
                <text:p>1.5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">
                <text:p>1.5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">
                <text:p>1.5</text:p>
              </table:table-cell>
              <table:table-cell office:value-type="float" office:value="23593">
                <text:p>235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5">
                <text:p>1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5">
                <text:p>1.5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5">
                <text:p>1.5</text:p>
              </table:table-cell>
              <table:table-cell office:value-type="float" office:value="29354.5">
                <text:p>29354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">
                <text:p>1.5</text:p>
              </table:table-cell>
              <table:table-cell office:value-type="float" office:value="21675.5">
                <text:p>21675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">
                <text:p>1.5</text:p>
              </table:table-cell>
              <table:table-cell office:value-type="float" office:value="20070.5">
                <text:p>2007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5">
                <text:p>1.5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5">
                <text:p>1.5</text:p>
              </table:table-cell>
              <table:table-cell office:value-type="float" office:value="21784.5">
                <text:p>21784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5">
                <text:p>1.5</text:p>
              </table:table-cell>
              <table:table-cell office:value-type="float" office:value="25886.5">
                <text:p>25886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5">
                <text:p>1.5</text:p>
              </table:table-cell>
              <table:table-cell office:value-type="float" office:value="25525">
                <text:p>25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5">
                <text:p>1.5</text:p>
              </table:table-cell>
              <table:table-cell office:value-type="float" office:value="23942">
                <text:p>23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5">
                <text:p>1.5</text:p>
              </table:table-cell>
              <table:table-cell office:value-type="float" office:value="24660.5">
                <text:p>24660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5">
                <text:p>1.5</text:p>
              </table:table-cell>
              <table:table-cell office:value-type="float" office:value="20717.5">
                <text:p>20717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5">
                <text:p>1.5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5">
                <text:p>1.5</text:p>
              </table:table-cell>
              <table:table-cell office:value-type="float" office:value="27396">
                <text:p>273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">
                <text:p>1.5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5">
                <text:p>1.5</text:p>
              </table:table-cell>
              <table:table-cell office:value-type="float" office:value="22607.5">
                <text:p>22607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5">
                <text:p>1.5</text:p>
              </table:table-cell>
              <table:table-cell office:value-type="float" office:value="24287.5">
                <text:p>24287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5">
                <text:p>1.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5">
                <text:p>1.5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5">
                <text:p>1.5</text:p>
              </table:table-cell>
              <table:table-cell office:value-type="float" office:value="24291.5">
                <text:p>242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5">
                <text:p>1.5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">
                <text:p>1.5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">
                <text:p>1.5</text:p>
              </table:table-cell>
              <table:table-cell office:value-type="float" office:value="21192.5">
                <text:p>21192.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">
                <text:p>1.5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">
                <text:p>1.5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">
                <text:p>1.5</text:p>
              </table:table-cell>
              <table:table-cell office:value-type="float" office:value="22328">
                <text:p>2232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">
                <text:p>1.5</text:p>
              </table:table-cell>
              <table:table-cell office:value-type="float" office:value="19353.5">
                <text:p>19353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5">
                <text:p>1.5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5">
                <text:p>1.5</text:p>
              </table:table-cell>
              <table:table-cell office:value-type="float" office:value="22638.5">
                <text:p>22638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  <table:table-cell office:value-type="float" office:value="20491.5">
                <text:p>2049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">
                <text:p>1.5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5">
                <text:p>1.5</text:p>
              </table:table-cell>
              <table:table-cell office:value-type="float" office:value="23130.5">
                <text:p>2313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">
                <text:p>1.5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5">
                <text:p>1.5</text:p>
              </table:table-cell>
              <table:table-cell office:value-type="float" office:value="18985">
                <text:p>189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5">
                <text:p>1.5</text:p>
              </table:table-cell>
              <table:table-cell office:value-type="float" office:value="25098">
                <text:p>250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5">
                <text:p>1.5</text:p>
              </table:table-cell>
              <table:table-cell office:value-type="float" office:value="20584">
                <text:p>205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5">
                <text:p>1.5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5">
                <text:p>1.5</text:p>
              </table:table-cell>
              <table:table-cell office:value-type="float" office:value="25559">
                <text:p>25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5">
                <text:p>1.5</text:p>
              </table:table-cell>
              <table:table-cell office:value-type="float" office:value="23195.5">
                <text:p>23195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5">
                <text:p>1.5</text:p>
              </table:table-cell>
              <table:table-cell office:value-type="float" office:value="21101">
                <text:p>211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5">
                <text:p>1.5</text:p>
              </table:table-cell>
              <table:table-cell office:value-type="float" office:value="25801.5">
                <text:p>25801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5">
                <text:p>1.5</text:p>
              </table:table-cell>
              <table:table-cell office:value-type="float" office:value="23603.5">
                <text:p>23603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5">
                <text:p>1.5</text:p>
              </table:table-cell>
              <table:table-cell office:value-type="float" office:value="20104.5">
                <text:p>2010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5">
                <text:p>1.5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5">
                <text:p>1.5</text:p>
              </table:table-cell>
              <table:table-cell office:value-type="float" office:value="21082.5">
                <text:p>21082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  <table:table-cell office:value-type="float" office:value="22715">
                <text:p>227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">
                <text:p>1.5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5">
                <text:p>1.5</text:p>
              </table:table-cell>
              <table:table-cell office:value-type="float" office:value="23133.5">
                <text:p>23133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5">
                <text:p>1.5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5">
                <text:p>1.5</text:p>
              </table:table-cell>
              <table:table-cell office:value-type="float" office:value="22474">
                <text:p>224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5">
                <text:p>1.5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5">
                <text:p>1.5</text:p>
              </table:table-cell>
              <table:table-cell office:value-type="float" office:value="27167.5">
                <text:p>2716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5">
                <text:p>1.5</text:p>
              </table:table-cell>
              <table:table-cell office:value-type="float" office:value="27403.5">
                <text:p>27403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">
                <text:p>1.5</text:p>
              </table:table-cell>
              <table:table-cell office:value-type="float" office:value="21113">
                <text:p>211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5">
                <text:p>1.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5">
                <text:p>1.5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5">
                <text:p>1.5</text:p>
              </table:table-cell>
              <table:table-cell office:value-type="float" office:value="23359.5">
                <text:p>23359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5">
                <text:p>1.5</text:p>
              </table:table-cell>
              <table:table-cell office:value-type="float" office:value="24702.5">
                <text:p>24702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5">
                <text:p>1.5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5">
                <text:p>1.5</text:p>
              </table:table-cell>
              <table:table-cell office:value-type="float" office:value="22824.5">
                <text:p>22824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5">
                <text:p>1.5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5">
                <text:p>1.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5">
                <text:p>1.5</text:p>
              </table:table-cell>
              <table:table-cell office:value-type="float" office:value="27484.5">
                <text:p>2748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5">
                <text:p>1.5</text:p>
              </table:table-cell>
              <table:table-cell office:value-type="float" office:value="20052.5">
                <text:p>20052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5">
                <text:p>1.5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5">
                <text:p>1.5</text:p>
              </table:table-cell>
              <table:table-cell office:value-type="float" office:value="26366">
                <text:p>263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5">
                <text:p>1.5</text:p>
              </table:table-cell>
              <table:table-cell office:value-type="float" office:value="23780.5">
                <text:p>23780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5">
                <text:p>1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">
                <text:p>1.5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">
                <text:p>1.5</text:p>
              </table:table-cell>
              <table:table-cell office:value-type="float" office:value="25752">
                <text:p>257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">
                <text:p>1.5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">
                <text:p>1.5</text:p>
              </table:table-cell>
              <table:table-cell office:value-type="float" office:value="19635.5">
                <text:p>19635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">
                <text:p>1.5</text:p>
              </table:table-cell>
              <table:table-cell office:value-type="float" office:value="24477">
                <text:p>244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5">
                <text:p>1.5</text:p>
              </table:table-cell>
              <table:table-cell office:value-type="float" office:value="23056">
                <text:p>230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5">
                <text:p>1.5</text:p>
              </table:table-cell>
              <table:table-cell office:value-type="float" office:value="22540">
                <text:p>2254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5">
                <text:p>1.5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5">
                <text:p>1.5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5">
                <text:p>1.5</text:p>
              </table:table-cell>
              <table:table-cell office:value-type="float" office:value="24831.5">
                <text:p>24831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">
                <text:p>1.5</text:p>
              </table:table-cell>
              <table:table-cell office:value-type="float" office:value="20863.5">
                <text:p>2086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5">
                <text:p>1.5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5">
                <text:p>1.5</text:p>
              </table:table-cell>
              <table:table-cell office:value-type="float" office:value="24508">
                <text:p>245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5">
                <text:p>1.5</text:p>
              </table:table-cell>
              <table:table-cell office:value-type="float" office:value="24490">
                <text:p>244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5">
                <text:p>1.5</text:p>
              </table:table-cell>
              <table:table-cell office:value-type="float" office:value="23078.5">
                <text:p>23078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5">
                <text:p>1.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5">
                <text:p>1.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5">
                <text:p>1.5</text:p>
              </table:table-cell>
              <table:table-cell office:value-type="float" office:value="21135">
                <text:p>211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5">
                <text:p>1.5</text:p>
              </table:table-cell>
              <table:table-cell office:value-type="float" office:value="23060.5">
                <text:p>23060.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5">
                <text:p>1.5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5">
                <text:p>1.5</text:p>
              </table:table-cell>
              <table:table-cell office:value-type="float" office:value="21343">
                <text:p>213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">
                <text:p>1.5</text:p>
              </table:table-cell>
              <table:table-cell office:value-type="float" office:value="24765.5">
                <text:p>24765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5">
                <text:p>1.5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5">
                <text:p>1.5</text:p>
              </table:table-cell>
              <table:table-cell office:value-type="float" office:value="21282">
                <text:p>212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5">
                <text:p>1.5</text:p>
              </table:table-cell>
              <table:table-cell office:value-type="float" office:value="29495.5">
                <text:p>2949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5">
                <text:p>1.5</text:p>
              </table:table-cell>
              <table:table-cell office:value-type="float" office:value="27919">
                <text:p>2791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5">
                <text:p>1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">
                <text:p>1.5</text:p>
              </table:table-cell>
              <table:table-cell office:value-type="float" office:value="26813.5">
                <text:p>26813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">
                <text:p>1.5</text:p>
              </table:table-cell>
              <table:table-cell office:value-type="float" office:value="22254">
                <text:p>222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5">
                <text:p>1.5</text:p>
              </table:table-cell>
              <table:table-cell office:value-type="float" office:value="20992.5">
                <text:p>20992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5">
                <text:p>1.5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5">
                <text:p>1.5</text:p>
              </table:table-cell>
              <table:table-cell office:value-type="float" office:value="18942">
                <text:p>189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5">
                <text:p>1.5</text:p>
              </table:table-cell>
              <table:table-cell office:value-type="float" office:value="23265">
                <text:p>232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2542.5">
                <text:p>2254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24502.5">
                <text:p>24502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21873.5">
                <text:p>21873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22464">
                <text:p>224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23528">
                <text:p>235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22603">
                <text:p>226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21898">
                <text:p>218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27059">
                <text:p>2705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20228.5">
                <text:p>20228.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27601.5">
                <text:p>27601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21680.5">
                <text:p>21680.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21665">
                <text:p>216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  <table:table-cell office:value-type="float" office:value="22308.5">
                <text:p>22308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27356">
                <text:p>27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  <table:table-cell office:value-type="float" office:value="21006">
                <text:p>210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  <table:table-cell office:value-type="float" office:value="26320.5">
                <text:p>2632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  <table:table-cell office:value-type="float" office:value="24377.5">
                <text:p>24377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  <table:table-cell office:value-type="float" office:value="24557.5">
                <text:p>24557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  <table:table-cell office:value-type="float" office:value="26093.5">
                <text:p>26093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21927.5">
                <text:p>21927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  <table:table-cell office:value-type="float" office:value="23241">
                <text:p>232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25509">
                <text:p>255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  <table:table-cell office:value-type="float" office:value="23570.5">
                <text:p>2357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  <table:table-cell office:value-type="float" office:value="25018">
                <text:p>25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  <table:table-cell office:value-type="float" office:value="25310.5">
                <text:p>2531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  <table:table-cell office:value-type="float" office:value="25616.5">
                <text:p>25616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  <table:table-cell office:value-type="float" office:value="22832.5">
                <text:p>22832.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23249">
                <text:p>232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26846">
                <text:p>268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  <table:table-cell office:value-type="float" office:value="23480.5">
                <text:p>23480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  <table:table-cell office:value-type="float" office:value="21812.5">
                <text:p>21812.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  <table:table-cell office:value-type="float" office:value="22207">
                <text:p>222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  <table:table-cell office:value-type="float" office:value="21405.5">
                <text:p>21405.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  <table:table-cell office:value-type="float" office:value="26978">
                <text:p>269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  <table:table-cell office:value-type="float" office:value="25849">
                <text:p>25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28648">
                <text:p>286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  <table:table-cell office:value-type="float" office:value="19527.5">
                <text:p>19527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  <table:table-cell office:value-type="float" office:value="25327.5">
                <text:p>25327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  <table:table-cell office:value-type="float" office:value="24154.5">
                <text:p>24154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  <table:table-cell office:value-type="float" office:value="26186">
                <text:p>26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  <table:table-cell office:value-type="float" office:value="21157.5">
                <text:p>21157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  <table:table-cell office:value-type="float" office:value="23685">
                <text:p>236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  <table:table-cell office:value-type="float" office:value="23297.5">
                <text:p>23297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  <table:table-cell office:value-type="float" office:value="23968">
                <text:p>239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  <table:table-cell office:value-type="float" office:value="25215.5">
                <text:p>2521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23276.5">
                <text:p>23276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  <table:table-cell office:value-type="float" office:value="27705.5">
                <text:p>2770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  <table:table-cell office:value-type="float" office:value="19530.5">
                <text:p>19530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  <table:table-cell office:value-type="float" office:value="26541">
                <text:p>265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  <table:table-cell office:value-type="float" office:value="24964">
                <text:p>249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  <table:table-cell office:value-type="float" office:value="22311">
                <text:p>223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  <table:table-cell office:value-type="float" office:value="21303">
                <text:p>213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  <table:table-cell office:value-type="float" office:value="23625">
                <text:p>23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25534">
                <text:p>2553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  <table:table-cell office:value-type="float" office:value="26757">
                <text:p>2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27066.5">
                <text:p>27066.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  <table:table-cell office:value-type="float" office:value="22784.5">
                <text:p>22784.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  <table:table-cell office:value-type="float" office:value="23853">
                <text:p>238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  <table:table-cell office:value-type="float" office:value="22974.5">
                <text:p>22974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  <table:table-cell office:value-type="float" office:value="22017.5">
                <text:p>22017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  <table:table-cell office:value-type="float" office:value="22779">
                <text:p>227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  <table:table-cell office:value-type="float" office:value="25042.5">
                <text:p>25042.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  <table:table-cell office:value-type="float" office:value="22827.5">
                <text:p>22827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  <table:table-cell office:value-type="float" office:value="25760.5">
                <text:p>25760.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  <table:table-cell office:value-type="float" office:value="23974.5">
                <text:p>23974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  <table:table-cell office:value-type="float" office:value="23278">
                <text:p>232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26922.5">
                <text:p>26922.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21925">
                <text:p>21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29353.5">
                <text:p>29353.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23299">
                <text:p>2329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18210.5">
                <text:p>18210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24369.5">
                <text:p>24369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22553.5">
                <text:p>22553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17186.5">
                <text:p>17186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22004.5">
                <text:p>22004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22514.5">
                <text:p>22514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21219.5">
                <text:p>21219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19100">
                <text:p>191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26129.5">
                <text:p>26129.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  <table:table-cell office:value-type="float" office:value="20265.5">
                <text:p>20265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  <table:table-cell office:value-type="float" office:value="23723.5">
                <text:p>2372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  <table:table-cell office:value-type="float" office:value="21631">
                <text:p>2163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19061.5">
                <text:p>19061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24520.5">
                <text:p>24520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25203.5">
                <text:p>25203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20919">
                <text:p>209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26690">
                <text:p>2669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19930.5">
                <text:p>19930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20531.5">
                <text:p>20531.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18483">
                <text:p>184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22122">
                <text:p>221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24765">
                <text:p>247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23441">
                <text:p>234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25667">
                <text:p>25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19106">
                <text:p>191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26120.5">
                <text:p>26120.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28558">
                <text:p>285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25427">
                <text:p>2542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29728.5">
                <text:p>29728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25346">
                <text:p>253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24161.5">
                <text:p>24161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24353.5">
                <text:p>24353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  <table:table-cell office:value-type="float" office:value="25914.5">
                <text:p>25914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25605">
                <text:p>256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">
                <text:p>2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">
                <text:p>2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  <table:table-cell office:value-type="float" office:value="25223.5">
                <text:p>25223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  <table:table-cell office:value-type="float" office:value="24065">
                <text:p>240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  <table:table-cell office:value-type="float" office:value="22604.5">
                <text:p>22604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">
                <text:p>2</text:p>
              </table:table-cell>
              <table:table-cell office:value-type="float" office:value="21970">
                <text:p>219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">
                <text:p>2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21877.5">
                <text:p>21877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24653.5">
                <text:p>24653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23165.5">
                <text:p>23165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27326.5">
                <text:p>27326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23156">
                <text:p>231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25223">
                <text:p>252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22170.5">
                <text:p>221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25503.5">
                <text:p>25503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">
                <text:p>2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">
                <text:p>2</text:p>
              </table:table-cell>
              <table:table-cell office:value-type="float" office:value="26744">
                <text:p>267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">
                <text:p>2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25041.5">
                <text:p>25041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21319.5">
                <text:p>21319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21392.5">
                <text:p>21392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">
                <text:p>2</text:p>
              </table:table-cell>
              <table:table-cell office:value-type="float" office:value="21656.5">
                <text:p>21656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">
                <text:p>2</text:p>
              </table:table-cell>
              <table:table-cell office:value-type="float" office:value="25330.5">
                <text:p>25330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">
                <text:p>2</text:p>
              </table:table-cell>
              <table:table-cell office:value-type="float" office:value="23741">
                <text:p>237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18715">
                <text:p>187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20449">
                <text:p>204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21008.5">
                <text:p>21008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25717">
                <text:p>257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17751.5">
                <text:p>17751.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24893">
                <text:p>24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21423">
                <text:p>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20484.5">
                <text:p>20484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28272.5">
                <text:p>28272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25586.5">
                <text:p>25586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21536">
                <text:p>215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">
                <text:p>2</text:p>
              </table:table-cell>
              <table:table-cell office:value-type="float" office:value="21967">
                <text:p>219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17887">
                <text:p>178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23198">
                <text:p>231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">
                <text:p>2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">
                <text:p>2</text:p>
              </table:table-cell>
              <table:table-cell office:value-type="float" office:value="22962">
                <text:p>229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23280">
                <text:p>232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">
                <text:p>2</text:p>
              </table:table-cell>
              <table:table-cell office:value-type="float" office:value="24731">
                <text:p>247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">
                <text:p>2</text:p>
              </table:table-cell>
              <table:table-cell office:value-type="float" office:value="17597">
                <text:p>17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  <table:table-cell office:value-type="float" office:value="19524.5">
                <text:p>19524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">
                <text:p>2</text:p>
              </table:table-cell>
              <table:table-cell office:value-type="float" office:value="27135">
                <text:p>271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">
                <text:p>2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">
                <text:p>2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">
                <text:p>2</text:p>
              </table:table-cell>
              <table:table-cell office:value-type="float" office:value="20696">
                <text:p>206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  <table:table-cell office:value-type="float" office:value="23831.5">
                <text:p>23831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  <table:table-cell office:value-type="float" office:value="22836.5">
                <text:p>2283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">
                <text:p>2</text:p>
              </table:table-cell>
              <table:table-cell office:value-type="float" office:value="22184">
                <text:p>2218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  <table:table-cell office:value-type="float" office:value="21955.5">
                <text:p>21955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28992.5">
                <text:p>2899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">
                <text:p>2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">
                <text:p>2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  <table:table-cell office:value-type="float" office:value="22142">
                <text:p>22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  <table:table-cell office:value-type="float" office:value="21233.5">
                <text:p>21233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">
                <text:p>2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">
                <text:p>2</text:p>
              </table:table-cell>
              <table:table-cell office:value-type="float" office:value="23193">
                <text:p>2319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22405">
                <text:p>224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24898.5">
                <text:p>2489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28893">
                <text:p>288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26627">
                <text:p>2662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24002.5">
                <text:p>24002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">
                <text:p>2</text:p>
              </table:table-cell>
              <table:table-cell office:value-type="float" office:value="22472.5">
                <text:p>2247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">
                <text:p>2</text:p>
              </table:table-cell>
              <table:table-cell office:value-type="float" office:value="22790.5">
                <text:p>22790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">
                <text:p>2</text:p>
              </table:table-cell>
              <table:table-cell office:value-type="float" office:value="26682.5">
                <text:p>26682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">
                <text:p>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">
                <text:p>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">
                <text:p>2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">
                <text:p>2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  <table:table-cell office:value-type="float" office:value="26346.5">
                <text:p>26346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">
                <text:p>2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">
                <text:p>2</text:p>
              </table:table-cell>
              <table:table-cell office:value-type="float" office:value="23120.5">
                <text:p>23120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">
                <text:p>2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">
                <text:p>2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">
                <text:p>2</text:p>
              </table:table-cell>
              <table:table-cell office:value-type="float" office:value="24594.5">
                <text:p>2459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">
                <text:p>2</text:p>
              </table:table-cell>
              <table:table-cell office:value-type="float" office:value="20489.5">
                <text:p>2048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">
                <text:p>2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">
                <text:p>2</text:p>
              </table:table-cell>
              <table:table-cell office:value-type="float" office:value="22722">
                <text:p>227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">
                <text:p>2</text:p>
              </table:table-cell>
              <table:table-cell office:value-type="float" office:value="20126.5">
                <text:p>20126.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  <table:table-cell office:value-type="float" office:value="25032">
                <text:p>250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">
                <text:p>2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">
                <text:p>2</text:p>
              </table:table-cell>
              <table:table-cell office:value-type="float" office:value="20910">
                <text:p>209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  <table:table-cell office:value-type="float" office:value="21339">
                <text:p>2133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  <table:table-cell office:value-type="float" office:value="20532">
                <text:p>205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5">
                <text:p>2.5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5">
                <text:p>2.5</text:p>
              </table:table-cell>
              <table:table-cell office:value-type="float" office:value="22440.5">
                <text:p>22440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.5">
                <text:p>2.5</text:p>
              </table:table-cell>
              <table:table-cell office:value-type="float" office:value="22800.5">
                <text:p>22800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.5">
                <text:p>2.5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5">
                <text:p>2.5</text:p>
              </table:table-cell>
              <table:table-cell office:value-type="float" office:value="22723">
                <text:p>227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.5">
                <text:p>2.5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.5">
                <text:p>2.5</text:p>
              </table:table-cell>
              <table:table-cell office:value-type="float" office:value="18795">
                <text:p>187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.5">
                <text:p>2.5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.5">
                <text:p>2.5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.5">
                <text:p>2.5</text:p>
              </table:table-cell>
              <table:table-cell office:value-type="float" office:value="24630.5">
                <text:p>2463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5">
                <text:p>2.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">
                <text:p>2.5</text:p>
              </table:table-cell>
              <table:table-cell office:value-type="float" office:value="25647.5">
                <text:p>25647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.5">
                <text:p>2.5</text:p>
              </table:table-cell>
              <table:table-cell office:value-type="float" office:value="19067.5">
                <text:p>19067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.5">
                <text:p>2.5</text:p>
              </table:table-cell>
              <table:table-cell office:value-type="float" office:value="24073">
                <text:p>240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.5">
                <text:p>2.5</text:p>
              </table:table-cell>
              <table:table-cell office:value-type="float" office:value="23796.5">
                <text:p>23796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.5">
                <text:p>2.5</text:p>
              </table:table-cell>
              <table:table-cell office:value-type="float" office:value="20514.5">
                <text:p>20514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.5">
                <text:p>2.5</text:p>
              </table:table-cell>
              <table:table-cell office:value-type="float" office:value="20821.5">
                <text:p>20821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.5">
                <text:p>2.5</text:p>
              </table:table-cell>
              <table:table-cell office:value-type="float" office:value="24522">
                <text:p>245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.5">
                <text:p>2.5</text:p>
              </table:table-cell>
              <table:table-cell office:value-type="float" office:value="28505.5">
                <text:p>2850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.5">
                <text:p>2.5</text:p>
              </table:table-cell>
              <table:table-cell office:value-type="float" office:value="24436">
                <text:p>244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5">
                <text:p>2.5</text:p>
              </table:table-cell>
              <table:table-cell office:value-type="float" office:value="23228.5">
                <text:p>23228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.5">
                <text:p>2.5</text:p>
              </table:table-cell>
              <table:table-cell office:value-type="float" office:value="25635.5">
                <text:p>25635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.5">
                <text:p>2.5</text:p>
              </table:table-cell>
              <table:table-cell office:value-type="float" office:value="23594">
                <text:p>235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.5">
                <text:p>2.5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.5">
                <text:p>2.5</text:p>
              </table:table-cell>
              <table:table-cell office:value-type="float" office:value="21484.5">
                <text:p>21484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.5">
                <text:p>2.5</text:p>
              </table:table-cell>
              <table:table-cell office:value-type="float" office:value="24690">
                <text:p>2469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.5">
                <text:p>2.5</text:p>
              </table:table-cell>
              <table:table-cell office:value-type="float" office:value="26884.5">
                <text:p>26884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5">
                <text:p>2.5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.5">
                <text:p>2.5</text:p>
              </table:table-cell>
              <table:table-cell office:value-type="float" office:value="21532">
                <text:p>215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.5">
                <text:p>2.5</text:p>
              </table:table-cell>
              <table:table-cell office:value-type="float" office:value="24961">
                <text:p>249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.5">
                <text:p>2.5</text:p>
              </table:table-cell>
              <table:table-cell office:value-type="float" office:value="23127">
                <text:p>231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5">
                <text:p>2.5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.5">
                <text:p>2.5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.5">
                <text:p>2.5</text:p>
              </table:table-cell>
              <table:table-cell office:value-type="float" office:value="17969">
                <text:p>17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.5">
                <text:p>2.5</text:p>
              </table:table-cell>
              <table:table-cell office:value-type="float" office:value="21277.5">
                <text:p>2127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.5">
                <text:p>2.5</text:p>
              </table:table-cell>
              <table:table-cell office:value-type="float" office:value="22176">
                <text:p>221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5">
                <text:p>2.5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.5">
                <text:p>2.5</text:p>
              </table:table-cell>
              <table:table-cell office:value-type="float" office:value="22493.5">
                <text:p>22493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.5">
                <text:p>2.5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5">
                <text:p>2.5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.5">
                <text:p>2.5</text:p>
              </table:table-cell>
              <table:table-cell office:value-type="float" office:value="17108">
                <text:p>171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.5">
                <text:p>2.5</text:p>
              </table:table-cell>
              <table:table-cell office:value-type="float" office:value="25531">
                <text:p>2553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.5">
                <text:p>2.5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.5">
                <text:p>2.5</text:p>
              </table:table-cell>
              <table:table-cell office:value-type="float" office:value="27284.5">
                <text:p>27284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.5">
                <text:p>2.5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.5">
                <text:p>2.5</text:p>
              </table:table-cell>
              <table:table-cell office:value-type="float" office:value="22157">
                <text:p>221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.5">
                <text:p>2.5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.5">
                <text:p>2.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7978.5">
                <text:p>17978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5">
                <text:p>2.5</text:p>
              </table:table-cell>
              <table:table-cell office:value-type="float" office:value="24843">
                <text:p>248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5">
                <text:p>2.5</text:p>
              </table:table-cell>
              <table:table-cell office:value-type="float" office:value="23551">
                <text:p>235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.5">
                <text:p>2.5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.5">
                <text:p>2.5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5">
                <text:p>2.5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.5">
                <text:p>2.5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.5">
                <text:p>2.5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.5">
                <text:p>2.5</text:p>
              </table:table-cell>
              <table:table-cell office:value-type="float" office:value="25631.5">
                <text:p>25631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5">
                <text:p>2.5</text:p>
              </table:table-cell>
              <table:table-cell office:value-type="float" office:value="22878">
                <text:p>228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.5">
                <text:p>2.5</text:p>
              </table:table-cell>
              <table:table-cell office:value-type="float" office:value="27400.5">
                <text:p>27400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5">
                <text:p>2.5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.5">
                <text:p>2.5</text:p>
              </table:table-cell>
              <table:table-cell office:value-type="float" office:value="22955.5">
                <text:p>22955.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.5">
                <text:p>2.5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.5">
                <text:p>2.5</text:p>
              </table:table-cell>
              <table:table-cell office:value-type="float" office:value="21954.5">
                <text:p>21954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5">
                <text:p>2.5</text:p>
              </table:table-cell>
              <table:table-cell office:value-type="float" office:value="27230">
                <text:p>2723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.5">
                <text:p>2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5">
                <text:p>2.5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.5">
                <text:p>2.5</text:p>
              </table:table-cell>
              <table:table-cell office:value-type="float" office:value="24706.5">
                <text:p>24706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.5">
                <text:p>2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.5">
                <text:p>2.5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.5">
                <text:p>2.5</text:p>
              </table:table-cell>
              <table:table-cell office:value-type="float" office:value="22764.5">
                <text:p>22764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.5">
                <text:p>2.5</text:p>
              </table:table-cell>
              <table:table-cell office:value-type="float" office:value="21943.5">
                <text:p>21943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.5">
                <text:p>2.5</text:p>
              </table:table-cell>
              <table:table-cell office:value-type="float" office:value="20169.5">
                <text:p>20169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.5">
                <text:p>2.5</text:p>
              </table:table-cell>
              <table:table-cell office:value-type="float" office:value="24918">
                <text:p>2491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5">
                <text:p>2.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5">
                <text:p>2.5</text:p>
              </table:table-cell>
              <table:table-cell office:value-type="float" office:value="25416">
                <text:p>254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.5">
                <text:p>2.5</text:p>
              </table:table-cell>
              <table:table-cell office:value-type="float" office:value="23805.5">
                <text:p>23805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.5">
                <text:p>2.5</text:p>
              </table:table-cell>
              <table:table-cell office:value-type="float" office:value="17675.5">
                <text:p>17675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.5">
                <text:p>2.5</text:p>
              </table:table-cell>
              <table:table-cell office:value-type="float" office:value="23141.5">
                <text:p>23141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.5">
                <text:p>2.5</text:p>
              </table:table-cell>
              <table:table-cell office:value-type="float" office:value="23058">
                <text:p>2305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5">
                <text:p>2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.5">
                <text:p>2.5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  <table:table-cell office:value-type="float" office:value="23323">
                <text:p>2332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.5">
                <text:p>2.5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.5">
                <text:p>2.5</text:p>
              </table:table-cell>
              <table:table-cell office:value-type="float" office:value="22103.5">
                <text:p>22103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.5">
                <text:p>2.5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.5">
                <text:p>2.5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.5">
                <text:p>2.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.5">
                <text:p>2.5</text:p>
              </table:table-cell>
              <table:table-cell office:value-type="float" office:value="26200.5">
                <text:p>26200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.5">
                <text:p>2.5</text:p>
              </table:table-cell>
              <table:table-cell office:value-type="float" office:value="25591.5">
                <text:p>2559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.5">
                <text:p>2.5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.5">
                <text:p>2.5</text:p>
              </table:table-cell>
              <table:table-cell office:value-type="float" office:value="23225.5">
                <text:p>23225.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5">
                <text:p>2.5</text:p>
              </table:table-cell>
              <table:table-cell office:value-type="float" office:value="19515">
                <text:p>195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.5">
                <text:p>2.5</text:p>
              </table:table-cell>
              <table:table-cell office:value-type="float" office:value="19142">
                <text:p>1914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.5">
                <text:p>2.5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.5">
                <text:p>2.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.5">
                <text:p>2.5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.5">
                <text:p>2.5</text:p>
              </table:table-cell>
              <table:table-cell office:value-type="float" office:value="18222.5">
                <text:p>18222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.5">
                <text:p>2.5</text:p>
              </table:table-cell>
              <table:table-cell office:value-type="float" office:value="22621.5">
                <text:p>22621.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5">
                <text:p>2.5</text:p>
              </table:table-cell>
              <table:table-cell office:value-type="float" office:value="26144">
                <text:p>261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.5">
                <text:p>2.5</text:p>
              </table:table-cell>
              <table:table-cell office:value-type="float" office:value="21757.5">
                <text:p>21757.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.5">
                <text:p>2.5</text:p>
              </table:table-cell>
              <table:table-cell office:value-type="float" office:value="22745">
                <text:p>227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5">
                <text:p>2.5</text:p>
              </table:table-cell>
              <table:table-cell office:value-type="float" office:value="20323">
                <text:p>203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.5">
                <text:p>2.5</text:p>
              </table:table-cell>
              <table:table-cell office:value-type="float" office:value="26845">
                <text:p>2684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.5">
                <text:p>2.5</text:p>
              </table:table-cell>
              <table:table-cell office:value-type="float" office:value="19389.5">
                <text:p>19389.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.5">
                <text:p>2.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.5">
                <text:p>2.5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.5">
                <text:p>2.5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.5">
                <text:p>2.5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.5">
                <text:p>2.5</text:p>
              </table:table-cell>
              <table:table-cell office:value-type="float" office:value="27235.5">
                <text:p>27235.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.5">
                <text:p>2.5</text:p>
              </table:table-cell>
              <table:table-cell office:value-type="float" office:value="25367.5">
                <text:p>25367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5">
                <text:p>2.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5">
                <text:p>2.5</text:p>
              </table:table-cell>
              <table:table-cell office:value-type="float" office:value="22878.5">
                <text:p>22878.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.5">
                <text:p>2.5</text:p>
              </table:table-cell>
              <table:table-cell office:value-type="float" office:value="22229.5">
                <text:p>22229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.5">
                <text:p>2.5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.5">
                <text:p>2.5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5">
                <text:p>2.5</text:p>
              </table:table-cell>
              <table:table-cell office:value-type="float" office:value="23330">
                <text:p>233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5">
                <text:p>2.5</text:p>
              </table:table-cell>
              <table:table-cell office:value-type="float" office:value="28530">
                <text:p>2853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5">
                <text:p>2.5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5">
                <text:p>2.5</text:p>
              </table:table-cell>
              <table:table-cell office:value-type="float" office:value="21723.5">
                <text:p>21723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5">
                <text:p>2.5</text:p>
              </table:table-cell>
              <table:table-cell office:value-type="float" office:value="26873">
                <text:p>268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">
                <text:p>2.5</text:p>
              </table:table-cell>
              <table:table-cell office:value-type="float" office:value="21920">
                <text:p>2192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5">
                <text:p>2.5</text:p>
              </table:table-cell>
              <table:table-cell office:value-type="float" office:value="23903">
                <text:p>239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5">
                <text:p>2.5</text:p>
              </table:table-cell>
              <table:table-cell office:value-type="float" office:value="20296.5">
                <text:p>20296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5">
                <text:p>2.5</text:p>
              </table:table-cell>
              <table:table-cell office:value-type="float" office:value="21377.5">
                <text:p>21377.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5">
                <text:p>2.5</text:p>
              </table:table-cell>
              <table:table-cell office:value-type="float" office:value="25733.5">
                <text:p>25733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5">
                <text:p>2.5</text:p>
              </table:table-cell>
              <table:table-cell office:value-type="float" office:value="21065">
                <text:p>210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5">
                <text:p>2.5</text:p>
              </table:table-cell>
              <table:table-cell office:value-type="float" office:value="23510">
                <text:p>235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5">
                <text:p>2.5</text:p>
              </table:table-cell>
              <table:table-cell office:value-type="float" office:value="20762">
                <text:p>207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5">
                <text:p>2.5</text:p>
              </table:table-cell>
              <table:table-cell office:value-type="float" office:value="23089.5">
                <text:p>23089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5">
                <text:p>2.5</text:p>
              </table:table-cell>
              <table:table-cell office:value-type="float" office:value="23826.5">
                <text:p>23826.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5">
                <text:p>2.5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5">
                <text:p>2.5</text:p>
              </table:table-cell>
              <table:table-cell office:value-type="float" office:value="27249">
                <text:p>272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5">
                <text:p>2.5</text:p>
              </table:table-cell>
              <table:table-cell office:value-type="float" office:value="24628.5">
                <text:p>24628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">
                <text:p>2.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5">
                <text:p>2.5</text:p>
              </table:table-cell>
              <table:table-cell office:value-type="float" office:value="17233.5">
                <text:p>17233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5">
                <text:p>2.5</text:p>
              </table:table-cell>
              <table:table-cell office:value-type="float" office:value="18915">
                <text:p>189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5">
                <text:p>2.5</text:p>
              </table:table-cell>
              <table:table-cell office:value-type="float" office:value="24255">
                <text:p>2425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5">
                <text:p>2.5</text:p>
              </table:table-cell>
              <table:table-cell office:value-type="float" office:value="20392.5">
                <text:p>20392.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5">
                <text:p>2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">
                <text:p>2.5</text:p>
              </table:table-cell>
              <table:table-cell office:value-type="float" office:value="23558">
                <text:p>235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5">
                <text:p>2.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5">
                <text:p>2.5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">
                <text:p>2.5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">
                <text:p>2.5</text:p>
              </table:table-cell>
              <table:table-cell office:value-type="float" office:value="26887">
                <text:p>268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">
                <text:p>2.5</text:p>
              </table:table-cell>
              <table:table-cell office:value-type="float" office:value="21353">
                <text:p>2135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">
                <text:p>2.5</text:p>
              </table:table-cell>
              <table:table-cell office:value-type="float" office:value="24392">
                <text:p>243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5">
                <text:p>2.5</text:p>
              </table:table-cell>
              <table:table-cell office:value-type="float" office:value="20506">
                <text:p>205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5">
                <text:p>2.5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">
                <text:p>2.5</text:p>
              </table:table-cell>
              <table:table-cell office:value-type="float" office:value="21839">
                <text:p>2183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">
                <text:p>2.5</text:p>
              </table:table-cell>
              <table:table-cell office:value-type="float" office:value="19232.5">
                <text:p>19232.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">
                <text:p>2.5</text:p>
              </table:table-cell>
              <table:table-cell office:value-type="float" office:value="21270.5">
                <text:p>21270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5">
                <text:p>2.5</text:p>
              </table:table-cell>
              <table:table-cell office:value-type="float" office:value="27753">
                <text:p>27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5">
                <text:p>2.5</text:p>
              </table:table-cell>
              <table:table-cell office:value-type="float" office:value="22648">
                <text:p>2264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5">
                <text:p>2.5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5">
                <text:p>2.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5">
                <text:p>2.5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5">
                <text:p>2.5</text:p>
              </table:table-cell>
              <table:table-cell office:value-type="float" office:value="22751.5">
                <text:p>22751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5">
                <text:p>2.5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5">
                <text:p>2.5</text:p>
              </table:table-cell>
              <table:table-cell office:value-type="float" office:value="24507">
                <text:p>245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5">
                <text:p>2.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5">
                <text:p>2.5</text:p>
              </table:table-cell>
              <table:table-cell office:value-type="float" office:value="21464">
                <text:p>214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5">
                <text:p>2.5</text:p>
              </table:table-cell>
              <table:table-cell office:value-type="float" office:value="25060">
                <text:p>2506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5">
                <text:p>2.5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5">
                <text:p>2.5</text:p>
              </table:table-cell>
              <table:table-cell office:value-type="float" office:value="25935.5">
                <text:p>25935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5">
                <text:p>2.5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5">
                <text:p>2.5</text:p>
              </table:table-cell>
              <table:table-cell office:value-type="float" office:value="25812">
                <text:p>258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5">
                <text:p>2.5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5">
                <text:p>2.5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.5">
                <text:p>2.5</text:p>
              </table:table-cell>
              <table:table-cell office:value-type="float" office:value="23771">
                <text:p>237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5">
                <text:p>2.5</text:p>
              </table:table-cell>
              <table:table-cell office:value-type="float" office:value="26612.5">
                <text:p>26612.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5">
                <text:p>2.5</text:p>
              </table:table-cell>
              <table:table-cell office:value-type="float" office:value="23975">
                <text:p>23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.5">
                <text:p>2.5</text:p>
              </table:table-cell>
              <table:table-cell office:value-type="float" office:value="20068.5">
                <text:p>20068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.5">
                <text:p>2.5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.5">
                <text:p>2.5</text:p>
              </table:table-cell>
              <table:table-cell office:value-type="float" office:value="21184.5">
                <text:p>21184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.5">
                <text:p>2.5</text:p>
              </table:table-cell>
              <table:table-cell office:value-type="float" office:value="26805.5">
                <text:p>26805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5">
                <text:p>2.5</text:p>
              </table:table-cell>
              <table:table-cell office:value-type="float" office:value="20130">
                <text:p>2013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.5">
                <text:p>2.5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.5">
                <text:p>2.5</text:p>
              </table:table-cell>
              <table:table-cell office:value-type="float" office:value="24226.5">
                <text:p>24226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.5">
                <text:p>2.5</text:p>
              </table:table-cell>
              <table:table-cell office:value-type="float" office:value="23400">
                <text:p>2340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.5">
                <text:p>2.5</text:p>
              </table:table-cell>
              <table:table-cell office:value-type="float" office:value="23672.5">
                <text:p>23672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.5">
                <text:p>2.5</text:p>
              </table:table-cell>
              <table:table-cell office:value-type="float" office:value="23836.5">
                <text:p>23836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.5">
                <text:p>2.5</text:p>
              </table:table-cell>
              <table:table-cell office:value-type="float" office:value="25384">
                <text:p>253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.5">
                <text:p>2.5</text:p>
              </table:table-cell>
              <table:table-cell office:value-type="float" office:value="25760">
                <text:p>2576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5">
                <text:p>2.5</text:p>
              </table:table-cell>
              <table:table-cell office:value-type="float" office:value="19428">
                <text:p>1942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.5">
                <text:p>2.5</text:p>
              </table:table-cell>
              <table:table-cell office:value-type="float" office:value="20353.5">
                <text:p>2035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.5">
                <text:p>2.5</text:p>
              </table:table-cell>
              <table:table-cell office:value-type="float" office:value="23401">
                <text:p>234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.5">
                <text:p>2.5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.5">
                <text:p>2.5</text:p>
              </table:table-cell>
              <table:table-cell office:value-type="float" office:value="24945.5">
                <text:p>24945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.5">
                <text:p>2.5</text:p>
              </table:table-cell>
              <table:table-cell office:value-type="float" office:value="20165">
                <text:p>2016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.5">
                <text:p>2.5</text:p>
              </table:table-cell>
              <table:table-cell office:value-type="float" office:value="27582.5">
                <text:p>27582.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.5">
                <text:p>2.5</text:p>
              </table:table-cell>
              <table:table-cell office:value-type="float" office:value="20008">
                <text:p>200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.5">
                <text:p>2.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.5">
                <text:p>2.5</text:p>
              </table:table-cell>
              <table:table-cell office:value-type="float" office:value="21117.5">
                <text:p>21117.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.5">
                <text:p>2.5</text:p>
              </table:table-cell>
              <table:table-cell office:value-type="float" office:value="22269">
                <text:p>222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.5">
                <text:p>2.5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5">
                <text:p>2.5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.5">
                <text:p>2.5</text:p>
              </table:table-cell>
              <table:table-cell office:value-type="float" office:value="27163">
                <text:p>2716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.5">
                <text:p>2.5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5">
                <text:p>2.5</text:p>
              </table:table-cell>
              <table:table-cell office:value-type="float" office:value="27935">
                <text:p>279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.5">
                <text:p>2.5</text:p>
              </table:table-cell>
              <table:table-cell office:value-type="float" office:value="25211">
                <text:p>252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.5">
                <text:p>2.5</text:p>
              </table:table-cell>
              <table:table-cell office:value-type="float" office:value="21133">
                <text:p>211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.5">
                <text:p>2.5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.5">
                <text:p>2.5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.5">
                <text:p>2.5</text:p>
              </table:table-cell>
              <table:table-cell office:value-type="float" office:value="21457.5">
                <text:p>2145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.5">
                <text:p>2.5</text:p>
              </table:table-cell>
              <table:table-cell office:value-type="float" office:value="26636.5">
                <text:p>26636.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.5">
                <text:p>2.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.5">
                <text:p>2.5</text:p>
              </table:table-cell>
              <table:table-cell office:value-type="float" office:value="22858.5">
                <text:p>22858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.5">
                <text:p>2.5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.5">
                <text:p>2.5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.5">
                <text:p>2.5</text:p>
              </table:table-cell>
              <table:table-cell office:value-type="float" office:value="25420">
                <text:p>2542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5">
                <text:p>2.5</text:p>
              </table:table-cell>
              <table:table-cell office:value-type="float" office:value="21954">
                <text:p>2195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5">
                <text:p>2.5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.5">
                <text:p>2.5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.5">
                <text:p>2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.5">
                <text:p>2.5</text:p>
              </table:table-cell>
              <table:table-cell office:value-type="float" office:value="24766">
                <text:p>2476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.5">
                <text:p>2.5</text:p>
              </table:table-cell>
              <table:table-cell office:value-type="float" office:value="23068.5">
                <text:p>23068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.5">
                <text:p>2.5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.5">
                <text:p>2.5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.5">
                <text:p>2.5</text:p>
              </table:table-cell>
              <table:table-cell office:value-type="float" office:value="25621.5">
                <text:p>25621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5">
                <text:p>2.5</text:p>
              </table:table-cell>
              <table:table-cell office:value-type="float" office:value="25449.5">
                <text:p>25449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.5">
                <text:p>2.5</text:p>
              </table:table-cell>
              <table:table-cell office:value-type="float" office:value="23538.5">
                <text:p>23538.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.5">
                <text:p>2.5</text:p>
              </table:table-cell>
              <table:table-cell office:value-type="float" office:value="26727.5">
                <text:p>26727.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.5">
                <text:p>2.5</text:p>
              </table:table-cell>
              <table:table-cell office:value-type="float" office:value="21252.5">
                <text:p>2125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.5">
                <text:p>2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.5">
                <text:p>2.5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.5">
                <text:p>2.5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.5">
                <text:p>2.5</text:p>
              </table:table-cell>
              <table:table-cell office:value-type="float" office:value="22280.5">
                <text:p>22280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.5">
                <text:p>2.5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.5">
                <text:p>2.5</text:p>
              </table:table-cell>
              <table:table-cell office:value-type="float" office:value="28148.5">
                <text:p>28148.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5">
                <text:p>2.5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.5">
                <text:p>2.5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">
                <text:p>2.5</text:p>
              </table:table-cell>
              <table:table-cell office:value-type="float" office:value="23010">
                <text:p>230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">
                <text:p>2.5</text:p>
              </table:table-cell>
              <table:table-cell office:value-type="float" office:value="19927.5">
                <text:p>19927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.5">
                <text:p>2.5</text:p>
              </table:table-cell>
              <table:table-cell office:value-type="float" office:value="22674">
                <text:p>2267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.5">
                <text:p>2.5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.5">
                <text:p>2.5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.5">
                <text:p>2.5</text:p>
              </table:table-cell>
              <table:table-cell office:value-type="float" office:value="18429">
                <text:p>1842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.5">
                <text:p>2.5</text:p>
              </table:table-cell>
              <table:table-cell office:value-type="float" office:value="28571">
                <text:p>2857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.5">
                <text:p>2.5</text:p>
              </table:table-cell>
              <table:table-cell office:value-type="float" office:value="25300.5">
                <text:p>25300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.5">
                <text:p>2.5</text:p>
              </table:table-cell>
              <table:table-cell office:value-type="float" office:value="21734.5">
                <text:p>21734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.5">
                <text:p>2.5</text:p>
              </table:table-cell>
              <table:table-cell office:value-type="float" office:value="21965.5">
                <text:p>21965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.5">
                <text:p>2.5</text:p>
              </table:table-cell>
              <table:table-cell office:value-type="float" office:value="25610.5">
                <text:p>25610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.5">
                <text:p>2.5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.5">
                <text:p>2.5</text:p>
              </table:table-cell>
              <table:table-cell office:value-type="float" office:value="25132.5">
                <text:p>25132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.5">
                <text:p>2.5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.5">
                <text:p>2.5</text:p>
              </table:table-cell>
              <table:table-cell office:value-type="float" office:value="23778.5">
                <text:p>23778.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.5">
                <text:p>2.5</text:p>
              </table:table-cell>
              <table:table-cell office:value-type="float" office:value="22550.5">
                <text:p>22550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5">
                <text:p>2.5</text:p>
              </table:table-cell>
              <table:table-cell office:value-type="float" office:value="28668">
                <text:p>28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.5">
                <text:p>2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26315.5">
                <text:p>26315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">
                <text:p>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">
                <text:p>3</text:p>
              </table:table-cell>
              <table:table-cell office:value-type="float" office:value="22490.5">
                <text:p>22490.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">
                <text:p>3</text:p>
              </table:table-cell>
              <table:table-cell office:value-type="float" office:value="31397.5">
                <text:p>31397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">
                <text:p>3</text:p>
              </table:table-cell>
              <table:table-cell office:value-type="float" office:value="20026.5">
                <text:p>20026.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">
                <text:p>3</text:p>
              </table:table-cell>
              <table:table-cell office:value-type="float" office:value="21457">
                <text:p>2145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">
                <text:p>3</text:p>
              </table:table-cell>
              <table:table-cell office:value-type="float" office:value="24508.5">
                <text:p>24508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">
                <text:p>3</text:p>
              </table:table-cell>
              <table:table-cell office:value-type="float" office:value="21449">
                <text:p>214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">
                <text:p>3</text:p>
              </table:table-cell>
              <table:table-cell office:value-type="float" office:value="28467">
                <text:p>284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">
                <text:p>3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">
                <text:p>3</text:p>
              </table:table-cell>
              <table:table-cell office:value-type="float" office:value="26435">
                <text:p>264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">
                <text:p>3</text:p>
              </table:table-cell>
              <table:table-cell office:value-type="float" office:value="22574.5">
                <text:p>22574.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24055">
                <text:p>2405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">
                <text:p>3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">
                <text:p>3</text:p>
              </table:table-cell>
              <table:table-cell office:value-type="float" office:value="27063">
                <text:p>270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">
                <text:p>3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">
                <text:p>3</text:p>
              </table:table-cell>
              <table:table-cell office:value-type="float" office:value="22864">
                <text:p>228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">
                <text:p>3</text:p>
              </table:table-cell>
              <table:table-cell office:value-type="float" office:value="24897">
                <text:p>248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">
                <text:p>3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">
                <text:p>3</text:p>
              </table:table-cell>
              <table:table-cell office:value-type="float" office:value="24659">
                <text:p>246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">
                <text:p>3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">
                <text:p>3</text:p>
              </table:table-cell>
              <table:table-cell office:value-type="float" office:value="24033.5">
                <text:p>24033.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">
                <text:p>3</text:p>
              </table:table-cell>
              <table:table-cell office:value-type="float" office:value="27172.5">
                <text:p>27172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">
                <text:p>3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">
                <text:p>3</text:p>
              </table:table-cell>
              <table:table-cell office:value-type="float" office:value="21437.5">
                <text:p>21437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">
                <text:p>3</text:p>
              </table:table-cell>
              <table:table-cell office:value-type="float" office:value="23002">
                <text:p>230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">
                <text:p>3</text:p>
              </table:table-cell>
              <table:table-cell office:value-type="float" office:value="29558.5">
                <text:p>29558.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">
                <text:p>3</text:p>
              </table:table-cell>
              <table:table-cell office:value-type="float" office:value="27262">
                <text:p>2726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">
                <text:p>3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">
                <text:p>3</text:p>
              </table:table-cell>
              <table:table-cell office:value-type="float" office:value="22477.5">
                <text:p>22477.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">
                <text:p>3</text:p>
              </table:table-cell>
              <table:table-cell office:value-type="float" office:value="28589.5">
                <text:p>28589.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">
                <text:p>3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">
                <text:p>3</text:p>
              </table:table-cell>
              <table:table-cell office:value-type="float" office:value="19859.5">
                <text:p>19859.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">
                <text:p>3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">
                <text:p>3</text:p>
              </table:table-cell>
              <table:table-cell office:value-type="float" office:value="28988">
                <text:p>2898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">
                <text:p>3</text:p>
              </table:table-cell>
              <table:table-cell office:value-type="float" office:value="20124">
                <text:p>2012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">
                <text:p>3</text:p>
              </table:table-cell>
              <table:table-cell office:value-type="float" office:value="26135">
                <text:p>2613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">
                <text:p>3</text:p>
              </table:table-cell>
              <table:table-cell office:value-type="float" office:value="22879.5">
                <text:p>22879.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">
                <text:p>3</text:p>
              </table:table-cell>
              <table:table-cell office:value-type="float" office:value="23293">
                <text:p>232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">
                <text:p>3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">
                <text:p>3</text:p>
              </table:table-cell>
              <table:table-cell office:value-type="float" office:value="21830">
                <text:p>2183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">
                <text:p>3</text:p>
              </table:table-cell>
              <table:table-cell office:value-type="float" office:value="20439.5">
                <text:p>20439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">
                <text:p>3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  <table:table-cell office:value-type="float" office:value="23397">
                <text:p>233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">
                <text:p>3</text:p>
              </table:table-cell>
              <table:table-cell office:value-type="float" office:value="24197">
                <text:p>241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">
                <text:p>3</text:p>
              </table:table-cell>
              <table:table-cell office:value-type="float" office:value="26947.5">
                <text:p>26947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">
                <text:p>3</text:p>
              </table:table-cell>
              <table:table-cell office:value-type="float" office:value="23312.5">
                <text:p>23312.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">
                <text:p>3</text:p>
              </table:table-cell>
              <table:table-cell office:value-type="float" office:value="25415">
                <text:p>254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">
                <text:p>3</text:p>
              </table:table-cell>
              <table:table-cell office:value-type="float" office:value="20907.5">
                <text:p>20907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">
                <text:p>3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  <table:table-cell office:value-type="float" office:value="24677.5">
                <text:p>24677.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">
                <text:p>3</text:p>
              </table:table-cell>
              <table:table-cell office:value-type="float" office:value="26192.5">
                <text:p>26192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">
                <text:p>3</text:p>
              </table:table-cell>
              <table:table-cell office:value-type="float" office:value="26026.5">
                <text:p>260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">
                <text:p>3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">
                <text:p>3</text:p>
              </table:table-cell>
              <table:table-cell office:value-type="float" office:value="22242.5">
                <text:p>22242.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">
                <text:p>3</text:p>
              </table:table-cell>
              <table:table-cell office:value-type="float" office:value="28238">
                <text:p>2823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23601">
                <text:p>236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">
                <text:p>3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">
                <text:p>3</text:p>
              </table:table-cell>
              <table:table-cell office:value-type="float" office:value="19339.5">
                <text:p>19339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">
                <text:p>3</text:p>
              </table:table-cell>
              <table:table-cell office:value-type="float" office:value="19968.5">
                <text:p>19968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">
                <text:p>3</text:p>
              </table:table-cell>
              <table:table-cell office:value-type="float" office:value="23397.5">
                <text:p>23397.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">
                <text:p>3</text:p>
              </table:table-cell>
              <table:table-cell office:value-type="float" office:value="26045.5">
                <text:p>26045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">
                <text:p>3</text:p>
              </table:table-cell>
              <table:table-cell office:value-type="float" office:value="24376.5">
                <text:p>24376.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">
                <text:p>3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">
                <text:p>3</text:p>
              </table:table-cell>
              <table:table-cell office:value-type="float" office:value="25914">
                <text:p>259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">
                <text:p>3</text:p>
              </table:table-cell>
              <table:table-cell office:value-type="float" office:value="24881.5">
                <text:p>24881.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">
                <text:p>3</text:p>
              </table:table-cell>
              <table:table-cell office:value-type="float" office:value="26393.5">
                <text:p>26393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">
                <text:p>3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">
                <text:p>3</text:p>
              </table:table-cell>
              <table:table-cell office:value-type="float" office:value="24869.5">
                <text:p>24869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">
                <text:p>3</text:p>
              </table:table-cell>
              <table:table-cell office:value-type="float" office:value="27931">
                <text:p>2793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">
                <text:p>3</text:p>
              </table:table-cell>
              <table:table-cell office:value-type="float" office:value="27724.5">
                <text:p>27724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">
                <text:p>3</text:p>
              </table:table-cell>
              <table:table-cell office:value-type="float" office:value="23701.5">
                <text:p>23701.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27265.5">
                <text:p>27265.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">
                <text:p>3</text:p>
              </table:table-cell>
              <table:table-cell office:value-type="float" office:value="27269">
                <text:p>272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">
                <text:p>3</text:p>
              </table:table-cell>
              <table:table-cell office:value-type="float" office:value="26980">
                <text:p>2698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">
                <text:p>3</text:p>
              </table:table-cell>
              <table:table-cell office:value-type="float" office:value="25366.5">
                <text:p>25366.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">
                <text:p>3</text:p>
              </table:table-cell>
              <table:table-cell office:value-type="float" office:value="23670.5">
                <text:p>23670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">
                <text:p>3</text:p>
              </table:table-cell>
              <table:table-cell office:value-type="float" office:value="23576">
                <text:p>235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">
                <text:p>3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">
                <text:p>3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">
                <text:p>3</text:p>
              </table:table-cell>
              <table:table-cell office:value-type="float" office:value="22161.5">
                <text:p>22161.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">
                <text:p>3</text:p>
              </table:table-cell>
              <table:table-cell office:value-type="float" office:value="25152.5">
                <text:p>25152.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">
                <text:p>3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">
                <text:p>3</text:p>
              </table:table-cell>
              <table:table-cell office:value-type="float" office:value="27958.5">
                <text:p>27958.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">
                <text:p>3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">
                <text:p>3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">
                <text:p>3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">
                <text:p>3</text:p>
              </table:table-cell>
              <table:table-cell office:value-type="float" office:value="30809">
                <text:p>3080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">
                <text:p>3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">
                <text:p>3</text:p>
              </table:table-cell>
              <table:table-cell office:value-type="float" office:value="21370.5">
                <text:p>21370.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">
                <text:p>3</text:p>
              </table:table-cell>
              <table:table-cell office:value-type="float" office:value="25847">
                <text:p>2584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">
                <text:p>3</text:p>
              </table:table-cell>
              <table:table-cell office:value-type="float" office:value="24190.5">
                <text:p>24190.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">
                <text:p>3</text:p>
              </table:table-cell>
              <table:table-cell office:value-type="float" office:value="25093.5">
                <text:p>25093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">
                <text:p>3</text:p>
              </table:table-cell>
              <table:table-cell office:value-type="float" office:value="21596">
                <text:p>2159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">
                <text:p>3</text:p>
              </table:table-cell>
              <table:table-cell office:value-type="float" office:value="20369">
                <text:p>203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">
                <text:p>3</text:p>
              </table:table-cell>
              <table:table-cell office:value-type="float" office:value="25419.5">
                <text:p>2541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">
                <text:p>3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">
                <text:p>3</text:p>
              </table:table-cell>
              <table:table-cell office:value-type="float" office:value="23764.5">
                <text:p>2376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">
                <text:p>3</text:p>
              </table:table-cell>
              <table:table-cell office:value-type="float" office:value="24612.5">
                <text:p>2461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">
                <text:p>3</text:p>
              </table:table-cell>
              <table:table-cell office:value-type="float" office:value="20621.5">
                <text:p>20621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">
                <text:p>3</text:p>
              </table:table-cell>
              <table:table-cell office:value-type="float" office:value="19588.5">
                <text:p>19588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">
                <text:p>3</text:p>
              </table:table-cell>
              <table:table-cell office:value-type="float" office:value="25907.5">
                <text:p>25907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">
                <text:p>3</text:p>
              </table:table-cell>
              <table:table-cell office:value-type="float" office:value="25294.5">
                <text:p>25294.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">
                <text:p>3</text:p>
              </table:table-cell>
              <table:table-cell office:value-type="float" office:value="22701">
                <text:p>2270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">
                <text:p>3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23339.5">
                <text:p>23339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">
                <text:p>3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">
                <text:p>3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">
                <text:p>3</text:p>
              </table:table-cell>
              <table:table-cell office:value-type="float" office:value="22190">
                <text:p>2219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">
                <text:p>3</text:p>
              </table:table-cell>
              <table:table-cell office:value-type="float" office:value="24203">
                <text:p>242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">
                <text:p>3</text:p>
              </table:table-cell>
              <table:table-cell office:value-type="float" office:value="23302">
                <text:p>2330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19250">
                <text:p>1925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">
                <text:p>3</text:p>
              </table:table-cell>
              <table:table-cell office:value-type="float" office:value="20920.5">
                <text:p>20920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">
                <text:p>3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">
                <text:p>3</text:p>
              </table:table-cell>
              <table:table-cell office:value-type="float" office:value="24383.5">
                <text:p>2438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">
                <text:p>3</text:p>
              </table:table-cell>
              <table:table-cell office:value-type="float" office:value="21309.5">
                <text:p>21309.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">
                <text:p>3</text:p>
              </table:table-cell>
              <table:table-cell office:value-type="float" office:value="21935">
                <text:p>2193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">
                <text:p>3</text:p>
              </table:table-cell>
              <table:table-cell office:value-type="float" office:value="26366.5">
                <text:p>26366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">
                <text:p>3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">
                <text:p>3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">
                <text:p>3</text:p>
              </table:table-cell>
              <table:table-cell office:value-type="float" office:value="26568.5">
                <text:p>26568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">
                <text:p>3</text:p>
              </table:table-cell>
              <table:table-cell office:value-type="float" office:value="22067.5">
                <text:p>22067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">
                <text:p>3</text:p>
              </table:table-cell>
              <table:table-cell office:value-type="float" office:value="21592">
                <text:p>215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">
                <text:p>3</text:p>
              </table:table-cell>
              <table:table-cell office:value-type="float" office:value="20966">
                <text:p>209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">
                <text:p>3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">
                <text:p>3</text:p>
              </table:table-cell>
              <table:table-cell office:value-type="float" office:value="24954.5">
                <text:p>24954.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">
                <text:p>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22770.5">
                <text:p>22770.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">
                <text:p>3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">
                <text:p>3</text:p>
              </table:table-cell>
              <table:table-cell office:value-type="float" office:value="24108.5">
                <text:p>24108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">
                <text:p>3</text:p>
              </table:table-cell>
              <table:table-cell office:value-type="float" office:value="27304">
                <text:p>2730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">
                <text:p>3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  <table:table-cell office:value-type="float" office:value="26596">
                <text:p>265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">
                <text:p>3</text:p>
              </table:table-cell>
              <table:table-cell office:value-type="float" office:value="24052.5">
                <text:p>24052.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">
                <text:p>3</text:p>
              </table:table-cell>
              <table:table-cell office:value-type="float" office:value="24972">
                <text:p>2497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">
                <text:p>3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">
                <text:p>3</text:p>
              </table:table-cell>
              <table:table-cell office:value-type="float" office:value="17487.5">
                <text:p>17487.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">
                <text:p>3</text:p>
              </table:table-cell>
              <table:table-cell office:value-type="float" office:value="23960.5">
                <text:p>23960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">
                <text:p>3</text:p>
              </table:table-cell>
              <table:table-cell office:value-type="float" office:value="21568.5">
                <text:p>21568.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">
                <text:p>3</text:p>
              </table:table-cell>
              <table:table-cell office:value-type="float" office:value="30394.5">
                <text:p>30394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">
                <text:p>3</text:p>
              </table:table-cell>
              <table:table-cell office:value-type="float" office:value="25497">
                <text:p>2549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">
                <text:p>3</text:p>
              </table:table-cell>
              <table:table-cell office:value-type="float" office:value="24546">
                <text:p>2454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">
                <text:p>3</text:p>
              </table:table-cell>
              <table:table-cell office:value-type="float" office:value="20169">
                <text:p>201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">
                <text:p>3</text:p>
              </table:table-cell>
              <table:table-cell office:value-type="float" office:value="28078.5">
                <text:p>28078.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  <table:table-cell office:value-type="float" office:value="25728.5">
                <text:p>25728.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">
                <text:p>3</text:p>
              </table:table-cell>
              <table:table-cell office:value-type="float" office:value="24904">
                <text:p>249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25019">
                <text:p>2501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">
                <text:p>3</text:p>
              </table:table-cell>
              <table:table-cell office:value-type="float" office:value="21732">
                <text:p>2173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">
                <text:p>3</text:p>
              </table:table-cell>
              <table:table-cell office:value-type="float" office:value="22965.5">
                <text:p>22965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">
                <text:p>3</text:p>
              </table:table-cell>
              <table:table-cell office:value-type="float" office:value="25151.5">
                <text:p>25151.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">
                <text:p>3</text:p>
              </table:table-cell>
              <table:table-cell office:value-type="float" office:value="21356">
                <text:p>2135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">
                <text:p>3</text:p>
              </table:table-cell>
              <table:table-cell office:value-type="float" office:value="27092.5">
                <text:p>27092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">
                <text:p>3</text:p>
              </table:table-cell>
              <table:table-cell office:value-type="float" office:value="22730.5">
                <text:p>22730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">
                <text:p>3</text:p>
              </table:table-cell>
              <table:table-cell office:value-type="float" office:value="21267">
                <text:p>2126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">
                <text:p>3</text:p>
              </table:table-cell>
              <table:table-cell office:value-type="float" office:value="22718.5">
                <text:p>22718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">
                <text:p>3</text:p>
              </table:table-cell>
              <table:table-cell office:value-type="float" office:value="24334.5">
                <text:p>24334.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">
                <text:p>3</text:p>
              </table:table-cell>
              <table:table-cell office:value-type="float" office:value="28494.5">
                <text:p>28494.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">
                <text:p>3</text:p>
              </table:table-cell>
              <table:table-cell office:value-type="float" office:value="21028">
                <text:p>210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">
                <text:p>3</text:p>
              </table:table-cell>
              <table:table-cell office:value-type="float" office:value="26219.5">
                <text:p>26219.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">
                <text:p>3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">
                <text:p>3</text:p>
              </table:table-cell>
              <table:table-cell office:value-type="float" office:value="20150.5">
                <text:p>20150.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">
                <text:p>3</text:p>
              </table:table-cell>
              <table:table-cell office:value-type="float" office:value="27635">
                <text:p>2763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">
                <text:p>3</text:p>
              </table:table-cell>
              <table:table-cell office:value-type="float" office:value="26583">
                <text:p>2658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">
                <text:p>3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">
                <text:p>3</text:p>
              </table:table-cell>
              <table:table-cell office:value-type="float" office:value="27955">
                <text:p>279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24573">
                <text:p>2457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">
                <text:p>3</text:p>
              </table:table-cell>
              <table:table-cell office:value-type="float" office:value="20941.5">
                <text:p>20941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">
                <text:p>3</text:p>
              </table:table-cell>
              <table:table-cell office:value-type="float" office:value="23217.5">
                <text:p>23217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">
                <text:p>3</text:p>
              </table:table-cell>
              <table:table-cell office:value-type="float" office:value="30798.5">
                <text:p>30798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">
                <text:p>3</text:p>
              </table:table-cell>
              <table:table-cell office:value-type="float" office:value="19495.5">
                <text:p>19495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">
                <text:p>3</text:p>
              </table:table-cell>
              <table:table-cell office:value-type="float" office:value="21606.5">
                <text:p>21606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">
                <text:p>3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">
                <text:p>3</text:p>
              </table:table-cell>
              <table:table-cell office:value-type="float" office:value="21638.5">
                <text:p>21638.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">
                <text:p>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">
                <text:p>3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">
                <text:p>3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">
                <text:p>3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">
                <text:p>3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">
                <text:p>3</text:p>
              </table:table-cell>
              <table:table-cell office:value-type="float" office:value="23937">
                <text:p>2393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">
                <text:p>3</text:p>
              </table:table-cell>
              <table:table-cell office:value-type="float" office:value="22282">
                <text:p>2228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">
                <text:p>3</text:p>
              </table:table-cell>
              <table:table-cell office:value-type="float" office:value="24648.5">
                <text:p>24648.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24822.5">
                <text:p>24822.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  <table:table-cell office:value-type="float" office:value="25597.5">
                <text:p>25597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">
                <text:p>3</text:p>
              </table:table-cell>
              <table:table-cell office:value-type="float" office:value="19878.5">
                <text:p>19878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">
                <text:p>3</text:p>
              </table:table-cell>
              <table:table-cell office:value-type="float" office:value="22623">
                <text:p>2262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">
                <text:p>3</text:p>
              </table:table-cell>
              <table:table-cell office:value-type="float" office:value="23952.5">
                <text:p>23952.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">
                <text:p>3</text:p>
              </table:table-cell>
              <table:table-cell office:value-type="float" office:value="23938">
                <text:p>2393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">
                <text:p>3</text:p>
              </table:table-cell>
              <table:table-cell office:value-type="float" office:value="29952.5">
                <text:p>29952.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">
                <text:p>3</text:p>
              </table:table-cell>
              <table:table-cell office:value-type="float" office:value="22214.5">
                <text:p>22214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">
                <text:p>3</text:p>
              </table:table-cell>
              <table:table-cell office:value-type="float" office:value="24002">
                <text:p>240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">
                <text:p>3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">
                <text:p>3</text:p>
              </table:table-cell>
              <table:table-cell office:value-type="float" office:value="23342">
                <text:p>2334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">
                <text:p>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">
                <text:p>3</text:p>
              </table:table-cell>
              <table:table-cell office:value-type="float" office:value="24184">
                <text:p>2418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">
                <text:p>3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">
                <text:p>3</text:p>
              </table:table-cell>
              <table:table-cell office:value-type="float" office:value="22579">
                <text:p>2257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">
                <text:p>3</text:p>
              </table:table-cell>
              <table:table-cell office:value-type="float" office:value="20947.5">
                <text:p>20947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">
                <text:p>3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">
                <text:p>3</text:p>
              </table:table-cell>
              <table:table-cell office:value-type="float" office:value="27873.5">
                <text:p>27873.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18847.5">
                <text:p>18847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">
                <text:p>3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">
                <text:p>3</text:p>
              </table:table-cell>
              <table:table-cell office:value-type="float" office:value="25274.5">
                <text:p>25274.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">
                <text:p>3</text:p>
              </table:table-cell>
              <table:table-cell office:value-type="float" office:value="20549">
                <text:p>205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">
                <text:p>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">
                <text:p>3</text:p>
              </table:table-cell>
              <table:table-cell office:value-type="float" office:value="25091.5">
                <text:p>25091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">
                <text:p>3</text:p>
              </table:table-cell>
              <table:table-cell office:value-type="float" office:value="22542">
                <text:p>2254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">
                <text:p>3</text:p>
              </table:table-cell>
              <table:table-cell office:value-type="float" office:value="21995.5">
                <text:p>21995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  <table:table-cell office:value-type="float" office:value="26183">
                <text:p>2618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">
                <text:p>3</text:p>
              </table:table-cell>
              <table:table-cell office:value-type="float" office:value="25580">
                <text:p>2558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">
                <text:p>3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  <table:table-cell office:value-type="float" office:value="24091">
                <text:p>2409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">
                <text:p>3</text:p>
              </table:table-cell>
              <table:table-cell office:value-type="float" office:value="25893">
                <text:p>2589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">
                <text:p>3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  <table:table-cell office:value-type="float" office:value="23961">
                <text:p>2396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">
                <text:p>3</text:p>
              </table:table-cell>
              <table:table-cell office:value-type="float" office:value="20497.5">
                <text:p>20497.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">
                <text:p>3</text:p>
              </table:table-cell>
              <table:table-cell office:value-type="float" office:value="24674">
                <text:p>24674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">
                <text:p>3</text:p>
              </table:table-cell>
              <table:table-cell office:value-type="float" office:value="26718.5">
                <text:p>26718.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">
                <text:p>3</text:p>
              </table:table-cell>
              <table:table-cell office:value-type="float" office:value="25051">
                <text:p>25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">
                <text:p>3</text:p>
              </table:table-cell>
              <table:table-cell office:value-type="float" office:value="22347">
                <text:p>2234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">
                <text:p>3</text:p>
              </table:table-cell>
              <table:table-cell office:value-type="float" office:value="21658">
                <text:p>216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">
                <text:p>3</text:p>
              </table:table-cell>
              <table:table-cell office:value-type="float" office:value="21817.5">
                <text:p>21817.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">
                <text:p>3</text:p>
              </table:table-cell>
              <table:table-cell office:value-type="float" office:value="25997.5">
                <text:p>25997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">
                <text:p>3</text:p>
              </table:table-cell>
              <table:table-cell office:value-type="float" office:value="24808.5">
                <text:p>24808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">
                <text:p>3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.5">
                <text:p>3.5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.5">
                <text:p>3.5</text:p>
              </table:table-cell>
              <table:table-cell office:value-type="float" office:value="24973.5">
                <text:p>24973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.5">
                <text:p>3.5</text:p>
              </table:table-cell>
              <table:table-cell office:value-type="float" office:value="19819.5">
                <text:p>19819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.5">
                <text:p>3.5</text:p>
              </table:table-cell>
              <table:table-cell office:value-type="float" office:value="17778">
                <text:p>1777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.5">
                <text:p>3.5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.5">
                <text:p>3.5</text:p>
              </table:table-cell>
              <table:table-cell office:value-type="float" office:value="26313">
                <text:p>2631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.5">
                <text:p>3.5</text:p>
              </table:table-cell>
              <table:table-cell office:value-type="float" office:value="29915">
                <text:p>299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.5">
                <text:p>3.5</text:p>
              </table:table-cell>
              <table:table-cell office:value-type="float" office:value="25391">
                <text:p>2539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.5">
                <text:p>3.5</text:p>
              </table:table-cell>
              <table:table-cell office:value-type="float" office:value="22642">
                <text:p>2264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.5">
                <text:p>3.5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.5">
                <text:p>3.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.5">
                <text:p>3.5</text:p>
              </table:table-cell>
              <table:table-cell office:value-type="float" office:value="28247">
                <text:p>2824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.5">
                <text:p>3.5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.5">
                <text:p>3.5</text:p>
              </table:table-cell>
              <table:table-cell office:value-type="float" office:value="22505.5">
                <text:p>22505.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.5">
                <text:p>3.5</text:p>
              </table:table-cell>
              <table:table-cell office:value-type="float" office:value="27216.5">
                <text:p>2721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5">
                <text:p>3.5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.5">
                <text:p>3.5</text:p>
              </table:table-cell>
              <table:table-cell office:value-type="float" office:value="23945.5">
                <text:p>23945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.5">
                <text:p>3.5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.5">
                <text:p>3.5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.5">
                <text:p>3.5</text:p>
              </table:table-cell>
              <table:table-cell office:value-type="float" office:value="24701.5">
                <text:p>24701.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.5">
                <text:p>3.5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.5">
                <text:p>3.5</text:p>
              </table:table-cell>
              <table:table-cell office:value-type="float" office:value="24775.5">
                <text:p>24775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.5">
                <text:p>3.5</text:p>
              </table:table-cell>
              <table:table-cell office:value-type="float" office:value="27612">
                <text:p>276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.5">
                <text:p>3.5</text:p>
              </table:table-cell>
              <table:table-cell office:value-type="float" office:value="24866.5">
                <text:p>24866.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5">
                <text:p>3.5</text:p>
              </table:table-cell>
              <table:table-cell office:value-type="float" office:value="28044.5">
                <text:p>28044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.5">
                <text:p>3.5</text:p>
              </table:table-cell>
              <table:table-cell office:value-type="float" office:value="21337.5">
                <text:p>21337.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.5">
                <text:p>3.5</text:p>
              </table:table-cell>
              <table:table-cell office:value-type="float" office:value="22507">
                <text:p>2250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.5">
                <text:p>3.5</text:p>
              </table:table-cell>
              <table:table-cell office:value-type="float" office:value="29669.5">
                <text:p>29669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.5">
                <text:p>3.5</text:p>
              </table:table-cell>
              <table:table-cell office:value-type="float" office:value="23642">
                <text:p>236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.5">
                <text:p>3.5</text:p>
              </table:table-cell>
              <table:table-cell office:value-type="float" office:value="25237.5">
                <text:p>25237.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.5">
                <text:p>3.5</text:p>
              </table:table-cell>
              <table:table-cell office:value-type="float" office:value="17522.5">
                <text:p>17522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5">
                <text:p>3.5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">
                <text:p>3.5</text:p>
              </table:table-cell>
              <table:table-cell office:value-type="float" office:value="26798">
                <text:p>2679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.5">
                <text:p>3.5</text:p>
              </table:table-cell>
              <table:table-cell office:value-type="float" office:value="25498.5">
                <text:p>25498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.5">
                <text:p>3.5</text:p>
              </table:table-cell>
              <table:table-cell office:value-type="float" office:value="18947">
                <text:p>1894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.5">
                <text:p>3.5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5">
                <text:p>3.5</text:p>
              </table:table-cell>
              <table:table-cell office:value-type="float" office:value="23190">
                <text:p>2319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.5">
                <text:p>3.5</text:p>
              </table:table-cell>
              <table:table-cell office:value-type="float" office:value="25793">
                <text:p>2579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.5">
                <text:p>3.5</text:p>
              </table:table-cell>
              <table:table-cell office:value-type="float" office:value="26560">
                <text:p>2656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.5">
                <text:p>3.5</text:p>
              </table:table-cell>
              <table:table-cell office:value-type="float" office:value="22020.5">
                <text:p>22020.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.5">
                <text:p>3.5</text:p>
              </table:table-cell>
              <table:table-cell office:value-type="float" office:value="24977">
                <text:p>2497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.5">
                <text:p>3.5</text:p>
              </table:table-cell>
              <table:table-cell office:value-type="float" office:value="29403.5">
                <text:p>29403.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.5">
                <text:p>3.5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.5">
                <text:p>3.5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.5">
                <text:p>3.5</text:p>
              </table:table-cell>
              <table:table-cell office:value-type="float" office:value="29155">
                <text:p>2915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.5">
                <text:p>3.5</text:p>
              </table:table-cell>
              <table:table-cell office:value-type="float" office:value="22888.5">
                <text:p>22888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.5">
                <text:p>3.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.5">
                <text:p>3.5</text:p>
              </table:table-cell>
              <table:table-cell office:value-type="float" office:value="23155">
                <text:p>2315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5">
                <text:p>3.5</text:p>
              </table:table-cell>
              <table:table-cell office:value-type="float" office:value="25074.5">
                <text:p>25074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.5">
                <text:p>3.5</text:p>
              </table:table-cell>
              <table:table-cell office:value-type="float" office:value="26594.5">
                <text:p>26594.5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.5">
                <text:p>3.5</text:p>
              </table:table-cell>
              <table:table-cell office:value-type="float" office:value="23122">
                <text:p>2312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.5">
                <text:p>3.5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.5">
                <text:p>3.5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.5">
                <text:p>3.5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.5">
                <text:p>3.5</text:p>
              </table:table-cell>
              <table:table-cell office:value-type="float" office:value="29776">
                <text:p>2977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.5">
                <text:p>3.5</text:p>
              </table:table-cell>
              <table:table-cell office:value-type="float" office:value="24559">
                <text:p>2455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.5">
                <text:p>3.5</text:p>
              </table:table-cell>
              <table:table-cell office:value-type="float" office:value="25553">
                <text:p>2555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.5">
                <text:p>3.5</text:p>
              </table:table-cell>
              <table:table-cell office:value-type="float" office:value="21836.5">
                <text:p>21836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.5">
                <text:p>3.5</text:p>
              </table:table-cell>
              <table:table-cell office:value-type="float" office:value="26097.5">
                <text:p>26097.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.5">
                <text:p>3.5</text:p>
              </table:table-cell>
              <table:table-cell office:value-type="float" office:value="24345">
                <text:p>2434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5">
                <text:p>3.5</text:p>
              </table:table-cell>
              <table:table-cell office:value-type="float" office:value="28103">
                <text:p>2810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.5">
                <text:p>3.5</text:p>
              </table:table-cell>
              <table:table-cell office:value-type="float" office:value="24434">
                <text:p>24434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.5">
                <text:p>3.5</text:p>
              </table:table-cell>
              <table:table-cell office:value-type="float" office:value="29127.5">
                <text:p>29127.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.5">
                <text:p>3.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.5">
                <text:p>3.5</text:p>
              </table:table-cell>
              <table:table-cell office:value-type="float" office:value="26464.5">
                <text:p>26464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.5">
                <text:p>3.5</text:p>
              </table:table-cell>
              <table:table-cell office:value-type="float" office:value="27378">
                <text:p>2737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.5">
                <text:p>3.5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.5">
                <text:p>3.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.5">
                <text:p>3.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.5">
                <text:p>3.5</text:p>
              </table:table-cell>
              <table:table-cell office:value-type="float" office:value="25412">
                <text:p>2541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.5">
                <text:p>3.5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.5">
                <text:p>3.5</text:p>
              </table:table-cell>
              <table:table-cell office:value-type="float" office:value="24563.5">
                <text:p>24563.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.5">
                <text:p>3.5</text:p>
              </table:table-cell>
              <table:table-cell office:value-type="float" office:value="23761.5">
                <text:p>23761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.5">
                <text:p>3.5</text:p>
              </table:table-cell>
              <table:table-cell office:value-type="float" office:value="24442">
                <text:p>2444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5">
                <text:p>3.5</text:p>
              </table:table-cell>
              <table:table-cell office:value-type="float" office:value="23031.5">
                <text:p>23031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.5">
                <text:p>3.5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.5">
                <text:p>3.5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.5">
                <text:p>3.5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5">
                <text:p>3.5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5">
                <text:p>3.5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.5">
                <text:p>3.5</text:p>
              </table:table-cell>
              <table:table-cell office:value-type="float" office:value="23062">
                <text:p>2306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.5">
                <text:p>3.5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.5">
                <text:p>3.5</text:p>
              </table:table-cell>
              <table:table-cell office:value-type="float" office:value="17864">
                <text:p>1786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.5">
                <text:p>3.5</text:p>
              </table:table-cell>
              <table:table-cell office:value-type="float" office:value="24328.5">
                <text:p>24328.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.5">
                <text:p>3.5</text:p>
              </table:table-cell>
              <table:table-cell office:value-type="float" office:value="27282">
                <text:p>272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.5">
                <text:p>3.5</text:p>
              </table:table-cell>
              <table:table-cell office:value-type="float" office:value="27315.5">
                <text:p>27315.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5">
                <text:p>3.5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.5">
                <text:p>3.5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5">
                <text:p>3.5</text:p>
              </table:table-cell>
              <table:table-cell office:value-type="float" office:value="27775">
                <text:p>2777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.5">
                <text:p>3.5</text:p>
              </table:table-cell>
              <table:table-cell office:value-type="float" office:value="28912.5">
                <text:p>28912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.5">
                <text:p>3.5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.5">
                <text:p>3.5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.5">
                <text:p>3.5</text:p>
              </table:table-cell>
              <table:table-cell office:value-type="float" office:value="26961.5">
                <text:p>26961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.5">
                <text:p>3.5</text:p>
              </table:table-cell>
              <table:table-cell office:value-type="float" office:value="22564">
                <text:p>225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.5">
                <text:p>3.5</text:p>
              </table:table-cell>
              <table:table-cell office:value-type="float" office:value="22228.5">
                <text:p>22228.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.5">
                <text:p>3.5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.5">
                <text:p>3.5</text:p>
              </table:table-cell>
              <table:table-cell office:value-type="float" office:value="19429.5">
                <text:p>19429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.5">
                <text:p>3.5</text:p>
              </table:table-cell>
              <table:table-cell office:value-type="float" office:value="21483.5">
                <text:p>2148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.5">
                <text:p>3.5</text:p>
              </table:table-cell>
              <table:table-cell office:value-type="float" office:value="25395">
                <text:p>2539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">
                <text:p>3.5</text:p>
              </table:table-cell>
              <table:table-cell office:value-type="float" office:value="28611">
                <text:p>286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.5">
                <text:p>3.5</text:p>
              </table:table-cell>
              <table:table-cell office:value-type="float" office:value="23342.5">
                <text:p>23342.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.5">
                <text:p>3.5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5">
                <text:p>3.5</text:p>
              </table:table-cell>
              <table:table-cell office:value-type="float" office:value="20686.5">
                <text:p>20686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.5">
                <text:p>3.5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.5">
                <text:p>3.5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.5">
                <text:p>3.5</text:p>
              </table:table-cell>
              <table:table-cell office:value-type="float" office:value="23752.5">
                <text:p>23752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.5">
                <text:p>3.5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.5">
                <text:p>3.5</text:p>
              </table:table-cell>
              <table:table-cell office:value-type="float" office:value="27079.5">
                <text:p>27079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5">
                <text:p>3.5</text:p>
              </table:table-cell>
              <table:table-cell office:value-type="float" office:value="25606.5">
                <text:p>25606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.5">
                <text:p>3.5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.5">
                <text:p>3.5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.5">
                <text:p>3.5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5">
                <text:p>3.5</text:p>
              </table:table-cell>
              <table:table-cell office:value-type="float" office:value="26719">
                <text:p>2671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.5">
                <text:p>3.5</text:p>
              </table:table-cell>
              <table:table-cell office:value-type="float" office:value="19974.5">
                <text:p>19974.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.5">
                <text:p>3.5</text:p>
              </table:table-cell>
              <table:table-cell office:value-type="float" office:value="19753.5">
                <text:p>19753.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.5">
                <text:p>3.5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.5">
                <text:p>3.5</text:p>
              </table:table-cell>
              <table:table-cell office:value-type="float" office:value="23014.5">
                <text:p>23014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.5">
                <text:p>3.5</text:p>
              </table:table-cell>
              <table:table-cell office:value-type="float" office:value="23983.5">
                <text:p>23983.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.5">
                <text:p>3.5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.5">
                <text:p>3.5</text:p>
              </table:table-cell>
              <table:table-cell office:value-type="float" office:value="27426">
                <text:p>2742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.5">
                <text:p>3.5</text:p>
              </table:table-cell>
              <table:table-cell office:value-type="float" office:value="23319.5">
                <text:p>23319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5">
                <text:p>3.5</text:p>
              </table:table-cell>
              <table:table-cell office:value-type="float" office:value="19182">
                <text:p>1918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.5">
                <text:p>3.5</text:p>
              </table:table-cell>
              <table:table-cell office:value-type="float" office:value="22476.5">
                <text:p>22476.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.5">
                <text:p>3.5</text:p>
              </table:table-cell>
              <table:table-cell office:value-type="float" office:value="27908.5">
                <text:p>2790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5">
                <text:p>3.5</text:p>
              </table:table-cell>
              <table:table-cell office:value-type="float" office:value="17263.5">
                <text:p>17263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.5">
                <text:p>3.5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.5">
                <text:p>3.5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.5">
                <text:p>3.5</text:p>
              </table:table-cell>
              <table:table-cell office:value-type="float" office:value="23229">
                <text:p>2322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.5">
                <text:p>3.5</text:p>
              </table:table-cell>
              <table:table-cell office:value-type="float" office:value="25334.5">
                <text:p>25334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.5">
                <text:p>3.5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5">
                <text:p>3.5</text:p>
              </table:table-cell>
              <table:table-cell office:value-type="float" office:value="22852">
                <text:p>228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5">
                <text:p>3.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.5">
                <text:p>3.5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.5">
                <text:p>3.5</text:p>
              </table:table-cell>
              <table:table-cell office:value-type="float" office:value="27936">
                <text:p>279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.5">
                <text:p>3.5</text:p>
              </table:table-cell>
              <table:table-cell office:value-type="float" office:value="23684.5">
                <text:p>23684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.5">
                <text:p>3.5</text:p>
              </table:table-cell>
              <table:table-cell office:value-type="float" office:value="25475.5">
                <text:p>25475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.5">
                <text:p>3.5</text:p>
              </table:table-cell>
              <table:table-cell office:value-type="float" office:value="20091.5">
                <text:p>20091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.5">
                <text:p>3.5</text:p>
              </table:table-cell>
              <table:table-cell office:value-type="float" office:value="24663.5">
                <text:p>24663.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.5">
                <text:p>3.5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3.5">
                <text:p>3.5</text:p>
              </table:table-cell>
              <table:table-cell office:value-type="float" office:value="23467.5">
                <text:p>23467.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3.5">
                <text:p>3.5</text:p>
              </table:table-cell>
              <table:table-cell office:value-type="float" office:value="26981.5">
                <text:p>26981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.5">
                <text:p>3.5</text:p>
              </table:table-cell>
              <table:table-cell office:value-type="float" office:value="26963">
                <text:p>2696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3.5">
                <text:p>3.5</text:p>
              </table:table-cell>
              <table:table-cell office:value-type="float" office:value="25402.5">
                <text:p>25402.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.5">
                <text:p>3.5</text:p>
              </table:table-cell>
              <table:table-cell office:value-type="float" office:value="27431">
                <text:p>2743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3.5">
                <text:p>3.5</text:p>
              </table:table-cell>
              <table:table-cell office:value-type="float" office:value="28102.5">
                <text:p>28102.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.5">
                <text:p>3.5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3.5">
                <text:p>3.5</text:p>
              </table:table-cell>
              <table:table-cell office:value-type="float" office:value="25188.5">
                <text:p>25188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5">
                <text:p>3.5</text:p>
              </table:table-cell>
              <table:table-cell office:value-type="float" office:value="20485.5">
                <text:p>20485.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5">
                <text:p>3.5</text:p>
              </table:table-cell>
              <table:table-cell office:value-type="float" office:value="26007.5">
                <text:p>26007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.5">
                <text:p>3.5</text:p>
              </table:table-cell>
              <table:table-cell office:value-type="float" office:value="24320.5">
                <text:p>2432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.5">
                <text:p>3.5</text:p>
              </table:table-cell>
              <table:table-cell office:value-type="float" office:value="21453">
                <text:p>2145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5">
                <text:p>3.5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5">
                <text:p>3.5</text:p>
              </table:table-cell>
              <table:table-cell office:value-type="float" office:value="20706.5">
                <text:p>20706.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.5">
                <text:p>3.5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3.5">
                <text:p>3.5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.5">
                <text:p>3.5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3.5">
                <text:p>3.5</text:p>
              </table:table-cell>
              <table:table-cell office:value-type="float" office:value="23390.5">
                <text:p>23390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.5">
                <text:p>3.5</text:p>
              </table:table-cell>
              <table:table-cell office:value-type="float" office:value="27675">
                <text:p>2767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.5">
                <text:p>3.5</text:p>
              </table:table-cell>
              <table:table-cell office:value-type="float" office:value="23922">
                <text:p>239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.5">
                <text:p>3.5</text:p>
              </table:table-cell>
              <table:table-cell office:value-type="float" office:value="23372">
                <text:p>2337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.5">
                <text:p>3.5</text:p>
              </table:table-cell>
              <table:table-cell office:value-type="float" office:value="20347.5">
                <text:p>20347.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5">
                <text:p>3.5</text:p>
              </table:table-cell>
              <table:table-cell office:value-type="float" office:value="24646">
                <text:p>246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.5">
                <text:p>3.5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.5">
                <text:p>3.5</text:p>
              </table:table-cell>
              <table:table-cell office:value-type="float" office:value="25203">
                <text:p>2520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.5">
                <text:p>3.5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.5">
                <text:p>3.5</text:p>
              </table:table-cell>
              <table:table-cell office:value-type="float" office:value="28515.5">
                <text:p>28515.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.5">
                <text:p>3.5</text:p>
              </table:table-cell>
              <table:table-cell office:value-type="float" office:value="25931.5">
                <text:p>25931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.5">
                <text:p>3.5</text:p>
              </table:table-cell>
              <table:table-cell office:value-type="float" office:value="22390.5">
                <text:p>22390.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.5">
                <text:p>3.5</text:p>
              </table:table-cell>
              <table:table-cell office:value-type="float" office:value="26351">
                <text:p>2635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.5">
                <text:p>3.5</text:p>
              </table:table-cell>
              <table:table-cell office:value-type="float" office:value="22668.5">
                <text:p>22668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.5">
                <text:p>3.5</text:p>
              </table:table-cell>
              <table:table-cell office:value-type="float" office:value="23011.5">
                <text:p>2301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.5">
                <text:p>3.5</text:p>
              </table:table-cell>
              <table:table-cell office:value-type="float" office:value="23251">
                <text:p>232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.5">
                <text:p>3.5</text:p>
              </table:table-cell>
              <table:table-cell office:value-type="float" office:value="26799">
                <text:p>267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5">
                <text:p>3.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.5">
                <text:p>3.5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.5">
                <text:p>3.5</text:p>
              </table:table-cell>
              <table:table-cell office:value-type="float" office:value="24380.5">
                <text:p>24380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.5">
                <text:p>3.5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.5">
                <text:p>3.5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.5">
                <text:p>3.5</text:p>
              </table:table-cell>
              <table:table-cell office:value-type="float" office:value="21958.5">
                <text:p>21958.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.5">
                <text:p>3.5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5">
                <text:p>3.5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.5">
                <text:p>3.5</text:p>
              </table:table-cell>
              <table:table-cell office:value-type="float" office:value="27526.5">
                <text:p>27526.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.5">
                <text:p>3.5</text:p>
              </table:table-cell>
              <table:table-cell office:value-type="float" office:value="24761">
                <text:p>2476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.5">
                <text:p>3.5</text:p>
              </table:table-cell>
              <table:table-cell office:value-type="float" office:value="20185">
                <text:p>2018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.5">
                <text:p>3.5</text:p>
              </table:table-cell>
              <table:table-cell office:value-type="float" office:value="27359.5">
                <text:p>27359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.5">
                <text:p>3.5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5">
                <text:p>3.5</text:p>
              </table:table-cell>
              <table:table-cell office:value-type="float" office:value="28318">
                <text:p>2831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.5">
                <text:p>3.5</text:p>
              </table:table-cell>
              <table:table-cell office:value-type="float" office:value="18877.5">
                <text:p>18877.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.5">
                <text:p>3.5</text:p>
              </table:table-cell>
              <table:table-cell office:value-type="float" office:value="18031">
                <text:p>1803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.5">
                <text:p>3.5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.5">
                <text:p>3.5</text:p>
              </table:table-cell>
              <table:table-cell office:value-type="float" office:value="27062">
                <text:p>2706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5">
                <text:p>3.5</text:p>
              </table:table-cell>
              <table:table-cell office:value-type="float" office:value="24971">
                <text:p>2497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.5">
                <text:p>3.5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.5">
                <text:p>3.5</text:p>
              </table:table-cell>
              <table:table-cell office:value-type="float" office:value="26023.5">
                <text:p>2602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.5">
                <text:p>3.5</text:p>
              </table:table-cell>
              <table:table-cell office:value-type="float" office:value="29184.5">
                <text:p>29184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.5">
                <text:p>3.5</text:p>
              </table:table-cell>
              <table:table-cell office:value-type="float" office:value="26083">
                <text:p>260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.5">
                <text:p>3.5</text:p>
              </table:table-cell>
              <table:table-cell office:value-type="float" office:value="17100.5">
                <text:p>17100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">
                <text:p>3.5</text:p>
              </table:table-cell>
              <table:table-cell office:value-type="float" office:value="24752.5">
                <text:p>24752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.5">
                <text:p>3.5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.5">
                <text:p>3.5</text:p>
              </table:table-cell>
              <table:table-cell office:value-type="float" office:value="21446.5">
                <text:p>21446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.5">
                <text:p>3.5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.5">
                <text:p>3.5</text:p>
              </table:table-cell>
              <table:table-cell office:value-type="float" office:value="27603">
                <text:p>2760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.5">
                <text:p>3.5</text:p>
              </table:table-cell>
              <table:table-cell office:value-type="float" office:value="22110">
                <text:p>2211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.5">
                <text:p>3.5</text:p>
              </table:table-cell>
              <table:table-cell office:value-type="float" office:value="27581.5">
                <text:p>27581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.5">
                <text:p>3.5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.5">
                <text:p>3.5</text:p>
              </table:table-cell>
              <table:table-cell office:value-type="float" office:value="25780">
                <text:p>2578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.5">
                <text:p>3.5</text:p>
              </table:table-cell>
              <table:table-cell office:value-type="float" office:value="21795.5">
                <text:p>21795.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.5">
                <text:p>3.5</text:p>
              </table:table-cell>
              <table:table-cell office:value-type="float" office:value="26264">
                <text:p>26264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.5">
                <text:p>3.5</text:p>
              </table:table-cell>
              <table:table-cell office:value-type="float" office:value="28708.5">
                <text:p>28708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.5">
                <text:p>3.5</text:p>
              </table:table-cell>
              <table:table-cell office:value-type="float" office:value="21051.5">
                <text:p>21051.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.5">
                <text:p>3.5</text:p>
              </table:table-cell>
              <table:table-cell office:value-type="float" office:value="19456.5">
                <text:p>19456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">
                <text:p>3.5</text:p>
              </table:table-cell>
              <table:table-cell office:value-type="float" office:value="22833">
                <text:p>228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.5">
                <text:p>3.5</text:p>
              </table:table-cell>
              <table:table-cell office:value-type="float" office:value="22950">
                <text:p>2295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.5">
                <text:p>3.5</text:p>
              </table:table-cell>
              <table:table-cell office:value-type="float" office:value="16672.5">
                <text:p>16672.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.5">
                <text:p>3.5</text:p>
              </table:table-cell>
              <table:table-cell office:value-type="float" office:value="23740.5">
                <text:p>23740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.5">
                <text:p>3.5</text:p>
              </table:table-cell>
              <table:table-cell office:value-type="float" office:value="22037">
                <text:p>220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.5">
                <text:p>3.5</text:p>
              </table:table-cell>
              <table:table-cell office:value-type="float" office:value="26294">
                <text:p>2629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.5">
                <text:p>3.5</text:p>
              </table:table-cell>
              <table:table-cell office:value-type="float" office:value="24277">
                <text:p>2427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.5">
                <text:p>3.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.5">
                <text:p>3.5</text:p>
              </table:table-cell>
              <table:table-cell office:value-type="float" office:value="25368.5">
                <text:p>25368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.5">
                <text:p>3.5</text:p>
              </table:table-cell>
              <table:table-cell office:value-type="float" office:value="27091.5">
                <text:p>27091.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.5">
                <text:p>3.5</text:p>
              </table:table-cell>
              <table:table-cell office:value-type="float" office:value="25726.5">
                <text:p>25726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.5">
                <text:p>3.5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.5">
                <text:p>3.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5">
                <text:p>3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">
                <text:p>3.5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.5">
                <text:p>3.5</text:p>
              </table:table-cell>
              <table:table-cell office:value-type="float" office:value="20649.5">
                <text:p>20649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.5">
                <text:p>3.5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.5">
                <text:p>3.5</text:p>
              </table:table-cell>
              <table:table-cell office:value-type="float" office:value="17246.5">
                <text:p>17246.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.5">
                <text:p>3.5</text:p>
              </table:table-cell>
              <table:table-cell office:value-type="float" office:value="27133">
                <text:p>2713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.5">
                <text:p>3.5</text:p>
              </table:table-cell>
              <table:table-cell office:value-type="float" office:value="25494.5">
                <text:p>25494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.5">
                <text:p>3.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.5">
                <text:p>3.5</text:p>
              </table:table-cell>
              <table:table-cell office:value-type="float" office:value="27727.5">
                <text:p>27727.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.5">
                <text:p>3.5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.5">
                <text:p>3.5</text:p>
              </table:table-cell>
              <table:table-cell office:value-type="float" office:value="24770.5">
                <text:p>24770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.5">
                <text:p>3.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.5">
                <text:p>3.5</text:p>
              </table:table-cell>
              <table:table-cell office:value-type="float" office:value="19981.5">
                <text:p>19981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.5">
                <text:p>3.5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.5">
                <text:p>3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.5">
                <text:p>3.5</text:p>
              </table:table-cell>
              <table:table-cell office:value-type="float" office:value="26771">
                <text:p>2677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.5">
                <text:p>3.5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.5">
                <text:p>3.5</text:p>
              </table:table-cell>
              <table:table-cell office:value-type="float" office:value="27707">
                <text:p>2770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.5">
                <text:p>3.5</text:p>
              </table:table-cell>
              <table:table-cell office:value-type="float" office:value="24857.5">
                <text:p>24857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.5">
                <text:p>3.5</text:p>
              </table:table-cell>
              <table:table-cell office:value-type="float" office:value="27295">
                <text:p>272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.5">
                <text:p>3.5</text:p>
              </table:table-cell>
              <table:table-cell office:value-type="float" office:value="25541.5">
                <text:p>25541.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.5">
                <text:p>3.5</text:p>
              </table:table-cell>
              <table:table-cell office:value-type="float" office:value="24477.5">
                <text:p>24477.5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5">
                <text:p>3.5</text:p>
              </table:table-cell>
              <table:table-cell office:value-type="float" office:value="29210.5">
                <text:p>29210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.5">
                <text:p>3.5</text:p>
              </table:table-cell>
              <table:table-cell office:value-type="float" office:value="24105.5">
                <text:p>24105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">
                <text:p>4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">
                <text:p>4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">
                <text:p>4</text:p>
              </table:table-cell>
              <table:table-cell office:value-type="float" office:value="28289.5">
                <text:p>28289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">
                <text:p>4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">
                <text:p>4</text:p>
              </table:table-cell>
              <table:table-cell office:value-type="float" office:value="25196.5">
                <text:p>25196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">
                <text:p>4</text:p>
              </table:table-cell>
              <table:table-cell office:value-type="float" office:value="24385.5">
                <text:p>24385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">
                <text:p>4</text:p>
              </table:table-cell>
              <table:table-cell office:value-type="float" office:value="24424">
                <text:p>24424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">
                <text:p>4</text:p>
              </table:table-cell>
              <table:table-cell office:value-type="float" office:value="24917.5">
                <text:p>24917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">
                <text:p>4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">
                <text:p>4</text:p>
              </table:table-cell>
              <table:table-cell office:value-type="float" office:value="20346.5">
                <text:p>20346.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">
                <text:p>4</text:p>
              </table:table-cell>
              <table:table-cell office:value-type="float" office:value="25189">
                <text:p>2518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">
                <text:p>4</text:p>
              </table:table-cell>
              <table:table-cell office:value-type="float" office:value="22886">
                <text:p>2288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">
                <text:p>4</text:p>
              </table:table-cell>
              <table:table-cell office:value-type="float" office:value="23586.5">
                <text:p>23586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">
                <text:p>4</text:p>
              </table:table-cell>
              <table:table-cell office:value-type="float" office:value="22507.5">
                <text:p>22507.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">
                <text:p>4</text:p>
              </table:table-cell>
              <table:table-cell office:value-type="float" office:value="22635">
                <text:p>2263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">
                <text:p>4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">
                <text:p>4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">
                <text:p>4</text:p>
              </table:table-cell>
              <table:table-cell office:value-type="float" office:value="24081.5">
                <text:p>24081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">
                <text:p>4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">
                <text:p>4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">
                <text:p>4</text:p>
              </table:table-cell>
              <table:table-cell office:value-type="float" office:value="22861">
                <text:p>228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">
                <text:p>4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">
                <text:p>4</text:p>
              </table:table-cell>
              <table:table-cell office:value-type="float" office:value="24260.5">
                <text:p>24260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">
                <text:p>4</text:p>
              </table:table-cell>
              <table:table-cell office:value-type="float" office:value="24856.5">
                <text:p>24856.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">
                <text:p>4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">
                <text:p>4</text:p>
              </table:table-cell>
              <table:table-cell office:value-type="float" office:value="29532">
                <text:p>2953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">
                <text:p>4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">
                <text:p>4</text:p>
              </table:table-cell>
              <table:table-cell office:value-type="float" office:value="21768">
                <text:p>2176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">
                <text:p>4</text:p>
              </table:table-cell>
              <table:table-cell office:value-type="float" office:value="24029">
                <text:p>2402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">
                <text:p>4</text:p>
              </table:table-cell>
              <table:table-cell office:value-type="float" office:value="22915">
                <text:p>229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">
                <text:p>4</text:p>
              </table:table-cell>
              <table:table-cell office:value-type="float" office:value="27743.5">
                <text:p>27743.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">
                <text:p>4</text:p>
              </table:table-cell>
              <table:table-cell office:value-type="float" office:value="24552.5">
                <text:p>24552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">
                <text:p>4</text:p>
              </table:table-cell>
              <table:table-cell office:value-type="float" office:value="23595.5">
                <text:p>23595.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">
                <text:p>4</text:p>
              </table:table-cell>
              <table:table-cell office:value-type="float" office:value="20356.5">
                <text:p>20356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">
                <text:p>4</text:p>
              </table:table-cell>
              <table:table-cell office:value-type="float" office:value="22483.5">
                <text:p>22483.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">
                <text:p>4</text:p>
              </table:table-cell>
              <table:table-cell office:value-type="float" office:value="23657.5">
                <text:p>23657.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">
                <text:p>4</text:p>
              </table:table-cell>
              <table:table-cell office:value-type="float" office:value="21526">
                <text:p>21526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">
                <text:p>4</text:p>
              </table:table-cell>
              <table:table-cell office:value-type="float" office:value="23443.5">
                <text:p>23443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">
                <text:p>4</text:p>
              </table:table-cell>
              <table:table-cell office:value-type="float" office:value="23824">
                <text:p>238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">
                <text:p>4</text:p>
              </table:table-cell>
              <table:table-cell office:value-type="float" office:value="18861.5">
                <text:p>18861.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">
                <text:p>4</text:p>
              </table:table-cell>
              <table:table-cell office:value-type="float" office:value="24435">
                <text:p>2443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">
                <text:p>4</text:p>
              </table:table-cell>
              <table:table-cell office:value-type="float" office:value="22601.5">
                <text:p>22601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">
                <text:p>4</text:p>
              </table:table-cell>
              <table:table-cell office:value-type="float" office:value="25128">
                <text:p>251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">
                <text:p>4</text:p>
              </table:table-cell>
              <table:table-cell office:value-type="float" office:value="26672">
                <text:p>2667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">
                <text:p>4</text:p>
              </table:table-cell>
              <table:table-cell office:value-type="float" office:value="21460.5">
                <text:p>21460.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">
                <text:p>4</text:p>
              </table:table-cell>
              <table:table-cell office:value-type="float" office:value="23569.5">
                <text:p>23569.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">
                <text:p>4</text:p>
              </table:table-cell>
              <table:table-cell office:value-type="float" office:value="24084.5">
                <text:p>24084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">
                <text:p>4</text:p>
              </table:table-cell>
              <table:table-cell office:value-type="float" office:value="24306">
                <text:p>2430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">
                <text:p>4</text:p>
              </table:table-cell>
              <table:table-cell office:value-type="float" office:value="26250">
                <text:p>2625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">
                <text:p>4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">
                <text:p>4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  <table:table-cell office:value-type="float" office:value="27547">
                <text:p>2754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">
                <text:p>4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">
                <text:p>4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">
                <text:p>4</text:p>
              </table:table-cell>
              <table:table-cell office:value-type="float" office:value="24464">
                <text:p>2446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">
                <text:p>4</text:p>
              </table:table-cell>
              <table:table-cell office:value-type="float" office:value="26191">
                <text:p>2619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">
                <text:p>4</text:p>
              </table:table-cell>
              <table:table-cell office:value-type="float" office:value="25214.5">
                <text:p>25214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">
                <text:p>4</text:p>
              </table:table-cell>
              <table:table-cell office:value-type="float" office:value="24455.5">
                <text:p>24455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">
                <text:p>4</text:p>
              </table:table-cell>
              <table:table-cell office:value-type="float" office:value="25403.5">
                <text:p>25403.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">
                <text:p>4</text:p>
              </table:table-cell>
              <table:table-cell office:value-type="float" office:value="26611.5">
                <text:p>26611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">
                <text:p>4</text:p>
              </table:table-cell>
              <table:table-cell office:value-type="float" office:value="25706">
                <text:p>2570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">
                <text:p>4</text:p>
              </table:table-cell>
              <table:table-cell office:value-type="float" office:value="31544">
                <text:p>3154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">
                <text:p>4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">
                <text:p>4</text:p>
              </table:table-cell>
              <table:table-cell office:value-type="float" office:value="26506.5">
                <text:p>26506.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">
                <text:p>4</text:p>
              </table:table-cell>
              <table:table-cell office:value-type="float" office:value="24889">
                <text:p>2488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">
                <text:p>4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">
                <text:p>4</text:p>
              </table:table-cell>
              <table:table-cell office:value-type="float" office:value="23273">
                <text:p>2327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">
                <text:p>4</text:p>
              </table:table-cell>
              <table:table-cell office:value-type="float" office:value="25614">
                <text:p>2561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">
                <text:p>4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">
                <text:p>4</text:p>
              </table:table-cell>
              <table:table-cell office:value-type="float" office:value="22036.5">
                <text:p>22036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">
                <text:p>4</text:p>
              </table:table-cell>
              <table:table-cell office:value-type="float" office:value="24899.5">
                <text:p>24899.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">
                <text:p>4</text:p>
              </table:table-cell>
              <table:table-cell office:value-type="float" office:value="25372.5">
                <text:p>25372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">
                <text:p>4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">
                <text:p>4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">
                <text:p>4</text:p>
              </table:table-cell>
              <table:table-cell office:value-type="float" office:value="23629.5">
                <text:p>23629.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">
                <text:p>4</text:p>
              </table:table-cell>
              <table:table-cell office:value-type="float" office:value="24611.5">
                <text:p>24611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">
                <text:p>4</text:p>
              </table:table-cell>
              <table:table-cell office:value-type="float" office:value="20691">
                <text:p>2069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">
                <text:p>4</text:p>
              </table:table-cell>
              <table:table-cell office:value-type="float" office:value="23285.5">
                <text:p>23285.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">
                <text:p>4</text:p>
              </table:table-cell>
              <table:table-cell office:value-type="float" office:value="26084.5">
                <text:p>26084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">
                <text:p>4</text:p>
              </table:table-cell>
              <table:table-cell office:value-type="float" office:value="26764">
                <text:p>2676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">
                <text:p>4</text:p>
              </table:table-cell>
              <table:table-cell office:value-type="float" office:value="26511">
                <text:p>2651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">
                <text:p>4</text:p>
              </table:table-cell>
              <table:table-cell office:value-type="float" office:value="20483.5">
                <text:p>20483.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">
                <text:p>4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">
                <text:p>4</text:p>
              </table:table-cell>
              <table:table-cell office:value-type="float" office:value="22384.5">
                <text:p>22384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">
                <text:p>4</text:p>
              </table:table-cell>
              <table:table-cell office:value-type="float" office:value="21287">
                <text:p>2128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">
                <text:p>4</text:p>
              </table:table-cell>
              <table:table-cell office:value-type="float" office:value="25258.5">
                <text:p>25258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">
                <text:p>4</text:p>
              </table:table-cell>
              <table:table-cell office:value-type="float" office:value="22452.5">
                <text:p>22452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">
                <text:p>4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">
                <text:p>4</text:p>
              </table:table-cell>
              <table:table-cell office:value-type="float" office:value="22695">
                <text:p>2269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">
                <text:p>4</text:p>
              </table:table-cell>
              <table:table-cell office:value-type="float" office:value="20962.5">
                <text:p>20962.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">
                <text:p>4</text:p>
              </table:table-cell>
              <table:table-cell office:value-type="float" office:value="21774.5">
                <text:p>21774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">
                <text:p>4</text:p>
              </table:table-cell>
              <table:table-cell office:value-type="float" office:value="24846">
                <text:p>2484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">
                <text:p>4</text:p>
              </table:table-cell>
              <table:table-cell office:value-type="float" office:value="26275">
                <text:p>2627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">
                <text:p>4</text:p>
              </table:table-cell>
              <table:table-cell office:value-type="float" office:value="22731.5">
                <text:p>22731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">
                <text:p>4</text:p>
              </table:table-cell>
              <table:table-cell office:value-type="float" office:value="22267.5">
                <text:p>22267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">
                <text:p>4</text:p>
              </table:table-cell>
              <table:table-cell office:value-type="float" office:value="25155">
                <text:p>2515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">
                <text:p>4</text:p>
              </table:table-cell>
              <table:table-cell office:value-type="float" office:value="28187">
                <text:p>2818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">
                <text:p>4</text:p>
              </table:table-cell>
              <table:table-cell office:value-type="float" office:value="24193">
                <text:p>241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">
                <text:p>4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">
                <text:p>4</text:p>
              </table:table-cell>
              <table:table-cell office:value-type="float" office:value="25515.5">
                <text:p>25515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">
                <text:p>4</text:p>
              </table:table-cell>
              <table:table-cell office:value-type="float" office:value="24124.5">
                <text:p>24124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">
                <text:p>4</text:p>
              </table:table-cell>
              <table:table-cell office:value-type="float" office:value="29175">
                <text:p>2917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">
                <text:p>4</text:p>
              </table:table-cell>
              <table:table-cell office:value-type="float" office:value="25560.5">
                <text:p>25560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">
                <text:p>4</text:p>
              </table:table-cell>
              <table:table-cell office:value-type="float" office:value="25942">
                <text:p>259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">
                <text:p>4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">
                <text:p>4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">
                <text:p>4</text:p>
              </table:table-cell>
              <table:table-cell office:value-type="float" office:value="21833">
                <text:p>2183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">
                <text:p>4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">
                <text:p>4</text:p>
              </table:table-cell>
              <table:table-cell office:value-type="float" office:value="23973">
                <text:p>2397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">
                <text:p>4</text:p>
              </table:table-cell>
              <table:table-cell office:value-type="float" office:value="25275">
                <text:p>2527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">
                <text:p>4</text:p>
              </table:table-cell>
              <table:table-cell office:value-type="float" office:value="25877">
                <text:p>2587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">
                <text:p>4</text:p>
              </table:table-cell>
              <table:table-cell office:value-type="float" office:value="22267">
                <text:p>2226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">
                <text:p>4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">
                <text:p>4</text:p>
              </table:table-cell>
              <table:table-cell office:value-type="float" office:value="29272.5">
                <text:p>29272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">
                <text:p>4</text:p>
              </table:table-cell>
              <table:table-cell office:value-type="float" office:value="19095.5">
                <text:p>19095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">
                <text:p>4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">
                <text:p>4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">
                <text:p>4</text:p>
              </table:table-cell>
              <table:table-cell office:value-type="float" office:value="24914.5">
                <text:p>2491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">
                <text:p>4</text:p>
              </table:table-cell>
              <table:table-cell office:value-type="float" office:value="26741.5">
                <text:p>26741.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">
                <text:p>4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">
                <text:p>4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">
                <text:p>4</text:p>
              </table:table-cell>
              <table:table-cell office:value-type="float" office:value="22557.5">
                <text:p>22557.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">
                <text:p>4</text:p>
              </table:table-cell>
              <table:table-cell office:value-type="float" office:value="24473">
                <text:p>2447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">
                <text:p>4</text:p>
              </table:table-cell>
              <table:table-cell office:value-type="float" office:value="23226">
                <text:p>2322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">
                <text:p>4</text:p>
              </table:table-cell>
              <table:table-cell office:value-type="float" office:value="25390.5">
                <text:p>25390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">
                <text:p>4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">
                <text:p>4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">
                <text:p>4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">
                <text:p>4</text:p>
              </table:table-cell>
              <table:table-cell office:value-type="float" office:value="23702">
                <text:p>2370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">
                <text:p>4</text:p>
              </table:table-cell>
              <table:table-cell office:value-type="float" office:value="27650">
                <text:p>2765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">
                <text:p>4</text:p>
              </table:table-cell>
              <table:table-cell office:value-type="float" office:value="26733.5">
                <text:p>2673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">
                <text:p>4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">
                <text:p>4</text:p>
              </table:table-cell>
              <table:table-cell office:value-type="float" office:value="23418.5">
                <text:p>23418.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">
                <text:p>4</text:p>
              </table:table-cell>
              <table:table-cell office:value-type="float" office:value="26851">
                <text:p>2685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">
                <text:p>4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">
                <text:p>4</text:p>
              </table:table-cell>
              <table:table-cell office:value-type="float" office:value="26554">
                <text:p>2655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">
                <text:p>4</text:p>
              </table:table-cell>
              <table:table-cell office:value-type="float" office:value="27516.5">
                <text:p>2751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">
                <text:p>4</text:p>
              </table:table-cell>
              <table:table-cell office:value-type="float" office:value="22331">
                <text:p>2233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">
                <text:p>4</text:p>
              </table:table-cell>
              <table:table-cell office:value-type="float" office:value="24079">
                <text:p>24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">
                <text:p>4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">
                <text:p>4</text:p>
              </table:table-cell>
              <table:table-cell office:value-type="float" office:value="28556.5">
                <text:p>28556.5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">
                <text:p>4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">
                <text:p>4</text:p>
              </table:table-cell>
              <table:table-cell office:value-type="float" office:value="26712.5">
                <text:p>26712.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">
                <text:p>4</text:p>
              </table:table-cell>
              <table:table-cell office:value-type="float" office:value="28167.5">
                <text:p>28167.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">
                <text:p>4</text:p>
              </table:table-cell>
              <table:table-cell office:value-type="float" office:value="17496.5">
                <text:p>17496.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">
                <text:p>4</text:p>
              </table:table-cell>
              <table:table-cell office:value-type="float" office:value="29135.5">
                <text:p>29135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">
                <text:p>4</text:p>
              </table:table-cell>
              <table:table-cell office:value-type="float" office:value="22924">
                <text:p>2292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">
                <text:p>4</text:p>
              </table:table-cell>
              <table:table-cell office:value-type="float" office:value="24901">
                <text:p>2490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">
                <text:p>4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">
                <text:p>4</text:p>
              </table:table-cell>
              <table:table-cell office:value-type="float" office:value="25111">
                <text:p>2511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">
                <text:p>4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">
                <text:p>4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">
                <text:p>4</text:p>
              </table:table-cell>
              <table:table-cell office:value-type="float" office:value="24087">
                <text:p>240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">
                <text:p>4</text:p>
              </table:table-cell>
              <table:table-cell office:value-type="float" office:value="27620">
                <text:p>2762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">
                <text:p>4</text:p>
              </table:table-cell>
              <table:table-cell office:value-type="float" office:value="17347">
                <text:p>1734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">
                <text:p>4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">
                <text:p>4</text:p>
              </table:table-cell>
              <table:table-cell office:value-type="float" office:value="21645.5">
                <text:p>21645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">
                <text:p>4</text:p>
              </table:table-cell>
              <table:table-cell office:value-type="float" office:value="26390.5">
                <text:p>26390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">
                <text:p>4</text:p>
              </table:table-cell>
              <table:table-cell office:value-type="float" office:value="24943.5">
                <text:p>24943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">
                <text:p>4</text:p>
              </table:table-cell>
              <table:table-cell office:value-type="float" office:value="26973.5">
                <text:p>26973.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">
                <text:p>4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  <table:table-cell office:value-type="float" office:value="22686.5">
                <text:p>22686.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">
                <text:p>4</text:p>
              </table:table-cell>
              <table:table-cell office:value-type="float" office:value="21190.5">
                <text:p>21190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">
                <text:p>4</text:p>
              </table:table-cell>
              <table:table-cell office:value-type="float" office:value="27738">
                <text:p>2773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">
                <text:p>4</text:p>
              </table:table-cell>
              <table:table-cell office:value-type="float" office:value="20253.5">
                <text:p>20253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">
                <text:p>4</text:p>
              </table:table-cell>
              <table:table-cell office:value-type="float" office:value="25005">
                <text:p>2500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">
                <text:p>4</text:p>
              </table:table-cell>
              <table:table-cell office:value-type="float" office:value="21915.5">
                <text:p>21915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  <table:table-cell office:value-type="float" office:value="25512.5">
                <text:p>25512.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">
                <text:p>4</text:p>
              </table:table-cell>
              <table:table-cell office:value-type="float" office:value="26827.5">
                <text:p>26827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">
                <text:p>4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">
                <text:p>4</text:p>
              </table:table-cell>
              <table:table-cell office:value-type="float" office:value="28514.5">
                <text:p>28514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">
                <text:p>4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">
                <text:p>4</text:p>
              </table:table-cell>
              <table:table-cell office:value-type="float" office:value="22976.5">
                <text:p>22976.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">
                <text:p>4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">
                <text:p>4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">
                <text:p>4</text:p>
              </table:table-cell>
              <table:table-cell office:value-type="float" office:value="22858">
                <text:p>228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">
                <text:p>4</text:p>
              </table:table-cell>
              <table:table-cell office:value-type="float" office:value="24986">
                <text:p>249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">
                <text:p>4</text:p>
              </table:table-cell>
              <table:table-cell office:value-type="float" office:value="21434">
                <text:p>2143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">
                <text:p>4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">
                <text:p>4</text:p>
              </table:table-cell>
              <table:table-cell office:value-type="float" office:value="21644">
                <text:p>2164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">
                <text:p>4</text:p>
              </table:table-cell>
              <table:table-cell office:value-type="float" office:value="26486.5">
                <text:p>26486.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">
                <text:p>4</text:p>
              </table:table-cell>
              <table:table-cell office:value-type="float" office:value="32782">
                <text:p>3278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">
                <text:p>4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">
                <text:p>4</text:p>
              </table:table-cell>
              <table:table-cell office:value-type="float" office:value="26030">
                <text:p>2603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">
                <text:p>4</text:p>
              </table:table-cell>
              <table:table-cell office:value-type="float" office:value="28832">
                <text:p>2883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">
                <text:p>4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">
                <text:p>4</text:p>
              </table:table-cell>
              <table:table-cell office:value-type="float" office:value="19807">
                <text:p>198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">
                <text:p>4</text:p>
              </table:table-cell>
              <table:table-cell office:value-type="float" office:value="26728.5">
                <text:p>26728.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">
                <text:p>4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">
                <text:p>4</text:p>
              </table:table-cell>
              <table:table-cell office:value-type="float" office:value="26786.5">
                <text:p>26786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">
                <text:p>4</text:p>
              </table:table-cell>
              <table:table-cell office:value-type="float" office:value="21416">
                <text:p>2141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">
                <text:p>4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">
                <text:p>4</text:p>
              </table:table-cell>
              <table:table-cell office:value-type="float" office:value="20689.5">
                <text:p>20689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">
                <text:p>4</text:p>
              </table:table-cell>
              <table:table-cell office:value-type="float" office:value="25716">
                <text:p>2571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">
                <text:p>4</text:p>
              </table:table-cell>
              <table:table-cell office:value-type="float" office:value="25378">
                <text:p>2537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">
                <text:p>4</text:p>
              </table:table-cell>
              <table:table-cell office:value-type="float" office:value="26890">
                <text:p>2689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">
                <text:p>4</text:p>
              </table:table-cell>
              <table:table-cell office:value-type="float" office:value="28007">
                <text:p>280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">
                <text:p>4</text:p>
              </table:table-cell>
              <table:table-cell office:value-type="float" office:value="25120">
                <text:p>2512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">
                <text:p>4</text:p>
              </table:table-cell>
              <table:table-cell office:value-type="float" office:value="24479">
                <text:p>244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">
                <text:p>4</text:p>
              </table:table-cell>
              <table:table-cell office:value-type="float" office:value="23393.5">
                <text:p>2339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  <table:table-cell office:value-type="float" office:value="26494">
                <text:p>2649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">
                <text:p>4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">
                <text:p>4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">
                <text:p>4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">
                <text:p>4</text:p>
              </table:table-cell>
              <table:table-cell office:value-type="float" office:value="26078.5">
                <text:p>26078.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">
                <text:p>4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">
                <text:p>4</text:p>
              </table:table-cell>
              <table:table-cell office:value-type="float" office:value="27352.5">
                <text:p>2735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">
                <text:p>4</text:p>
              </table:table-cell>
              <table:table-cell office:value-type="float" office:value="22012">
                <text:p>220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">
                <text:p>4</text:p>
              </table:table-cell>
              <table:table-cell office:value-type="float" office:value="24739.5">
                <text:p>24739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">
                <text:p>4</text:p>
              </table:table-cell>
              <table:table-cell office:value-type="float" office:value="24009">
                <text:p>24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">
                <text:p>4</text:p>
              </table:table-cell>
              <table:table-cell office:value-type="float" office:value="27117.5">
                <text:p>271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">
                <text:p>4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">
                <text:p>4</text:p>
              </table:table-cell>
              <table:table-cell office:value-type="float" office:value="23732">
                <text:p>2373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">
                <text:p>4</text:p>
              </table:table-cell>
              <table:table-cell office:value-type="float" office:value="24219">
                <text:p>2421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">
                <text:p>4</text:p>
              </table:table-cell>
              <table:table-cell office:value-type="float" office:value="24192.5">
                <text:p>24192.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">
                <text:p>4</text:p>
              </table:table-cell>
              <table:table-cell office:value-type="float" office:value="22937">
                <text:p>229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  <table:table-cell office:value-type="float" office:value="20341">
                <text:p>2034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">
                <text:p>4</text:p>
              </table:table-cell>
              <table:table-cell office:value-type="float" office:value="24307">
                <text:p>2430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">
                <text:p>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">
                <text:p>4</text:p>
              </table:table-cell>
              <table:table-cell office:value-type="float" office:value="25624.5">
                <text:p>25624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">
                <text:p>4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">
                <text:p>4</text:p>
              </table:table-cell>
              <table:table-cell office:value-type="float" office:value="28141">
                <text:p>2814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">
                <text:p>4</text:p>
              </table:table-cell>
              <table:table-cell office:value-type="float" office:value="23919.5">
                <text:p>23919.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">
                <text:p>4</text:p>
              </table:table-cell>
              <table:table-cell office:value-type="float" office:value="24382">
                <text:p>24382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">
                <text:p>4</text:p>
              </table:table-cell>
              <table:table-cell office:value-type="float" office:value="24950.5">
                <text:p>24950.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">
                <text:p>4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">
                <text:p>4</text:p>
              </table:table-cell>
              <table:table-cell office:value-type="float" office:value="27407.5">
                <text:p>27407.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">
                <text:p>4</text:p>
              </table:table-cell>
              <table:table-cell office:value-type="float" office:value="28356.5">
                <text:p>28356.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">
                <text:p>4</text:p>
              </table:table-cell>
              <table:table-cell office:value-type="float" office:value="24692">
                <text:p>24692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">
                <text:p>4</text:p>
              </table:table-cell>
              <table:table-cell office:value-type="float" office:value="26536.5">
                <text:p>26536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">
                <text:p>4</text:p>
              </table:table-cell>
              <table:table-cell office:value-type="float" office:value="20911.5">
                <text:p>20911.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">
                <text:p>4</text:p>
              </table:table-cell>
              <table:table-cell office:value-type="float" office:value="22200.5">
                <text:p>22200.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">
                <text:p>4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">
                <text:p>4</text:p>
              </table:table-cell>
              <table:table-cell office:value-type="float" office:value="22139.5">
                <text:p>22139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">
                <text:p>4</text:p>
              </table:table-cell>
              <table:table-cell office:value-type="float" office:value="26778">
                <text:p>2677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">
                <text:p>4</text:p>
              </table:table-cell>
              <table:table-cell office:value-type="float" office:value="21907">
                <text:p>2190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">
                <text:p>4</text:p>
              </table:table-cell>
              <table:table-cell office:value-type="float" office:value="22897">
                <text:p>2289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">
                <text:p>4</text:p>
              </table:table-cell>
              <table:table-cell office:value-type="float" office:value="24732">
                <text:p>2473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">
                <text:p>4</text:p>
              </table:table-cell>
              <table:table-cell office:value-type="float" office:value="26291">
                <text:p>2629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">
                <text:p>4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">
                <text:p>4</text:p>
              </table:table-cell>
              <table:table-cell office:value-type="float" office:value="26226">
                <text:p>2622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5">
                <text:p>4.5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.5">
                <text:p>4.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5">
                <text:p>4.5</text:p>
              </table:table-cell>
              <table:table-cell office:value-type="float" office:value="20023.5">
                <text:p>20023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.5">
                <text:p>4.5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.5">
                <text:p>4.5</text:p>
              </table:table-cell>
              <table:table-cell office:value-type="float" office:value="27793">
                <text:p>2779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5">
                <text:p>4.5</text:p>
              </table:table-cell>
              <table:table-cell office:value-type="float" office:value="26356">
                <text:p>2635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.5">
                <text:p>4.5</text:p>
              </table:table-cell>
              <table:table-cell office:value-type="float" office:value="22976">
                <text:p>2297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.5">
                <text:p>4.5</text:p>
              </table:table-cell>
              <table:table-cell office:value-type="float" office:value="18060.5">
                <text:p>18060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.5">
                <text:p>4.5</text:p>
              </table:table-cell>
              <table:table-cell office:value-type="float" office:value="26022.5">
                <text:p>26022.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.5">
                <text:p>4.5</text:p>
              </table:table-cell>
              <table:table-cell office:value-type="float" office:value="28296">
                <text:p>2829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.5">
                <text:p>4.5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5">
                <text:p>4.5</text:p>
              </table:table-cell>
              <table:table-cell office:value-type="float" office:value="24512.5">
                <text:p>24512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.5">
                <text:p>4.5</text:p>
              </table:table-cell>
              <table:table-cell office:value-type="float" office:value="21844.5">
                <text:p>21844.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.5">
                <text:p>4.5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.5">
                <text:p>4.5</text:p>
              </table:table-cell>
              <table:table-cell office:value-type="float" office:value="28492">
                <text:p>28492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5">
                <text:p>4.5</text:p>
              </table:table-cell>
              <table:table-cell office:value-type="float" office:value="21617">
                <text:p>2161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5">
                <text:p>4.5</text:p>
              </table:table-cell>
              <table:table-cell office:value-type="float" office:value="23488.5">
                <text:p>23488.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5">
                <text:p>4.5</text:p>
              </table:table-cell>
              <table:table-cell office:value-type="float" office:value="27979.5">
                <text:p>27979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5">
                <text:p>4.5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.5">
                <text:p>4.5</text:p>
              </table:table-cell>
              <table:table-cell office:value-type="float" office:value="23666.5">
                <text:p>23666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.5">
                <text:p>4.5</text:p>
              </table:table-cell>
              <table:table-cell office:value-type="float" office:value="23532.5">
                <text:p>23532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.5">
                <text:p>4.5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.5">
                <text:p>4.5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.5">
                <text:p>4.5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5">
                <text:p>4.5</text:p>
              </table:table-cell>
              <table:table-cell office:value-type="float" office:value="23026.5">
                <text:p>23026.5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5">
                <text:p>4.5</text:p>
              </table:table-cell>
              <table:table-cell office:value-type="float" office:value="31715.5">
                <text:p>3171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.5">
                <text:p>4.5</text:p>
              </table:table-cell>
              <table:table-cell office:value-type="float" office:value="22028">
                <text:p>2202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5">
                <text:p>4.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.5">
                <text:p>4.5</text:p>
              </table:table-cell>
              <table:table-cell office:value-type="float" office:value="29294.5">
                <text:p>29294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.5">
                <text:p>4.5</text:p>
              </table:table-cell>
              <table:table-cell office:value-type="float" office:value="25558.5">
                <text:p>25558.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.5">
                <text:p>4.5</text:p>
              </table:table-cell>
              <table:table-cell office:value-type="float" office:value="27541">
                <text:p>275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.5">
                <text:p>4.5</text:p>
              </table:table-cell>
              <table:table-cell office:value-type="float" office:value="25262">
                <text:p>2526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.5">
                <text:p>4.5</text:p>
              </table:table-cell>
              <table:table-cell office:value-type="float" office:value="23806.5">
                <text:p>23806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.5">
                <text:p>4.5</text:p>
              </table:table-cell>
              <table:table-cell office:value-type="float" office:value="28127.5">
                <text:p>28127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5">
                <text:p>4.5</text:p>
              </table:table-cell>
              <table:table-cell office:value-type="float" office:value="22708.5">
                <text:p>22708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.5">
                <text:p>4.5</text:p>
              </table:table-cell>
              <table:table-cell office:value-type="float" office:value="28613">
                <text:p>2861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.5">
                <text:p>4.5</text:p>
              </table:table-cell>
              <table:table-cell office:value-type="float" office:value="24122.5">
                <text:p>24122.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.5">
                <text:p>4.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.5">
                <text:p>4.5</text:p>
              </table:table-cell>
              <table:table-cell office:value-type="float" office:value="22550">
                <text:p>2255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5">
                <text:p>4.5</text:p>
              </table:table-cell>
              <table:table-cell office:value-type="float" office:value="24597.5">
                <text:p>24597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.5">
                <text:p>4.5</text:p>
              </table:table-cell>
              <table:table-cell office:value-type="float" office:value="23381.5">
                <text:p>23381.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.5">
                <text:p>4.5</text:p>
              </table:table-cell>
              <table:table-cell office:value-type="float" office:value="28628.5">
                <text:p>28628.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5">
                <text:p>4.5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.5">
                <text:p>4.5</text:p>
              </table:table-cell>
              <table:table-cell office:value-type="float" office:value="28777">
                <text:p>2877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.5">
                <text:p>4.5</text:p>
              </table:table-cell>
              <table:table-cell office:value-type="float" office:value="25385">
                <text:p>2538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.5">
                <text:p>4.5</text:p>
              </table:table-cell>
              <table:table-cell office:value-type="float" office:value="23878">
                <text:p>2387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.5">
                <text:p>4.5</text:p>
              </table:table-cell>
              <table:table-cell office:value-type="float" office:value="26289.5">
                <text:p>26289.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.5">
                <text:p>4.5</text:p>
              </table:table-cell>
              <table:table-cell office:value-type="float" office:value="20784.5">
                <text:p>20784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.5">
                <text:p>4.5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5">
                <text:p>4.5</text:p>
              </table:table-cell>
              <table:table-cell office:value-type="float" office:value="24531">
                <text:p>2453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.5">
                <text:p>4.5</text:p>
              </table:table-cell>
              <table:table-cell office:value-type="float" office:value="23734">
                <text:p>2373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.5">
                <text:p>4.5</text:p>
              </table:table-cell>
              <table:table-cell office:value-type="float" office:value="21779.5">
                <text:p>21779.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.5">
                <text:p>4.5</text:p>
              </table:table-cell>
              <table:table-cell office:value-type="float" office:value="27611">
                <text:p>2761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.5">
                <text:p>4.5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5">
                <text:p>4.5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.5">
                <text:p>4.5</text:p>
              </table:table-cell>
              <table:table-cell office:value-type="float" office:value="25297.5">
                <text:p>25297.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5">
                <text:p>4.5</text:p>
              </table:table-cell>
              <table:table-cell office:value-type="float" office:value="24269.5">
                <text:p>24269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4.5">
                <text:p>4.5</text:p>
              </table:table-cell>
              <table:table-cell office:value-type="float" office:value="27141">
                <text:p>2714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4.5">
                <text:p>4.5</text:p>
              </table:table-cell>
              <table:table-cell office:value-type="float" office:value="29538.5">
                <text:p>29538.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4.5">
                <text:p>4.5</text:p>
              </table:table-cell>
              <table:table-cell office:value-type="float" office:value="21111">
                <text:p>2111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">
                <text:p>4.5</text:p>
              </table:table-cell>
              <table:table-cell office:value-type="float" office:value="23240.5">
                <text:p>23240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4.5">
                <text:p>4.5</text:p>
              </table:table-cell>
              <table:table-cell office:value-type="float" office:value="24588.5">
                <text:p>24588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5">
                <text:p>4.5</text:p>
              </table:table-cell>
              <table:table-cell office:value-type="float" office:value="25176.5">
                <text:p>25176.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4.5">
                <text:p>4.5</text:p>
              </table:table-cell>
              <table:table-cell office:value-type="float" office:value="18396">
                <text:p>18396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4.5">
                <text:p>4.5</text:p>
              </table:table-cell>
              <table:table-cell office:value-type="float" office:value="23596">
                <text:p>2359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5">
                <text:p>4.5</text:p>
              </table:table-cell>
              <table:table-cell office:value-type="float" office:value="22116.5">
                <text:p>22116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4.5">
                <text:p>4.5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5">
                <text:p>4.5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5">
                <text:p>4.5</text:p>
              </table:table-cell>
              <table:table-cell office:value-type="float" office:value="24176.5">
                <text:p>24176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5">
                <text:p>4.5</text:p>
              </table:table-cell>
              <table:table-cell office:value-type="float" office:value="24734">
                <text:p>24734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4.5">
                <text:p>4.5</text:p>
              </table:table-cell>
              <table:table-cell office:value-type="float" office:value="25280">
                <text:p>2528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4.5">
                <text:p>4.5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4.5">
                <text:p>4.5</text:p>
              </table:table-cell>
              <table:table-cell office:value-type="float" office:value="24491">
                <text:p>244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5">
                <text:p>4.5</text:p>
              </table:table-cell>
              <table:table-cell office:value-type="float" office:value="22526.5">
                <text:p>22526.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5">
                <text:p>4.5</text:p>
              </table:table-cell>
              <table:table-cell office:value-type="float" office:value="22592">
                <text:p>2259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5">
                <text:p>4.5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4.5">
                <text:p>4.5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4.5">
                <text:p>4.5</text:p>
              </table:table-cell>
              <table:table-cell office:value-type="float" office:value="25946.5">
                <text:p>25946.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4.5">
                <text:p>4.5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4.5">
                <text:p>4.5</text:p>
              </table:table-cell>
              <table:table-cell office:value-type="float" office:value="27472.5">
                <text:p>27472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4.5">
                <text:p>4.5</text:p>
              </table:table-cell>
              <table:table-cell office:value-type="float" office:value="26961">
                <text:p>26961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.5">
                <text:p>4.5</text:p>
              </table:table-cell>
              <table:table-cell office:value-type="float" office:value="26771.5">
                <text:p>2677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5">
                <text:p>4.5</text:p>
              </table:table-cell>
              <table:table-cell office:value-type="float" office:value="23148.5">
                <text:p>23148.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5">
                <text:p>4.5</text:p>
              </table:table-cell>
              <table:table-cell office:value-type="float" office:value="23117.5">
                <text:p>23117.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4.5">
                <text:p>4.5</text:p>
              </table:table-cell>
              <table:table-cell office:value-type="float" office:value="29939">
                <text:p>29939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4.5">
                <text:p>4.5</text:p>
              </table:table-cell>
              <table:table-cell office:value-type="float" office:value="28693.5">
                <text:p>28693.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5">
                <text:p>4.5</text:p>
              </table:table-cell>
              <table:table-cell office:value-type="float" office:value="26741">
                <text:p>2674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4.5">
                <text:p>4.5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5">
                <text:p>4.5</text:p>
              </table:table-cell>
              <table:table-cell office:value-type="float" office:value="24777">
                <text:p>2477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5">
                <text:p>4.5</text:p>
              </table:table-cell>
              <table:table-cell office:value-type="float" office:value="22868">
                <text:p>2286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4.5">
                <text:p>4.5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4.5">
                <text:p>4.5</text:p>
              </table:table-cell>
              <table:table-cell office:value-type="float" office:value="27612.5">
                <text:p>27612.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5">
                <text:p>4.5</text:p>
              </table:table-cell>
              <table:table-cell office:value-type="float" office:value="23154">
                <text:p>2315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5">
                <text:p>4.5</text:p>
              </table:table-cell>
              <table:table-cell office:value-type="float" office:value="23509">
                <text:p>2350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4.5">
                <text:p>4.5</text:p>
              </table:table-cell>
              <table:table-cell office:value-type="float" office:value="24790.5">
                <text:p>24790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5">
                <text:p>4.5</text:p>
              </table:table-cell>
              <table:table-cell office:value-type="float" office:value="26781.5">
                <text:p>26781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4.5">
                <text:p>4.5</text:p>
              </table:table-cell>
              <table:table-cell office:value-type="float" office:value="22765.5">
                <text:p>22765.5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5">
                <text:p>4.5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5">
                <text:p>4.5</text:p>
              </table:table-cell>
              <table:table-cell office:value-type="float" office:value="23286.5">
                <text:p>23286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.5">
                <text:p>4.5</text:p>
              </table:table-cell>
              <table:table-cell office:value-type="float" office:value="26698">
                <text:p>2669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4.5">
                <text:p>4.5</text:p>
              </table:table-cell>
              <table:table-cell office:value-type="float" office:value="24412">
                <text:p>2441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5">
                <text:p>4.5</text:p>
              </table:table-cell>
              <table:table-cell office:value-type="float" office:value="23665.5">
                <text:p>23665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4.5">
                <text:p>4.5</text:p>
              </table:table-cell>
              <table:table-cell office:value-type="float" office:value="25519.5">
                <text:p>25519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4.5">
                <text:p>4.5</text:p>
              </table:table-cell>
              <table:table-cell office:value-type="float" office:value="23540.5">
                <text:p>23540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4.5">
                <text:p>4.5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.5">
                <text:p>4.5</text:p>
              </table:table-cell>
              <table:table-cell office:value-type="float" office:value="27394.5">
                <text:p>27394.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4.5">
                <text:p>4.5</text:p>
              </table:table-cell>
              <table:table-cell office:value-type="float" office:value="23559">
                <text:p>2355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5">
                <text:p>4.5</text:p>
              </table:table-cell>
              <table:table-cell office:value-type="float" office:value="18853.5">
                <text:p>18853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4.5">
                <text:p>4.5</text:p>
              </table:table-cell>
              <table:table-cell office:value-type="float" office:value="25443">
                <text:p>2544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5">
                <text:p>4.5</text:p>
              </table:table-cell>
              <table:table-cell office:value-type="float" office:value="21872">
                <text:p>218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5">
                <text:p>4.5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4.5">
                <text:p>4.5</text:p>
              </table:table-cell>
              <table:table-cell office:value-type="float" office:value="28130">
                <text:p>2813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4.5">
                <text:p>4.5</text:p>
              </table:table-cell>
              <table:table-cell office:value-type="float" office:value="25783.5">
                <text:p>25783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.5">
                <text:p>4.5</text:p>
              </table:table-cell>
              <table:table-cell office:value-type="float" office:value="24086">
                <text:p>24086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4.5">
                <text:p>4.5</text:p>
              </table:table-cell>
              <table:table-cell office:value-type="float" office:value="25401">
                <text:p>2540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4.5">
                <text:p>4.5</text:p>
              </table:table-cell>
              <table:table-cell office:value-type="float" office:value="20381.5">
                <text:p>20381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4.5">
                <text:p>4.5</text:p>
              </table:table-cell>
              <table:table-cell office:value-type="float" office:value="29067">
                <text:p>2906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4.5">
                <text:p>4.5</text:p>
              </table:table-cell>
              <table:table-cell office:value-type="float" office:value="23537">
                <text:p>2353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5">
                <text:p>4.5</text:p>
              </table:table-cell>
              <table:table-cell office:value-type="float" office:value="28668.5">
                <text:p>28668.5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5">
                <text:p>4.5</text:p>
              </table:table-cell>
              <table:table-cell office:value-type="float" office:value="29028.5">
                <text:p>29028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5">
                <text:p>4.5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4.5">
                <text:p>4.5</text:p>
              </table:table-cell>
              <table:table-cell office:value-type="float" office:value="29344.5">
                <text:p>29344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5">
                <text:p>4.5</text:p>
              </table:table-cell>
              <table:table-cell office:value-type="float" office:value="20996">
                <text:p>20996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.5">
                <text:p>4.5</text:p>
              </table:table-cell>
              <table:table-cell office:value-type="float" office:value="21495">
                <text:p>21495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.5">
                <text:p>4.5</text:p>
              </table:table-cell>
              <table:table-cell office:value-type="float" office:value="22562.5">
                <text:p>22562.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.5">
                <text:p>4.5</text:p>
              </table:table-cell>
              <table:table-cell office:value-type="float" office:value="28729.5">
                <text:p>28729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.5">
                <text:p>4.5</text:p>
              </table:table-cell>
              <table:table-cell office:value-type="float" office:value="28624">
                <text:p>28624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.5">
                <text:p>4.5</text:p>
              </table:table-cell>
              <table:table-cell office:value-type="float" office:value="30624.5">
                <text:p>30624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.5">
                <text:p>4.5</text:p>
              </table:table-cell>
              <table:table-cell office:value-type="float" office:value="27454.5">
                <text:p>27454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.5">
                <text:p>4.5</text:p>
              </table:table-cell>
              <table:table-cell office:value-type="float" office:value="25563.5">
                <text:p>2556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.5">
                <text:p>4.5</text:p>
              </table:table-cell>
              <table:table-cell office:value-type="float" office:value="27459.5">
                <text:p>27459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.5">
                <text:p>4.5</text:p>
              </table:table-cell>
              <table:table-cell office:value-type="float" office:value="26671.5">
                <text:p>26671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5">
                <text:p>4.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.5">
                <text:p>4.5</text:p>
              </table:table-cell>
              <table:table-cell office:value-type="float" office:value="22183">
                <text:p>2218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.5">
                <text:p>4.5</text:p>
              </table:table-cell>
              <table:table-cell office:value-type="float" office:value="24428.5">
                <text:p>24428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.5">
                <text:p>4.5</text:p>
              </table:table-cell>
              <table:table-cell office:value-type="float" office:value="29454.5">
                <text:p>29454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.5">
                <text:p>4.5</text:p>
              </table:table-cell>
              <table:table-cell office:value-type="float" office:value="21084.5">
                <text:p>21084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5">
                <text:p>4.5</text:p>
              </table:table-cell>
              <table:table-cell office:value-type="float" office:value="30684">
                <text:p>30684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.5">
                <text:p>4.5</text:p>
              </table:table-cell>
              <table:table-cell office:value-type="float" office:value="24998">
                <text:p>2499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5">
                <text:p>4.5</text:p>
              </table:table-cell>
              <table:table-cell office:value-type="float" office:value="23337.5">
                <text:p>23337.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.5">
                <text:p>4.5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.5">
                <text:p>4.5</text:p>
              </table:table-cell>
              <table:table-cell office:value-type="float" office:value="23634.5">
                <text:p>23634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.5">
                <text:p>4.5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.5">
                <text:p>4.5</text:p>
              </table:table-cell>
              <table:table-cell office:value-type="float" office:value="27094">
                <text:p>27094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.5">
                <text:p>4.5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.5">
                <text:p>4.5</text:p>
              </table:table-cell>
              <table:table-cell office:value-type="float" office:value="27732">
                <text:p>2773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.5">
                <text:p>4.5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.5">
                <text:p>4.5</text:p>
              </table:table-cell>
              <table:table-cell office:value-type="float" office:value="20930.5">
                <text:p>20930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.5">
                <text:p>4.5</text:p>
              </table:table-cell>
              <table:table-cell office:value-type="float" office:value="23481.5">
                <text:p>23481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5">
                <text:p>4.5</text:p>
              </table:table-cell>
              <table:table-cell office:value-type="float" office:value="26212.5">
                <text:p>26212.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5">
                <text:p>4.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.5">
                <text:p>4.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.5">
                <text:p>4.5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.5">
                <text:p>4.5</text:p>
              </table:table-cell>
              <table:table-cell office:value-type="float" office:value="26995.5">
                <text:p>26995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.5">
                <text:p>4.5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5">
                <text:p>4.5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5">
                <text:p>4.5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.5">
                <text:p>4.5</text:p>
              </table:table-cell>
              <table:table-cell office:value-type="float" office:value="19259">
                <text:p>1925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.5">
                <text:p>4.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5">
                <text:p>4.5</text:p>
              </table:table-cell>
              <table:table-cell office:value-type="float" office:value="18327">
                <text:p>1832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4.5">
                <text:p>4.5</text:p>
              </table:table-cell>
              <table:table-cell office:value-type="float" office:value="26839.5">
                <text:p>26839.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5">
                <text:p>4.5</text:p>
              </table:table-cell>
              <table:table-cell office:value-type="float" office:value="21410.5">
                <text:p>21410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4.5">
                <text:p>4.5</text:p>
              </table:table-cell>
              <table:table-cell office:value-type="float" office:value="24548">
                <text:p>2454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.5">
                <text:p>4.5</text:p>
              </table:table-cell>
              <table:table-cell office:value-type="float" office:value="25857.5">
                <text:p>25857.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.5">
                <text:p>4.5</text:p>
              </table:table-cell>
              <table:table-cell office:value-type="float" office:value="27218">
                <text:p>272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5">
                <text:p>4.5</text:p>
              </table:table-cell>
              <table:table-cell office:value-type="float" office:value="28971">
                <text:p>2897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4.5">
                <text:p>4.5</text:p>
              </table:table-cell>
              <table:table-cell office:value-type="float" office:value="21327.5">
                <text:p>21327.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5">
                <text:p>4.5</text:p>
              </table:table-cell>
              <table:table-cell office:value-type="float" office:value="26230">
                <text:p>2623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4.5">
                <text:p>4.5</text:p>
              </table:table-cell>
              <table:table-cell office:value-type="float" office:value="23367.5">
                <text:p>23367.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4.5">
                <text:p>4.5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.5">
                <text:p>4.5</text:p>
              </table:table-cell>
              <table:table-cell office:value-type="float" office:value="23845.5">
                <text:p>23845.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.5">
                <text:p>4.5</text:p>
              </table:table-cell>
              <table:table-cell office:value-type="float" office:value="29883">
                <text:p>2988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5">
                <text:p>4.5</text:p>
              </table:table-cell>
              <table:table-cell office:value-type="float" office:value="27298.5">
                <text:p>27298.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.5">
                <text:p>4.5</text:p>
              </table:table-cell>
              <table:table-cell office:value-type="float" office:value="26919.5">
                <text:p>26919.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5">
                <text:p>4.5</text:p>
              </table:table-cell>
              <table:table-cell office:value-type="float" office:value="27147.5">
                <text:p>27147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.5">
                <text:p>4.5</text:p>
              </table:table-cell>
              <table:table-cell office:value-type="float" office:value="20488.5">
                <text:p>20488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5">
                <text:p>4.5</text:p>
              </table:table-cell>
              <table:table-cell office:value-type="float" office:value="23304.5">
                <text:p>23304.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5">
                <text:p>4.5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.5">
                <text:p>4.5</text:p>
              </table:table-cell>
              <table:table-cell office:value-type="float" office:value="24127.5">
                <text:p>24127.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5">
                <text:p>4.5</text:p>
              </table:table-cell>
              <table:table-cell office:value-type="float" office:value="24895.5">
                <text:p>24895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.5">
                <text:p>4.5</text:p>
              </table:table-cell>
              <table:table-cell office:value-type="float" office:value="22070.5">
                <text:p>22070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5">
                <text:p>4.5</text:p>
              </table:table-cell>
              <table:table-cell office:value-type="float" office:value="22588">
                <text:p>2258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.5">
                <text:p>4.5</text:p>
              </table:table-cell>
              <table:table-cell office:value-type="float" office:value="20373.5">
                <text:p>20373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5">
                <text:p>4.5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.5">
                <text:p>4.5</text:p>
              </table:table-cell>
              <table:table-cell office:value-type="float" office:value="26001.5">
                <text:p>26001.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.5">
                <text:p>4.5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5">
                <text:p>4.5</text:p>
              </table:table-cell>
              <table:table-cell office:value-type="float" office:value="27360">
                <text:p>2736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5">
                <text:p>4.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5">
                <text:p>4.5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.5">
                <text:p>4.5</text:p>
              </table:table-cell>
              <table:table-cell office:value-type="float" office:value="23946">
                <text:p>2394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.5">
                <text:p>4.5</text:p>
              </table:table-cell>
              <table:table-cell office:value-type="float" office:value="26227.5">
                <text:p>2622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.5">
                <text:p>4.5</text:p>
              </table:table-cell>
              <table:table-cell office:value-type="float" office:value="28791">
                <text:p>2879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5">
                <text:p>4.5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.5">
                <text:p>4.5</text:p>
              </table:table-cell>
              <table:table-cell office:value-type="float" office:value="25047">
                <text:p>2504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.5">
                <text:p>4.5</text:p>
              </table:table-cell>
              <table:table-cell office:value-type="float" office:value="23858">
                <text:p>2385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5">
                <text:p>4.5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.5">
                <text:p>4.5</text:p>
              </table:table-cell>
              <table:table-cell office:value-type="float" office:value="23651">
                <text:p>236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.5">
                <text:p>4.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5">
                <text:p>4.5</text:p>
              </table:table-cell>
              <table:table-cell office:value-type="float" office:value="21802">
                <text:p>2180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.5">
                <text:p>4.5</text:p>
              </table:table-cell>
              <table:table-cell office:value-type="float" office:value="23416.5">
                <text:p>23416.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5">
                <text:p>4.5</text:p>
              </table:table-cell>
              <table:table-cell office:value-type="float" office:value="26645.5">
                <text:p>26645.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4.5">
                <text:p>4.5</text:p>
              </table:table-cell>
              <table:table-cell office:value-type="float" office:value="23944.5">
                <text:p>23944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5">
                <text:p>4.5</text:p>
              </table:table-cell>
              <table:table-cell office:value-type="float" office:value="23451">
                <text:p>2345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.5">
                <text:p>4.5</text:p>
              </table:table-cell>
              <table:table-cell office:value-type="float" office:value="25775">
                <text:p>25775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.5">
                <text:p>4.5</text:p>
              </table:table-cell>
              <table:table-cell office:value-type="float" office:value="24818">
                <text:p>248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.5">
                <text:p>4.5</text:p>
              </table:table-cell>
              <table:table-cell office:value-type="float" office:value="22092.5">
                <text:p>22092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.5">
                <text:p>4.5</text:p>
              </table:table-cell>
              <table:table-cell office:value-type="float" office:value="23106.5">
                <text:p>23106.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5">
                <text:p>4.5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.5">
                <text:p>4.5</text:p>
              </table:table-cell>
              <table:table-cell office:value-type="float" office:value="24941.5">
                <text:p>24941.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.5">
                <text:p>4.5</text:p>
              </table:table-cell>
              <table:table-cell office:value-type="float" office:value="27530.5">
                <text:p>27530.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.5">
                <text:p>4.5</text:p>
              </table:table-cell>
              <table:table-cell office:value-type="float" office:value="23064.5">
                <text:p>23064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5">
                <text:p>4.5</text:p>
              </table:table-cell>
              <table:table-cell office:value-type="float" office:value="31867.5">
                <text:p>31867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.5">
                <text:p>4.5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.5">
                <text:p>4.5</text:p>
              </table:table-cell>
              <table:table-cell office:value-type="float" office:value="24247">
                <text:p>2424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5">
                <text:p>4.5</text:p>
              </table:table-cell>
              <table:table-cell office:value-type="float" office:value="24220.5">
                <text:p>24220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.5">
                <text:p>4.5</text:p>
              </table:table-cell>
              <table:table-cell office:value-type="float" office:value="24284.5">
                <text:p>24284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5">
                <text:p>4.5</text:p>
              </table:table-cell>
              <table:table-cell office:value-type="float" office:value="23440.5">
                <text:p>23440.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5">
                <text:p>4.5</text:p>
              </table:table-cell>
              <table:table-cell office:value-type="float" office:value="27231">
                <text:p>2723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.5">
                <text:p>4.5</text:p>
              </table:table-cell>
              <table:table-cell office:value-type="float" office:value="26846.5">
                <text:p>26846.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.5">
                <text:p>4.5</text:p>
              </table:table-cell>
              <table:table-cell office:value-type="float" office:value="26283">
                <text:p>2628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.5">
                <text:p>4.5</text:p>
              </table:table-cell>
              <table:table-cell office:value-type="float" office:value="21253.5">
                <text:p>21253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.5">
                <text:p>4.5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.5">
                <text:p>4.5</text:p>
              </table:table-cell>
              <table:table-cell office:value-type="float" office:value="26168.5">
                <text:p>26168.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5">
                <text:p>4.5</text:p>
              </table:table-cell>
              <table:table-cell office:value-type="float" office:value="28332">
                <text:p>2833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.5">
                <text:p>4.5</text:p>
              </table:table-cell>
              <table:table-cell office:value-type="float" office:value="28989">
                <text:p>2898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.5">
                <text:p>4.5</text:p>
              </table:table-cell>
              <table:table-cell office:value-type="float" office:value="27047">
                <text:p>27047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.5">
                <text:p>4.5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5">
                <text:p>4.5</text:p>
              </table:table-cell>
              <table:table-cell office:value-type="float" office:value="25854.5">
                <text:p>25854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.5">
                <text:p>4.5</text:p>
              </table:table-cell>
              <table:table-cell office:value-type="float" office:value="29981.5">
                <text:p>29981.5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5">
                <text:p>4.5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.5">
                <text:p>4.5</text:p>
              </table:table-cell>
              <table:table-cell office:value-type="float" office:value="24519">
                <text:p>2451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.5">
                <text:p>4.5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5">
                <text:p>4.5</text:p>
              </table:table-cell>
              <table:table-cell office:value-type="float" office:value="25716.5">
                <text:p>25716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5">
                <text:p>4.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.5">
                <text:p>4.5</text:p>
              </table:table-cell>
              <table:table-cell office:value-type="float" office:value="21618.5">
                <text:p>21618.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.5">
                <text:p>4.5</text:p>
              </table:table-cell>
              <table:table-cell office:value-type="float" office:value="24154">
                <text:p>2415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.5">
                <text:p>4.5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5">
                <text:p>4.5</text:p>
              </table:table-cell>
              <table:table-cell office:value-type="float" office:value="24918.5">
                <text:p>2491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.5">
                <text:p>4.5</text:p>
              </table:table-cell>
              <table:table-cell office:value-type="float" office:value="23603">
                <text:p>2360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.5">
                <text:p>4.5</text:p>
              </table:table-cell>
              <table:table-cell office:value-type="float" office:value="22449">
                <text:p>2244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.5">
                <text:p>4.5</text:p>
              </table:table-cell>
              <table:table-cell office:value-type="float" office:value="21021.5">
                <text:p>21021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.5">
                <text:p>4.5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5">
                <text:p>4.5</text:p>
              </table:table-cell>
              <table:table-cell office:value-type="float" office:value="24946.5">
                <text:p>24946.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.5">
                <text:p>4.5</text:p>
              </table:table-cell>
              <table:table-cell office:value-type="float" office:value="24035.5">
                <text:p>24035.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4.5">
                <text:p>4.5</text:p>
              </table:table-cell>
              <table:table-cell office:value-type="float" office:value="26725">
                <text:p>2672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.5">
                <text:p>4.5</text:p>
              </table:table-cell>
              <table:table-cell office:value-type="float" office:value="23696.5">
                <text:p>23696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4.5">
                <text:p>4.5</text:p>
              </table:table-cell>
              <table:table-cell office:value-type="float" office:value="23047">
                <text:p>2304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5">
                <text:p>4.5</text:p>
              </table:table-cell>
              <table:table-cell office:value-type="float" office:value="26362.5">
                <text:p>26362.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5">
                <text:p>4.5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">
                <text:p>5</text:p>
              </table:table-cell>
              <table:table-cell office:value-type="float" office:value="24715">
                <text:p>2471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5165">
                <text:p>2516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">
                <text:p>5</text:p>
              </table:table-cell>
              <table:table-cell office:value-type="float" office:value="22403">
                <text:p>2240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">
                <text:p>5</text:p>
              </table:table-cell>
              <table:table-cell office:value-type="float" office:value="24330.5">
                <text:p>2433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">
                <text:p>5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23542.5">
                <text:p>23542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">
                <text:p>5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">
                <text:p>5</text:p>
              </table:table-cell>
              <table:table-cell office:value-type="float" office:value="27395.5">
                <text:p>27395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1486">
                <text:p>21486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6130">
                <text:p>2613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20191.5">
                <text:p>20191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">
                <text:p>5</text:p>
              </table:table-cell>
              <table:table-cell office:value-type="float" office:value="28785">
                <text:p>2878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">
                <text:p>5</text:p>
              </table:table-cell>
              <table:table-cell office:value-type="float" office:value="20374">
                <text:p>2037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">
                <text:p>5</text:p>
              </table:table-cell>
              <table:table-cell office:value-type="float" office:value="18546">
                <text:p>185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">
                <text:p>5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">
                <text:p>5</text:p>
              </table:table-cell>
              <table:table-cell office:value-type="float" office:value="23379.5">
                <text:p>23379.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">
                <text:p>5</text:p>
              </table:table-cell>
              <table:table-cell office:value-type="float" office:value="24378">
                <text:p>2437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">
                <text:p>5</text:p>
              </table:table-cell>
              <table:table-cell office:value-type="float" office:value="25323.5">
                <text:p>25323.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">
                <text:p>5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">
                <text:p>5</text:p>
              </table:table-cell>
              <table:table-cell office:value-type="float" office:value="20859.5">
                <text:p>20859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">
                <text:p>5</text:p>
              </table:table-cell>
              <table:table-cell office:value-type="float" office:value="27866.5">
                <text:p>27866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">
                <text:p>5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">
                <text:p>5</text:p>
              </table:table-cell>
              <table:table-cell office:value-type="float" office:value="25000.5">
                <text:p>25000.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">
                <text:p>5</text:p>
              </table:table-cell>
              <table:table-cell office:value-type="float" office:value="19053">
                <text:p>1905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">
                <text:p>5</text:p>
              </table:table-cell>
              <table:table-cell office:value-type="float" office:value="23227">
                <text:p>2322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">
                <text:p>5</text:p>
              </table:table-cell>
              <table:table-cell office:value-type="float" office:value="22711.5">
                <text:p>22711.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">
                <text:p>5</text:p>
              </table:table-cell>
              <table:table-cell office:value-type="float" office:value="21779">
                <text:p>2177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">
                <text:p>5</text:p>
              </table:table-cell>
              <table:table-cell office:value-type="float" office:value="26115">
                <text:p>2611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">
                <text:p>5</text:p>
              </table:table-cell>
              <table:table-cell office:value-type="float" office:value="29383">
                <text:p>2938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">
                <text:p>5</text:p>
              </table:table-cell>
              <table:table-cell office:value-type="float" office:value="23409.5">
                <text:p>23409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">
                <text:p>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">
                <text:p>5</text:p>
              </table:table-cell>
              <table:table-cell office:value-type="float" office:value="25608">
                <text:p>2560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">
                <text:p>5</text:p>
              </table:table-cell>
              <table:table-cell office:value-type="float" office:value="24466">
                <text:p>2446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">
                <text:p>5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">
                <text:p>5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24858">
                <text:p>2485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">
                <text:p>5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">
                <text:p>5</text:p>
              </table:table-cell>
              <table:table-cell office:value-type="float" office:value="23898.5">
                <text:p>23898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">
                <text:p>5</text:p>
              </table:table-cell>
              <table:table-cell office:value-type="float" office:value="28138.5">
                <text:p>28138.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">
                <text:p>5</text:p>
              </table:table-cell>
              <table:table-cell office:value-type="float" office:value="22754">
                <text:p>2275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5">
                <text:p>5</text:p>
              </table:table-cell>
              <table:table-cell office:value-type="float" office:value="25160.5">
                <text:p>25160.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">
                <text:p>5</text:p>
              </table:table-cell>
              <table:table-cell office:value-type="float" office:value="23571.5">
                <text:p>23571.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">
                <text:p>5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5">
                <text:p>5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">
                <text:p>5</text:p>
              </table:table-cell>
              <table:table-cell office:value-type="float" office:value="24047">
                <text:p>2404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5">
                <text:p>5</text:p>
              </table:table-cell>
              <table:table-cell office:value-type="float" office:value="24396.5">
                <text:p>24396.5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5">
                <text:p>5</text:p>
              </table:table-cell>
              <table:table-cell office:value-type="float" office:value="24281.5">
                <text:p>24281.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5">
                <text:p>5</text:p>
              </table:table-cell>
              <table:table-cell office:value-type="float" office:value="26642.5">
                <text:p>26642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5">
                <text:p>5</text:p>
              </table:table-cell>
              <table:table-cell office:value-type="float" office:value="25961">
                <text:p>25961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">
                <text:p>5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5">
                <text:p>5</text:p>
              </table:table-cell>
              <table:table-cell office:value-type="float" office:value="25202">
                <text:p>252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5">
                <text:p>5</text:p>
              </table:table-cell>
              <table:table-cell office:value-type="float" office:value="26096.5">
                <text:p>26096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">
                <text:p>5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5">
                <text:p>5</text:p>
              </table:table-cell>
              <table:table-cell office:value-type="float" office:value="21517.5">
                <text:p>21517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">
                <text:p>5</text:p>
              </table:table-cell>
              <table:table-cell office:value-type="float" office:value="20212.5">
                <text:p>20212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5">
                <text:p>5</text:p>
              </table:table-cell>
              <table:table-cell office:value-type="float" office:value="22035.5">
                <text:p>22035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5">
                <text:p>5</text:p>
              </table:table-cell>
              <table:table-cell office:value-type="float" office:value="26569.5">
                <text:p>2656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5">
                <text:p>5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5">
                <text:p>5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5">
                <text:p>5</text:p>
              </table:table-cell>
              <table:table-cell office:value-type="float" office:value="23522.5">
                <text:p>23522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5">
                <text:p>5</text:p>
              </table:table-cell>
              <table:table-cell office:value-type="float" office:value="26032">
                <text:p>2603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5">
                <text:p>5</text:p>
              </table:table-cell>
              <table:table-cell office:value-type="float" office:value="24990">
                <text:p>2499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5">
                <text:p>5</text:p>
              </table:table-cell>
              <table:table-cell office:value-type="float" office:value="26835.5">
                <text:p>26835.5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5">
                <text:p>5</text:p>
              </table:table-cell>
              <table:table-cell office:value-type="float" office:value="22058.5">
                <text:p>22058.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5">
                <text:p>5</text:p>
              </table:table-cell>
              <table:table-cell office:value-type="float" office:value="22197.5">
                <text:p>22197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5">
                <text:p>5</text:p>
              </table:table-cell>
              <table:table-cell office:value-type="float" office:value="28241.5">
                <text:p>28241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5">
                <text:p>5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5">
                <text:p>5</text:p>
              </table:table-cell>
              <table:table-cell office:value-type="float" office:value="27879">
                <text:p>27879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5">
                <text:p>5</text:p>
              </table:table-cell>
              <table:table-cell office:value-type="float" office:value="24909.5">
                <text:p>24909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5">
                <text:p>5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5">
                <text:p>5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5">
                <text:p>5</text:p>
              </table:table-cell>
              <table:table-cell office:value-type="float" office:value="27050.5">
                <text:p>27050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5">
                <text:p>5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5">
                <text:p>5</text:p>
              </table:table-cell>
              <table:table-cell office:value-type="float" office:value="24385">
                <text:p>2438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5">
                <text:p>5</text:p>
              </table:table-cell>
              <table:table-cell office:value-type="float" office:value="24739">
                <text:p>2473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5">
                <text:p>5</text:p>
              </table:table-cell>
              <table:table-cell office:value-type="float" office:value="23338.5">
                <text:p>23338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5">
                <text:p>5</text:p>
              </table:table-cell>
              <table:table-cell office:value-type="float" office:value="23377.5">
                <text:p>23377.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">
                <text:p>5</text:p>
              </table:table-cell>
              <table:table-cell office:value-type="float" office:value="21691.5">
                <text:p>21691.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5">
                <text:p>5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5">
                <text:p>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5">
                <text:p>5</text:p>
              </table:table-cell>
              <table:table-cell office:value-type="float" office:value="26334">
                <text:p>26334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5">
                <text:p>5</text:p>
              </table:table-cell>
              <table:table-cell office:value-type="float" office:value="22810">
                <text:p>2281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5">
                <text:p>5</text:p>
              </table:table-cell>
              <table:table-cell office:value-type="float" office:value="24450">
                <text:p>2445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5">
                <text:p>5</text:p>
              </table:table-cell>
              <table:table-cell office:value-type="float" office:value="23122.5">
                <text:p>23122.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5">
                <text:p>5</text:p>
              </table:table-cell>
              <table:table-cell office:value-type="float" office:value="22132">
                <text:p>2213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5">
                <text:p>5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5">
                <text:p>5</text:p>
              </table:table-cell>
              <table:table-cell office:value-type="float" office:value="24083">
                <text:p>2408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5">
                <text:p>5</text:p>
              </table:table-cell>
              <table:table-cell office:value-type="float" office:value="23219.5">
                <text:p>23219.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5">
                <text:p>5</text:p>
              </table:table-cell>
              <table:table-cell office:value-type="float" office:value="20544">
                <text:p>2054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5">
                <text:p>5</text:p>
              </table:table-cell>
              <table:table-cell office:value-type="float" office:value="27533.5">
                <text:p>27533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5">
                <text:p>5</text:p>
              </table:table-cell>
              <table:table-cell office:value-type="float" office:value="22074.5">
                <text:p>22074.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5">
                <text:p>5</text:p>
              </table:table-cell>
              <table:table-cell office:value-type="float" office:value="21265.5">
                <text:p>21265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5">
                <text:p>5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5">
                <text:p>5</text:p>
              </table:table-cell>
              <table:table-cell office:value-type="float" office:value="26173.5">
                <text:p>26173.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5">
                <text:p>5</text:p>
              </table:table-cell>
              <table:table-cell office:value-type="float" office:value="23294.5">
                <text:p>23294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5">
                <text:p>5</text:p>
              </table:table-cell>
              <table:table-cell office:value-type="float" office:value="27676.5">
                <text:p>27676.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5">
                <text:p>5</text:p>
              </table:table-cell>
              <table:table-cell office:value-type="float" office:value="21031.5">
                <text:p>21031.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5">
                <text:p>5</text:p>
              </table:table-cell>
              <table:table-cell office:value-type="float" office:value="24933">
                <text:p>24933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5">
                <text:p>5</text:p>
              </table:table-cell>
              <table:table-cell office:value-type="float" office:value="20421.5">
                <text:p>20421.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5">
                <text:p>5</text:p>
              </table:table-cell>
              <table:table-cell office:value-type="float" office:value="26605">
                <text:p>2660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5">
                <text:p>5</text:p>
              </table:table-cell>
              <table:table-cell office:value-type="float" office:value="27106.5">
                <text:p>27106.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">
                <text:p>5</text:p>
              </table:table-cell>
              <table:table-cell office:value-type="float" office:value="26436.5">
                <text:p>26436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5">
                <text:p>5</text:p>
              </table:table-cell>
              <table:table-cell office:value-type="float" office:value="27395">
                <text:p>27395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5">
                <text:p>5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5">
                <text:p>5</text:p>
              </table:table-cell>
              <table:table-cell office:value-type="float" office:value="27799">
                <text:p>2779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5">
                <text:p>5</text:p>
              </table:table-cell>
              <table:table-cell office:value-type="float" office:value="28232">
                <text:p>28232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5">
                <text:p>5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5">
                <text:p>5</text:p>
              </table:table-cell>
              <table:table-cell office:value-type="float" office:value="26621">
                <text:p>2662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  <table:table-cell office:value-type="float" office:value="25894.5">
                <text:p>25894.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5">
                <text:p>5</text:p>
              </table:table-cell>
              <table:table-cell office:value-type="float" office:value="22964.5">
                <text:p>22964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5">
                <text:p>5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5">
                <text:p>5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5">
                <text:p>5</text:p>
              </table:table-cell>
              <table:table-cell office:value-type="float" office:value="19536.5">
                <text:p>19536.5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">
                <text:p>5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5">
                <text:p>5</text:p>
              </table:table-cell>
              <table:table-cell office:value-type="float" office:value="25793.5">
                <text:p>25793.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5">
                <text:p>5</text:p>
              </table:table-cell>
              <table:table-cell office:value-type="float" office:value="22758.5">
                <text:p>22758.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5">
                <text:p>5</text:p>
              </table:table-cell>
              <table:table-cell office:value-type="float" office:value="25835.5">
                <text:p>25835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5">
                <text:p>5</text:p>
              </table:table-cell>
              <table:table-cell office:value-type="float" office:value="23774.5">
                <text:p>2377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5">
                <text:p>5</text:p>
              </table:table-cell>
              <table:table-cell office:value-type="float" office:value="23388.5">
                <text:p>23388.5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">
                <text:p>5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5">
                <text:p>5</text:p>
              </table:table-cell>
              <table:table-cell office:value-type="float" office:value="27618.5">
                <text:p>27618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5">
                <text:p>5</text:p>
              </table:table-cell>
              <table:table-cell office:value-type="float" office:value="24276">
                <text:p>24276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5">
                <text:p>5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5">
                <text:p>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5">
                <text:p>5</text:p>
              </table:table-cell>
              <table:table-cell office:value-type="float" office:value="23254.5">
                <text:p>23254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">
                <text:p>5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5">
                <text:p>5</text:p>
              </table:table-cell>
              <table:table-cell office:value-type="float" office:value="27941.5">
                <text:p>27941.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5">
                <text:p>5</text:p>
              </table:table-cell>
              <table:table-cell office:value-type="float" office:value="27213.5">
                <text:p>27213.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5">
                <text:p>5</text:p>
              </table:table-cell>
              <table:table-cell office:value-type="float" office:value="24329">
                <text:p>24329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5">
                <text:p>5</text:p>
              </table:table-cell>
              <table:table-cell office:value-type="float" office:value="25411.5">
                <text:p>25411.5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5">
                <text:p>5</text:p>
              </table:table-cell>
              <table:table-cell office:value-type="float" office:value="27121">
                <text:p>27121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">
                <text:p>5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5">
                <text:p>5</text:p>
              </table:table-cell>
              <table:table-cell office:value-type="float" office:value="23374">
                <text:p>23374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5">
                <text:p>5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5">
                <text:p>5</text:p>
              </table:table-cell>
              <table:table-cell office:value-type="float" office:value="25771.5">
                <text:p>25771.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5">
                <text:p>5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5">
                <text:p>5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5">
                <text:p>5</text:p>
              </table:table-cell>
              <table:table-cell office:value-type="float" office:value="32249.5">
                <text:p>32249.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">
                <text:p>5</text:p>
              </table:table-cell>
              <table:table-cell office:value-type="float" office:value="27208">
                <text:p>2720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5">
                <text:p>5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5">
                <text:p>5</text:p>
              </table:table-cell>
              <table:table-cell office:value-type="float" office:value="24854.5">
                <text:p>24854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5">
                <text:p>5</text:p>
              </table:table-cell>
              <table:table-cell office:value-type="float" office:value="27715">
                <text:p>27715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5">
                <text:p>5</text:p>
              </table:table-cell>
              <table:table-cell office:value-type="float" office:value="27301">
                <text:p>2730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5">
                <text:p>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5">
                <text:p>5</text:p>
              </table:table-cell>
              <table:table-cell office:value-type="float" office:value="23907.5">
                <text:p>23907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5">
                <text:p>5</text:p>
              </table:table-cell>
              <table:table-cell office:value-type="float" office:value="26754.5">
                <text:p>26754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5">
                <text:p>5</text:p>
              </table:table-cell>
              <table:table-cell office:value-type="float" office:value="22681">
                <text:p>22681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5">
                <text:p>5</text:p>
              </table:table-cell>
              <table:table-cell office:value-type="float" office:value="25227.5">
                <text:p>25227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5">
                <text:p>5</text:p>
              </table:table-cell>
              <table:table-cell office:value-type="float" office:value="28856.5">
                <text:p>28856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5">
                <text:p>5</text:p>
              </table:table-cell>
              <table:table-cell office:value-type="float" office:value="24789.5">
                <text:p>24789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">
                <text:p>5</text:p>
              </table:table-cell>
              <table:table-cell office:value-type="float" office:value="22799.5">
                <text:p>22799.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5">
                <text:p>5</text:p>
              </table:table-cell>
              <table:table-cell office:value-type="float" office:value="28521">
                <text:p>28521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5">
                <text:p>5</text:p>
              </table:table-cell>
              <table:table-cell office:value-type="float" office:value="28081">
                <text:p>28081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5">
                <text:p>5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5">
                <text:p>5</text:p>
              </table:table-cell>
              <table:table-cell office:value-type="float" office:value="23680">
                <text:p>2368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5">
                <text:p>5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5">
                <text:p>5</text:p>
              </table:table-cell>
              <table:table-cell office:value-type="float" office:value="26744.5">
                <text:p>26744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5">
                <text:p>5</text:p>
              </table:table-cell>
              <table:table-cell office:value-type="float" office:value="21975.5">
                <text:p>21975.5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5">
                <text:p>5</text:p>
              </table:table-cell>
              <table:table-cell office:value-type="float" office:value="26301">
                <text:p>26301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5">
                <text:p>5</text:p>
              </table:table-cell>
              <table:table-cell office:value-type="float" office:value="20219.5">
                <text:p>20219.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5">
                <text:p>5</text:p>
              </table:table-cell>
              <table:table-cell office:value-type="float" office:value="22359.5">
                <text:p>22359.5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5">
                <text:p>5</text:p>
              </table:table-cell>
              <table:table-cell office:value-type="float" office:value="23002.5">
                <text:p>23002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5">
                <text:p>5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5">
                <text:p>5</text:p>
              </table:table-cell>
              <table:table-cell office:value-type="float" office:value="25948.5">
                <text:p>25948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5">
                <text:p>5</text:p>
              </table:table-cell>
              <table:table-cell office:value-type="float" office:value="24691.5">
                <text:p>24691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5">
                <text:p>5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5">
                <text:p>5</text:p>
              </table:table-cell>
              <table:table-cell office:value-type="float" office:value="24817.5">
                <text:p>24817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">
                <text:p>5</text:p>
              </table:table-cell>
              <table:table-cell office:value-type="float" office:value="31094.5">
                <text:p>31094.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5">
                <text:p>5</text:p>
              </table:table-cell>
              <table:table-cell office:value-type="float" office:value="27033.5">
                <text:p>27033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5">
                <text:p>5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5">
                <text:p>5</text:p>
              </table:table-cell>
              <table:table-cell office:value-type="float" office:value="22025.5">
                <text:p>2202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5">
                <text:p>5</text:p>
              </table:table-cell>
              <table:table-cell office:value-type="float" office:value="25968.5">
                <text:p>25968.5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5">
                <text:p>5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5">
                <text:p>5</text:p>
              </table:table-cell>
              <table:table-cell office:value-type="float" office:value="29140.5">
                <text:p>29140.5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5">
                <text:p>5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5">
                <text:p>5</text:p>
              </table:table-cell>
              <table:table-cell office:value-type="float" office:value="24206.5">
                <text:p>24206.5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5">
                <text:p>5</text:p>
              </table:table-cell>
              <table:table-cell office:value-type="float" office:value="21125.5">
                <text:p>21125.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  <table:table-cell office:value-type="float" office:value="23948.5">
                <text:p>23948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5">
                <text:p>5</text:p>
              </table:table-cell>
              <table:table-cell office:value-type="float" office:value="27418.5">
                <text:p>2741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5">
                <text:p>5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5">
                <text:p>5</text:p>
              </table:table-cell>
              <table:table-cell office:value-type="float" office:value="25236">
                <text:p>25236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5">
                <text:p>5</text:p>
              </table:table-cell>
              <table:table-cell office:value-type="float" office:value="27336">
                <text:p>27336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5">
                <text:p>5</text:p>
              </table:table-cell>
              <table:table-cell office:value-type="float" office:value="22739.5">
                <text:p>22739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5">
                <text:p>5</text:p>
              </table:table-cell>
              <table:table-cell office:value-type="float" office:value="24168.5">
                <text:p>24168.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5">
                <text:p>5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5">
                <text:p>5</text:p>
              </table:table-cell>
              <table:table-cell office:value-type="float" office:value="24117">
                <text:p>24117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5">
                <text:p>5</text:p>
              </table:table-cell>
              <table:table-cell office:value-type="float" office:value="25646">
                <text:p>2564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5">
                <text:p>5</text:p>
              </table:table-cell>
              <table:table-cell office:value-type="float" office:value="23929">
                <text:p>2392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5">
                <text:p>5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5">
                <text:p>5</text:p>
              </table:table-cell>
              <table:table-cell office:value-type="float" office:value="23604.5">
                <text:p>2360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5">
                <text:p>5</text:p>
              </table:table-cell>
              <table:table-cell office:value-type="float" office:value="23380">
                <text:p>2338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5">
                <text:p>5</text:p>
              </table:table-cell>
              <table:table-cell office:value-type="float" office:value="23788.5">
                <text:p>23788.5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5">
                <text:p>5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5">
                <text:p>5</text:p>
              </table:table-cell>
              <table:table-cell office:value-type="float" office:value="24106">
                <text:p>24106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5">
                <text:p>5</text:p>
              </table:table-cell>
              <table:table-cell office:value-type="float" office:value="23074.5">
                <text:p>23074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5">
                <text:p>5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5">
                <text:p>5</text:p>
              </table:table-cell>
              <table:table-cell office:value-type="float" office:value="27543">
                <text:p>2754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5">
                <text:p>5</text:p>
              </table:table-cell>
              <table:table-cell office:value-type="float" office:value="22860">
                <text:p>2286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5">
                <text:p>5</text:p>
              </table:table-cell>
              <table:table-cell office:value-type="float" office:value="22427.5">
                <text:p>22427.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5">
                <text:p>5</text:p>
              </table:table-cell>
              <table:table-cell office:value-type="float" office:value="28920.5">
                <text:p>28920.5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  <table:table-cell office:value-type="float" office:value="22410">
                <text:p>2241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5">
                <text:p>5</text:p>
              </table:table-cell>
              <table:table-cell office:value-type="float" office:value="28385">
                <text:p>2838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5">
                <text:p>5</text:p>
              </table:table-cell>
              <table:table-cell office:value-type="float" office:value="33723.5">
                <text:p>33723.5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5">
                <text:p>5</text:p>
              </table:table-cell>
              <table:table-cell office:value-type="float" office:value="22446">
                <text:p>22446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5">
                <text:p>5</text:p>
              </table:table-cell>
              <table:table-cell office:value-type="float" office:value="26381.5">
                <text:p>26381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5">
                <text:p>5</text:p>
              </table:table-cell>
              <table:table-cell office:value-type="float" office:value="27313.5">
                <text:p>27313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5">
                <text:p>5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5">
                <text:p>5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5">
                <text:p>5</text:p>
              </table:table-cell>
              <table:table-cell office:value-type="float" office:value="18876.5">
                <text:p>18876.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5">
                <text:p>5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5">
                <text:p>5</text:p>
              </table:table-cell>
              <table:table-cell office:value-type="float" office:value="23959.5">
                <text:p>23959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5">
                <text:p>5</text:p>
              </table:table-cell>
              <table:table-cell office:value-type="float" office:value="28455.5">
                <text:p>28455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5">
                <text:p>5</text:p>
              </table:table-cell>
              <table:table-cell office:value-type="float" office:value="23604">
                <text:p>2360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5">
                <text:p>5</text:p>
              </table:table-cell>
              <table:table-cell office:value-type="float" office:value="23553.5">
                <text:p>23553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  <table:table-cell office:value-type="float" office:value="25937.5">
                <text:p>25937.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  <table:table-cell office:value-type="float" office:value="26181">
                <text:p>2618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5">
                <text:p>5</text:p>
              </table:table-cell>
              <table:table-cell office:value-type="float" office:value="24671.5">
                <text:p>24671.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">
                <text:p>5</text:p>
              </table:table-cell>
              <table:table-cell office:value-type="float" office:value="27032.5">
                <text:p>27032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5">
                <text:p>5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">
                <text:p>5</text:p>
              </table:table-cell>
              <table:table-cell office:value-type="float" office:value="29745.5">
                <text:p>29745.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5">
                <text:p>5</text:p>
              </table:table-cell>
              <table:table-cell office:value-type="float" office:value="26048">
                <text:p>26048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5">
                <text:p>5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5">
                <text:p>5</text:p>
              </table:table-cell>
              <table:table-cell office:value-type="float" office:value="21336.5">
                <text:p>21336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25405">
                <text:p>2540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5">
                <text:p>5</text:p>
              </table:table-cell>
              <table:table-cell office:value-type="float" office:value="25931">
                <text:p>25931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5">
                <text:p>5</text:p>
              </table:table-cell>
              <table:table-cell office:value-type="float" office:value="21830.5">
                <text:p>21830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5">
                <text:p>5</text:p>
              </table:table-cell>
              <table:table-cell office:value-type="float" office:value="22682.5">
                <text:p>22682.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5">
                <text:p>5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5">
                <text:p>5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5">
                <text:p>5</text:p>
              </table:table-cell>
              <table:table-cell office:value-type="float" office:value="24681.5">
                <text:p>24681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5">
                <text:p>5</text:p>
              </table:table-cell>
              <table:table-cell office:value-type="float" office:value="27868">
                <text:p>2786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5">
                <text:p>5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5">
                <text:p>5</text:p>
              </table:table-cell>
              <table:table-cell office:value-type="float" office:value="29661.5">
                <text:p>29661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5">
                <text:p>5</text:p>
              </table:table-cell>
              <table:table-cell office:value-type="float" office:value="24544.5">
                <text:p>24544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5">
                <text:p>5</text:p>
              </table:table-cell>
              <table:table-cell office:value-type="float" office:value="27134.5">
                <text:p>27134.5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5">
                <text:p>5</text:p>
              </table:table-cell>
              <table:table-cell office:value-type="float" office:value="21146.5">
                <text:p>21146.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">
                <text:p>5</text:p>
              </table:table-cell>
              <table:table-cell office:value-type="float" office:value="23931.5">
                <text:p>23931.5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5">
                <text:p>5</text:p>
              </table:table-cell>
              <table:table-cell office:value-type="float" office:value="25490.5">
                <text:p>2549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